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7.331cm"/>
    </style:style>
    <style:style style:name="co6" style:family="table-column">
      <style:table-column-properties fo:break-before="auto" style:column-width="8.285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1.536cm"/>
    </style:style>
    <style:style style:name="co9" style:family="table-column">
      <style:table-column-properties fo:break-before="auto" style:column-width="1.51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_n</text:p>
          </table:table-cell>
          <table:table-cell office:value-type="string" calcext:value-type="string">
            <text:p>decimalLongitude</text:p>
          </table:table-cell>
          <table:table-cell office:value-type="string" calcext:value-type="string">
            <text:p>decimalLatitud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cientificNam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82.57671" calcext:value-type="float">
            <text:p>-82.57671</text:p>
          </table:table-cell>
          <table:table-cell office:value-type="float" office:value="35.202917" calcext:value-type="float">
            <text:p>35.202917</text:p>
          </table:table-cell>
          <table:table-cell office:value-type="string" calcext:value-type="string">
            <text:p>https://www.gbif.org/occurrence/2596154211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82.718627" calcext:value-type="float">
            <text:p>-82.718627</text:p>
          </table:table-cell>
          <table:table-cell office:value-type="float" office:value="35.089694" calcext:value-type="float">
            <text:p>35.089694</text:p>
          </table:table-cell>
          <table:table-cell office:value-type="string" calcext:value-type="string">
            <text:p>https://www.gbif.org/occurrence/260338639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83.00483" calcext:value-type="float">
            <text:p>-83.00483</text:p>
          </table:table-cell>
          <table:table-cell office:value-type="float" office:value="35.110178" calcext:value-type="float">
            <text:p>35.110178</text:p>
          </table:table-cell>
          <table:table-cell office:value-type="string" calcext:value-type="string">
            <text:p>https://www.gbif.org/occurrence/260341305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75.558971" calcext:value-type="float">
            <text:p>-75.558971</text:p>
          </table:table-cell>
          <table:table-cell office:value-type="float" office:value="38.828432" calcext:value-type="float">
            <text:p>38.828432</text:p>
          </table:table-cell>
          <table:table-cell office:value-type="string" calcext:value-type="string">
            <text:p>https://www.gbif.org/occurrence/260919769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74.542094" calcext:value-type="float">
            <text:p>-74.542094</text:p>
          </table:table-cell>
          <table:table-cell office:value-type="float" office:value="39.68523" calcext:value-type="float">
            <text:p>39.68523</text:p>
          </table:table-cell>
          <table:table-cell office:value-type="string" calcext:value-type="string">
            <text:p>https://www.gbif.org/occurrence/262619024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-82.748442" calcext:value-type="float">
            <text:p>-82.748442</text:p>
          </table:table-cell>
          <table:table-cell office:value-type="float" office:value="35.061556" calcext:value-type="float">
            <text:p>35.061556</text:p>
          </table:table-cell>
          <table:table-cell office:value-type="string" calcext:value-type="string">
            <text:p>https://www.gbif.org/occurrence/262649813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82.746403" calcext:value-type="float">
            <text:p>-82.746403</text:p>
          </table:table-cell>
          <table:table-cell office:value-type="float" office:value="35.064615" calcext:value-type="float">
            <text:p>35.064615</text:p>
          </table:table-cell>
          <table:table-cell office:value-type="string" calcext:value-type="string">
            <text:p>https://www.gbif.org/occurrence/223691486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82.668195" calcext:value-type="float">
            <text:p>-82.668195</text:p>
          </table:table-cell>
          <table:table-cell office:value-type="float" office:value="35.037788" calcext:value-type="float">
            <text:p>35.037788</text:p>
          </table:table-cell>
          <table:table-cell office:value-type="string" calcext:value-type="string">
            <text:p>https://www.gbif.org/occurrence/223750817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-71.068253" calcext:value-type="float">
            <text:p>-71.068253</text:p>
          </table:table-cell>
          <table:table-cell office:value-type="float" office:value="42.574474" calcext:value-type="float">
            <text:p>42.574474</text:p>
          </table:table-cell>
          <table:table-cell office:value-type="string" calcext:value-type="string">
            <text:p>https://www.gbif.org/occurrence/245171461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83.128007" calcext:value-type="float">
            <text:p>-83.128007</text:p>
          </table:table-cell>
          <table:table-cell office:value-type="float" office:value="35.125903" calcext:value-type="float">
            <text:p>35.125903</text:p>
          </table:table-cell>
          <table:table-cell office:value-type="string" calcext:value-type="string">
            <text:p>https://www.gbif.org/occurrence/226589240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-83.111173" calcext:value-type="float">
            <text:p>-83.111173</text:p>
          </table:table-cell>
          <table:table-cell office:value-type="float" office:value="35.104832" calcext:value-type="float">
            <text:p>35.104832</text:p>
          </table:table-cell>
          <table:table-cell office:value-type="string" calcext:value-type="string">
            <text:p>https://www.gbif.org/occurrence/244791942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-83.199466" calcext:value-type="float">
            <text:p>-83.199466</text:p>
          </table:table-cell>
          <table:table-cell office:value-type="float" office:value="35.16533" calcext:value-type="float">
            <text:p>35.16533</text:p>
          </table:table-cell>
          <table:table-cell office:value-type="string" calcext:value-type="string">
            <text:p>https://www.gbif.org/occurrence/183831773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-78.811232" calcext:value-type="float">
            <text:p>-78.811232</text:p>
          </table:table-cell>
          <table:table-cell office:value-type="float" office:value="37.878158" calcext:value-type="float">
            <text:p>37.878158</text:p>
          </table:table-cell>
          <table:table-cell office:value-type="string" calcext:value-type="string">
            <text:p>https://www.gbif.org/occurrence/184749229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-82.708884" calcext:value-type="float">
            <text:p>-82.708884</text:p>
          </table:table-cell>
          <table:table-cell office:value-type="float" office:value="35.242154" calcext:value-type="float">
            <text:p>35.242154</text:p>
          </table:table-cell>
          <table:table-cell office:value-type="string" calcext:value-type="string">
            <text:p>https://www.gbif.org/occurrence/188049674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-75.482044" calcext:value-type="float">
            <text:p>-75.482044</text:p>
          </table:table-cell>
          <table:table-cell office:value-type="float" office:value="38.857072" calcext:value-type="float">
            <text:p>38.857072</text:p>
          </table:table-cell>
          <table:table-cell office:value-type="string" calcext:value-type="string">
            <text:p>https://www.gbif.org/occurrence/235044864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-82.694692" calcext:value-type="float">
            <text:p>-82.694692</text:p>
          </table:table-cell>
          <table:table-cell office:value-type="float" office:value="35.201394" calcext:value-type="float">
            <text:p>35.201394</text:p>
          </table:table-cell>
          <table:table-cell office:value-type="string" calcext:value-type="string">
            <text:p>https://www.gbif.org/occurrence/257378293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-82.61466" calcext:value-type="float">
            <text:p>-82.61466</text:p>
          </table:table-cell>
          <table:table-cell office:value-type="float" office:value="35.232537" calcext:value-type="float">
            <text:p>35.232537</text:p>
          </table:table-cell>
          <table:table-cell office:value-type="string" calcext:value-type="string">
            <text:p>https://www.gbif.org/occurrence/259643916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-75.374005" calcext:value-type="float">
            <text:p>-75.374005</text:p>
          </table:table-cell>
          <table:table-cell office:value-type="float" office:value="39.430358" calcext:value-type="float">
            <text:p>39.430358</text:p>
          </table:table-cell>
          <table:table-cell office:value-type="string" calcext:value-type="string">
            <text:p>https://www.gbif.org/occurrence/225182544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-82.634122" calcext:value-type="float">
            <text:p>-82.634122</text:p>
          </table:table-cell>
          <table:table-cell office:value-type="float" office:value="35.295072" calcext:value-type="float">
            <text:p>35.295072</text:p>
          </table:table-cell>
          <table:table-cell office:value-type="string" calcext:value-type="string">
            <text:p>https://www.gbif.org/occurrence/150033516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-82.764905" calcext:value-type="float">
            <text:p>-82.764905</text:p>
          </table:table-cell>
          <table:table-cell office:value-type="float" office:value="35.181609" calcext:value-type="float">
            <text:p>35.181609</text:p>
          </table:table-cell>
          <table:table-cell office:value-type="string" calcext:value-type="string">
            <text:p>https://www.gbif.org/occurrence/180537641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-82.363352" calcext:value-type="float">
            <text:p>-82.363352</text:p>
          </table:table-cell>
          <table:table-cell office:value-type="float" office:value="34.946855" calcext:value-type="float">
            <text:p>34.946855</text:p>
          </table:table-cell>
          <table:table-cell office:value-type="string" calcext:value-type="string">
            <text:p>https://www.gbif.org/occurrence/1805384029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-82.754466" calcext:value-type="float">
            <text:p>-82.754466</text:p>
          </table:table-cell>
          <table:table-cell office:value-type="float" office:value="35.282826" calcext:value-type="float">
            <text:p>35.282826</text:p>
          </table:table-cell>
          <table:table-cell office:value-type="string" calcext:value-type="string">
            <text:p>https://www.gbif.org/occurrence/260928121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-76.668084" calcext:value-type="float">
            <text:p>-76.668084</text:p>
          </table:table-cell>
          <table:table-cell office:value-type="float" office:value="39.158101" calcext:value-type="float">
            <text:p>39.158101</text:p>
          </table:table-cell>
          <table:table-cell office:value-type="string" calcext:value-type="string">
            <text:p>https://www.gbif.org/occurrence/199044367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-82.781463" calcext:value-type="float">
            <text:p>-82.781463</text:p>
          </table:table-cell>
          <table:table-cell office:value-type="float" office:value="35.031812" calcext:value-type="float">
            <text:p>35.031812</text:p>
          </table:table-cell>
          <table:table-cell office:value-type="string" calcext:value-type="string">
            <text:p>https://www.gbif.org/occurrence/2573794301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-75.017127" calcext:value-type="float">
            <text:p>-75.017127</text:p>
          </table:table-cell>
          <table:table-cell office:value-type="float" office:value="39.447662" calcext:value-type="float">
            <text:p>39.447662</text:p>
          </table:table-cell>
          <table:table-cell office:value-type="string" calcext:value-type="string">
            <text:p>https://www.gbif.org/occurrence/157106231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-76.585643" calcext:value-type="float">
            <text:p>-76.585643</text:p>
          </table:table-cell>
          <table:table-cell office:value-type="float" office:value="39.070183" calcext:value-type="float">
            <text:p>39.070183</text:p>
          </table:table-cell>
          <table:table-cell office:value-type="string" calcext:value-type="string">
            <text:p>https://www.gbif.org/occurrence/89114634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-74.318304" calcext:value-type="float">
            <text:p>-74.318304</text:p>
          </table:table-cell>
          <table:table-cell office:value-type="float" office:value="40.051295" calcext:value-type="float">
            <text:p>40.051295</text:p>
          </table:table-cell>
          <table:table-cell office:value-type="string" calcext:value-type="string">
            <text:p>https://www.gbif.org/occurrence/199374612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-76.493634" calcext:value-type="float">
            <text:p>-76.493634</text:p>
          </table:table-cell>
          <table:table-cell office:value-type="float" office:value="39.087696" calcext:value-type="float">
            <text:p>39.087696</text:p>
          </table:table-cell>
          <table:table-cell office:value-type="string" calcext:value-type="string">
            <text:p>https://www.gbif.org/occurrence/225184692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-74.188012" calcext:value-type="float">
            <text:p>-74.188012</text:p>
          </table:table-cell>
          <table:table-cell office:value-type="float" office:value="40.124435" calcext:value-type="float">
            <text:p>40.124435</text:p>
          </table:table-cell>
          <table:table-cell office:value-type="string" calcext:value-type="string">
            <text:p>https://www.gbif.org/occurrence/199374604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-82.786816" calcext:value-type="float">
            <text:p>-82.786816</text:p>
          </table:table-cell>
          <table:table-cell office:value-type="float" office:value="35.380221" calcext:value-type="float">
            <text:p>35.380221</text:p>
          </table:table-cell>
          <table:table-cell office:value-type="string" calcext:value-type="string">
            <text:p>https://www.gbif.org/occurrence/185095532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-78.821364" calcext:value-type="float">
            <text:p>-78.821364</text:p>
          </table:table-cell>
          <table:table-cell office:value-type="float" office:value="37.924166" calcext:value-type="float">
            <text:p>37.924166</text:p>
          </table:table-cell>
          <table:table-cell office:value-type="string" calcext:value-type="string">
            <text:p>https://www.gbif.org/occurrence/246014322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-78.855031" calcext:value-type="float">
            <text:p>-78.855031</text:p>
          </table:table-cell>
          <table:table-cell office:value-type="float" office:value="37.826317" calcext:value-type="float">
            <text:p>37.826317</text:p>
          </table:table-cell>
          <table:table-cell office:value-type="string" calcext:value-type="string">
            <text:p>https://www.gbif.org/occurrence/246015137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-83.25" calcext:value-type="float">
            <text:p>-83.25</text:p>
          </table:table-cell>
          <table:table-cell office:value-type="float" office:value="35.46666" calcext:value-type="float">
            <text:p>35.46666</text:p>
          </table:table-cell>
          <table:table-cell office:value-type="string" calcext:value-type="string">
            <text:p>https://www.gbif.org/occurrence/125860372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-83.25" calcext:value-type="float">
            <text:p>-83.25</text:p>
          </table:table-cell>
          <table:table-cell office:value-type="float" office:value="35.46666" calcext:value-type="float">
            <text:p>35.46666</text:p>
          </table:table-cell>
          <table:table-cell office:value-type="string" calcext:value-type="string">
            <text:p>https://www.gbif.org/occurrence/125863042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-74.316407" calcext:value-type="float">
            <text:p>-74.316407</text:p>
          </table:table-cell>
          <table:table-cell office:value-type="float" office:value="40.013969" calcext:value-type="float">
            <text:p>40.013969</text:p>
          </table:table-cell>
          <table:table-cell office:value-type="string" calcext:value-type="string">
            <text:p>https://www.gbif.org/occurrence/192915315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-74.996287" calcext:value-type="float">
            <text:p>-74.996287</text:p>
          </table:table-cell>
          <table:table-cell office:value-type="float" office:value="39.821752" calcext:value-type="float">
            <text:p>39.821752</text:p>
          </table:table-cell>
          <table:table-cell office:value-type="string" calcext:value-type="string">
            <text:p>https://www.gbif.org/occurrence/192990745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-75.258146" calcext:value-type="float">
            <text:p>-75.258146</text:p>
          </table:table-cell>
          <table:table-cell office:value-type="float" office:value="39.490513" calcext:value-type="float">
            <text:p>39.490513</text:p>
          </table:table-cell>
          <table:table-cell office:value-type="string" calcext:value-type="string">
            <text:p>https://www.gbif.org/occurrence/192829690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-74.217644" calcext:value-type="float">
            <text:p>-74.217644</text:p>
          </table:table-cell>
          <table:table-cell office:value-type="float" office:value="40.097893" calcext:value-type="float">
            <text:p>40.097893</text:p>
          </table:table-cell>
          <table:table-cell office:value-type="string" calcext:value-type="string">
            <text:p>https://www.gbif.org/occurrence/192902752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-74.625715" calcext:value-type="float">
            <text:p>-74.625715</text:p>
          </table:table-cell>
          <table:table-cell office:value-type="float" office:value="40.822877" calcext:value-type="float">
            <text:p>40.822877</text:p>
          </table:table-cell>
          <table:table-cell office:value-type="string" calcext:value-type="string">
            <text:p>https://www.gbif.org/occurrence/1928525663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2922019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-74.75166" calcext:value-type="float">
            <text:p>-74.75166</text:p>
          </table:table-cell>
          <table:table-cell office:value-type="float" office:value="40.86305" calcext:value-type="float">
            <text:p>40.86305</text:p>
          </table:table-cell>
          <table:table-cell office:value-type="string" calcext:value-type="string">
            <text:p>https://www.gbif.org/occurrence/41593328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-74.982944" calcext:value-type="float">
            <text:p>-74.982944</text:p>
          </table:table-cell>
          <table:table-cell office:value-type="float" office:value="39.811503" calcext:value-type="float">
            <text:p>39.811503</text:p>
          </table:table-cell>
          <table:table-cell office:value-type="string" calcext:value-type="string">
            <text:p>https://www.gbif.org/occurrence/192877049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29045563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2906224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-73.877023" calcext:value-type="float">
            <text:p>-73.877023</text:p>
          </table:table-cell>
          <table:table-cell office:value-type="float" office:value="40.862289" calcext:value-type="float">
            <text:p>40.862289</text:p>
          </table:table-cell>
          <table:table-cell office:value-type="string" calcext:value-type="string">
            <text:p>https://www.gbif.org/occurrence/1929407669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-74.89" calcext:value-type="float">
            <text:p>-74.89</text:p>
          </table:table-cell>
          <table:table-cell office:value-type="float" office:value="39.7683" calcext:value-type="float">
            <text:p>39.7683</text:p>
          </table:table-cell>
          <table:table-cell office:value-type="string" calcext:value-type="string">
            <text:p>https://www.gbif.org/occurrence/193085661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-74.75166" calcext:value-type="float">
            <text:p>-74.75166</text:p>
          </table:table-cell>
          <table:table-cell office:value-type="float" office:value="40.86305" calcext:value-type="float">
            <text:p>40.86305</text:p>
          </table:table-cell>
          <table:table-cell office:value-type="string" calcext:value-type="string">
            <text:p>https://www.gbif.org/occurrence/60665304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-74.75166" calcext:value-type="float">
            <text:p>-74.75166</text:p>
          </table:table-cell>
          <table:table-cell office:value-type="float" office:value="40.86305" calcext:value-type="float">
            <text:p>40.86305</text:p>
          </table:table-cell>
          <table:table-cell office:value-type="string" calcext:value-type="string">
            <text:p>https://www.gbif.org/occurrence/60665096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3071812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-75.0249" calcext:value-type="float">
            <text:p>-75.0249</text:p>
          </table:table-cell>
          <table:table-cell office:value-type="float" office:value="39.5465" calcext:value-type="float">
            <text:p>39.5465</text:p>
          </table:table-cell>
          <table:table-cell office:value-type="string" calcext:value-type="string">
            <text:p>https://www.gbif.org/occurrence/105651444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-75.74965" calcext:value-type="float">
            <text:p>-75.74965</text:p>
          </table:table-cell>
          <table:table-cell office:value-type="float" office:value="39.68372" calcext:value-type="float">
            <text:p>39.68372</text:p>
          </table:table-cell>
          <table:table-cell office:value-type="string" calcext:value-type="string">
            <text:p>https://www.gbif.org/occurrence/60665096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-75.13" calcext:value-type="float">
            <text:p>-75.13</text:p>
          </table:table-cell>
          <table:table-cell office:value-type="float" office:value="39.86972" calcext:value-type="float">
            <text:p>39.86972</text:p>
          </table:table-cell>
          <table:table-cell office:value-type="string" calcext:value-type="string">
            <text:p>https://www.gbif.org/occurrence/60665096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-75.13" calcext:value-type="float">
            <text:p>-75.13</text:p>
          </table:table-cell>
          <table:table-cell office:value-type="float" office:value="39.86972" calcext:value-type="float">
            <text:p>39.86972</text:p>
          </table:table-cell>
          <table:table-cell office:value-type="string" calcext:value-type="string">
            <text:p>https://www.gbif.org/occurrence/60665096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-75" calcext:value-type="float">
            <text:p>-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gbif.org/occurrence/122827507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-74.357649" calcext:value-type="float">
            <text:p>-74.357649</text:p>
          </table:table-cell>
          <table:table-cell office:value-type="float" office:value="40.523438" calcext:value-type="float">
            <text:p>40.523438</text:p>
          </table:table-cell>
          <table:table-cell office:value-type="string" calcext:value-type="string">
            <text:p>https://www.gbif.org/occurrence/192993375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-75" calcext:value-type="float">
            <text:p>-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gbif.org/occurrence/122829240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-74.217644" calcext:value-type="float">
            <text:p>-74.217644</text:p>
          </table:table-cell>
          <table:table-cell office:value-type="float" office:value="40.097893" calcext:value-type="float">
            <text:p>40.097893</text:p>
          </table:table-cell>
          <table:table-cell office:value-type="string" calcext:value-type="string">
            <text:p>https://www.gbif.org/occurrence/192828500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-74.290702" calcext:value-type="float">
            <text:p>-74.290702</text:p>
          </table:table-cell>
          <table:table-cell office:value-type="float" office:value="40.477884" calcext:value-type="float">
            <text:p>40.477884</text:p>
          </table:table-cell>
          <table:table-cell office:value-type="string" calcext:value-type="string">
            <text:p>https://www.gbif.org/occurrence/192840064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28.143182" calcext:value-type="float">
            <text:p>128.143182</text:p>
          </table:table-cell>
          <table:table-cell office:value-type="float" office:value="37.459917" calcext:value-type="float">
            <text:p>37.459917</text:p>
          </table:table-cell>
          <table:table-cell office:value-type="string" calcext:value-type="string">
            <text:p>https://www.gbif.org/occurrence/259620301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8.052006" calcext:value-type="float">
            <text:p>128.052006</text:p>
          </table:table-cell>
          <table:table-cell office:value-type="float" office:value="37.340132" calcext:value-type="float">
            <text:p>37.340132</text:p>
          </table:table-cell>
          <table:table-cell office:value-type="string" calcext:value-type="string">
            <text:p>https://www.gbif.org/occurrence/259770713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8.143182" calcext:value-type="float">
            <text:p>128.143182</text:p>
          </table:table-cell>
          <table:table-cell office:value-type="float" office:value="37.459917" calcext:value-type="float">
            <text:p>37.459917</text:p>
          </table:table-cell>
          <table:table-cell office:value-type="string" calcext:value-type="string">
            <text:p>https://www.gbif.org/occurrence/2236840853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8.143182" calcext:value-type="float">
            <text:p>128.143182</text:p>
          </table:table-cell>
          <table:table-cell office:value-type="float" office:value="37.459917" calcext:value-type="float">
            <text:p>37.459917</text:p>
          </table:table-cell>
          <table:table-cell office:value-type="string" calcext:value-type="string">
            <text:p>https://www.gbif.org/occurrence/2236917598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28.397714" calcext:value-type="float">
            <text:p>128.397714</text:p>
          </table:table-cell>
          <table:table-cell office:value-type="float" office:value="37.363407" calcext:value-type="float">
            <text:p>37.363407</text:p>
          </table:table-cell>
          <table:table-cell office:value-type="string" calcext:value-type="string">
            <text:p>https://www.gbif.org/occurrence/260942425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28.142471" calcext:value-type="float">
            <text:p>128.142471</text:p>
          </table:table-cell>
          <table:table-cell office:value-type="float" office:value="37.459326" calcext:value-type="float">
            <text:p>37.459326</text:p>
          </table:table-cell>
          <table:table-cell office:value-type="string" calcext:value-type="string">
            <text:p>https://www.gbif.org/occurrence/1802636710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28.91524" calcext:value-type="float">
            <text:p>128.91524</text:p>
          </table:table-cell>
          <table:table-cell office:value-type="float" office:value="37.095739" calcext:value-type="float">
            <text:p>37.095739</text:p>
          </table:table-cell>
          <table:table-cell office:value-type="string" calcext:value-type="string">
            <text:p>https://www.gbif.org/occurrence/166879249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28.410611" calcext:value-type="float">
            <text:p>128.410611</text:p>
          </table:table-cell>
          <table:table-cell office:value-type="float" office:value="38.102111" calcext:value-type="float">
            <text:p>38.102111</text:p>
          </table:table-cell>
          <table:table-cell office:value-type="string" calcext:value-type="string">
            <text:p>https://www.gbif.org/occurrence/2609423970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27.959111" calcext:value-type="float">
            <text:p>127.959111</text:p>
          </table:table-cell>
          <table:table-cell office:value-type="float" office:value="37.661222" calcext:value-type="float">
            <text:p>37.661222</text:p>
          </table:table-cell>
          <table:table-cell office:value-type="string" calcext:value-type="string">
            <text:p>https://www.gbif.org/occurrence/2609423374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27.402888" calcext:value-type="float">
            <text:p>127.402888</text:p>
          </table:table-cell>
          <table:table-cell office:value-type="float" office:value="37.013222" calcext:value-type="float">
            <text:p>37.013222</text:p>
          </table:table-cell>
          <table:table-cell office:value-type="string" calcext:value-type="string">
            <text:p>https://www.gbif.org/occurrence/260942472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28.137" calcext:value-type="float">
            <text:p>128.137</text:p>
          </table:table-cell>
          <table:table-cell office:value-type="float" office:value="38.208333" calcext:value-type="float">
            <text:p>38.208333</text:p>
          </table:table-cell>
          <table:table-cell office:value-type="string" calcext:value-type="string">
            <text:p>https://www.gbif.org/occurrence/2609422875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8.079055" calcext:value-type="float">
            <text:p>128.079055</text:p>
          </table:table-cell>
          <table:table-cell office:value-type="float" office:value="38.266638" calcext:value-type="float">
            <text:p>38.266638</text:p>
          </table:table-cell>
          <table:table-cell office:value-type="string" calcext:value-type="string">
            <text:p>https://www.gbif.org/occurrence/2609426183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27.08109" calcext:value-type="float">
            <text:p>127.08109</text:p>
          </table:table-cell>
          <table:table-cell office:value-type="float" office:value="37.69828" calcext:value-type="float">
            <text:p>37.69828</text:p>
          </table:table-cell>
          <table:table-cell office:value-type="string" calcext:value-type="string">
            <text:p>https://www.gbif.org/occurrence/260942628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28.895833" calcext:value-type="float">
            <text:p>128.895833</text:p>
          </table:table-cell>
          <table:table-cell office:value-type="float" office:value="37.086111" calcext:value-type="float">
            <text:p>37.086111</text:p>
          </table:table-cell>
          <table:table-cell office:value-type="string" calcext:value-type="string">
            <text:p>https://www.gbif.org/occurrence/260942320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1264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27.444087" calcext:value-type="float">
            <text:p>127.444087</text:p>
          </table:table-cell>
          <table:table-cell office:value-type="float" office:value="38.07485" calcext:value-type="float">
            <text:p>38.07485</text:p>
          </table:table-cell>
          <table:table-cell office:value-type="string" calcext:value-type="string">
            <text:p>https://www.gbif.org/occurrence/2609423378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27.036111" calcext:value-type="float">
            <text:p>127.036111</text:p>
          </table:table-cell>
          <table:table-cell office:value-type="float" office:value="37.341667" calcext:value-type="float">
            <text:p>37.341667</text:p>
          </table:table-cell>
          <table:table-cell office:value-type="string" calcext:value-type="string">
            <text:p>https://www.gbif.org/occurrence/260942616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252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27.186111" calcext:value-type="float">
            <text:p>127.186111</text:p>
          </table:table-cell>
          <table:table-cell office:value-type="float" office:value="37.475" calcext:value-type="float">
            <text:p>37.475</text:p>
          </table:table-cell>
          <table:table-cell office:value-type="string" calcext:value-type="string">
            <text:p>https://www.gbif.org/occurrence/2609424051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7.036111" calcext:value-type="float">
            <text:p>127.036111</text:p>
          </table:table-cell>
          <table:table-cell office:value-type="float" office:value="37.341667" calcext:value-type="float">
            <text:p>37.341667</text:p>
          </table:table-cell>
          <table:table-cell office:value-type="string" calcext:value-type="string">
            <text:p>https://www.gbif.org/occurrence/260942271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127.163889" calcext:value-type="float">
            <text:p>127.163889</text:p>
          </table:table-cell>
          <table:table-cell office:value-type="float" office:value="37.750556" calcext:value-type="float">
            <text:p>37.750556</text:p>
          </table:table-cell>
          <table:table-cell office:value-type="string" calcext:value-type="string">
            <text:p>https://www.gbif.org/occurrence/260942411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27.163889" calcext:value-type="float">
            <text:p>127.163889</text:p>
          </table:table-cell>
          <table:table-cell office:value-type="float" office:value="37.750556" calcext:value-type="float">
            <text:p>37.750556</text:p>
          </table:table-cell>
          <table:table-cell office:value-type="string" calcext:value-type="string">
            <text:p>https://www.gbif.org/occurrence/2609424391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3915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4296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28.425603" calcext:value-type="float">
            <text:p>128.425603</text:p>
          </table:table-cell>
          <table:table-cell office:value-type="float" office:value="38.048804" calcext:value-type="float">
            <text:p>38.048804</text:p>
          </table:table-cell>
          <table:table-cell office:value-type="string" calcext:value-type="string">
            <text:p>https://www.gbif.org/occurrence/260942329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2554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27.147239" calcext:value-type="float">
            <text:p>127.147239</text:p>
          </table:table-cell>
          <table:table-cell office:value-type="float" office:value="37.74003" calcext:value-type="float">
            <text:p>37.74003</text:p>
          </table:table-cell>
          <table:table-cell office:value-type="string" calcext:value-type="string">
            <text:p>https://www.gbif.org/occurrence/2609426992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481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10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36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07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29.794444" calcext:value-type="float">
            <text:p>129.794444</text:p>
          </table:table-cell>
          <table:table-cell office:value-type="float" office:value="42.76339" calcext:value-type="float">
            <text:p>42.76339</text:p>
          </table:table-cell>
          <table:table-cell office:value-type="string" calcext:value-type="string">
            <text:p>https://www.gbif.org/occurrence/244305832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9.101094" calcext:value-type="float">
            <text:p>139.101094</text:p>
          </table:table-cell>
          <table:table-cell office:value-type="float" office:value="35.439622" calcext:value-type="float">
            <text:p>35.439622</text:p>
          </table:table-cell>
          <table:table-cell office:value-type="string" calcext:value-type="string">
            <text:p>https://www.gbif.org/occurrence/182994286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39.040594" calcext:value-type="float">
            <text:p>139.040594</text:p>
          </table:table-cell>
          <table:table-cell office:value-type="float" office:value="35.232447" calcext:value-type="float">
            <text:p>35.232447</text:p>
          </table:table-cell>
          <table:table-cell office:value-type="string" calcext:value-type="string">
            <text:p>https://www.gbif.org/occurrence/182992914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39.22807" calcext:value-type="float">
            <text:p>139.22807</text:p>
          </table:table-cell>
          <table:table-cell office:value-type="float" office:value="35.424094" calcext:value-type="float">
            <text:p>35.424094</text:p>
          </table:table-cell>
          <table:table-cell office:value-type="string" calcext:value-type="string">
            <text:p>https://www.gbif.org/occurrence/18299175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182991942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224442574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35.695" calcext:value-type="float">
            <text:p>135.695</text:p>
          </table:table-cell>
          <table:table-cell office:value-type="float" office:value="34.538056" calcext:value-type="float">
            <text:p>34.538056</text:p>
          </table:table-cell>
          <table:table-cell office:value-type="string" calcext:value-type="string">
            <text:p>https://www.gbif.org/occurrence/183051959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30.72838" calcext:value-type="float">
            <text:p>130.72838</text:p>
          </table:table-cell>
          <table:table-cell office:value-type="float" office:value="33.330513" calcext:value-type="float">
            <text:p>33.330513</text:p>
          </table:table-cell>
          <table:table-cell office:value-type="string" calcext:value-type="string">
            <text:p>https://www.gbif.org/occurrence/182985256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31.041385" calcext:value-type="float">
            <text:p>131.041385</text:p>
          </table:table-cell>
          <table:table-cell office:value-type="float" office:value="32.857539" calcext:value-type="float">
            <text:p>32.857539</text:p>
          </table:table-cell>
          <table:table-cell office:value-type="string" calcext:value-type="string">
            <text:p>https://www.gbif.org/occurrence/38883093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39.040599" calcext:value-type="float">
            <text:p>139.040599</text:p>
          </table:table-cell>
          <table:table-cell office:value-type="float" office:value="35.124125" calcext:value-type="float">
            <text:p>35.124125</text:p>
          </table:table-cell>
          <table:table-cell office:value-type="string" calcext:value-type="string">
            <text:p>https://www.gbif.org/occurrence/182986822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1.199444" calcext:value-type="float">
            <text:p>131.199444</text:p>
          </table:table-cell>
          <table:table-cell office:value-type="float" office:value="32.938889" calcext:value-type="float">
            <text:p>32.938889</text:p>
          </table:table-cell>
          <table:table-cell office:value-type="string" calcext:value-type="string">
            <text:p>https://www.gbif.org/occurrence/182990839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39.101094" calcext:value-type="float">
            <text:p>139.101094</text:p>
          </table:table-cell>
          <table:table-cell office:value-type="float" office:value="35.439622" calcext:value-type="float">
            <text:p>35.439622</text:p>
          </table:table-cell>
          <table:table-cell office:value-type="string" calcext:value-type="string">
            <text:p>https://www.gbif.org/occurrence/182994286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39.040594" calcext:value-type="float">
            <text:p>139.040594</text:p>
          </table:table-cell>
          <table:table-cell office:value-type="float" office:value="35.232447" calcext:value-type="float">
            <text:p>35.232447</text:p>
          </table:table-cell>
          <table:table-cell office:value-type="string" calcext:value-type="string">
            <text:p>https://www.gbif.org/occurrence/182992914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30.957778" calcext:value-type="float">
            <text:p>130.957778</text:p>
          </table:table-cell>
          <table:table-cell office:value-type="float" office:value="33.114444" calcext:value-type="float">
            <text:p>33.114444</text:p>
          </table:table-cell>
          <table:table-cell office:value-type="string" calcext:value-type="string">
            <text:p>https://www.gbif.org/occurrence/224310175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139.22807" calcext:value-type="float">
            <text:p>139.22807</text:p>
          </table:table-cell>
          <table:table-cell office:value-type="float" office:value="35.424094" calcext:value-type="float">
            <text:p>35.424094</text:p>
          </table:table-cell>
          <table:table-cell office:value-type="string" calcext:value-type="string">
            <text:p>https://www.gbif.org/occurrence/18299175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182991942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224442574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130.82" calcext:value-type="float">
            <text:p>130.82</text:p>
          </table:table-cell>
          <table:table-cell office:value-type="float" office:value="31.48000003" calcext:value-type="float">
            <text:p>31.48000003</text:p>
          </table:table-cell>
          <table:table-cell office:value-type="string" calcext:value-type="string">
            <text:p>https://www.gbif.org/occurrence/193174612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135.695" calcext:value-type="float">
            <text:p>135.695</text:p>
          </table:table-cell>
          <table:table-cell office:value-type="float" office:value="34.538056" calcext:value-type="float">
            <text:p>34.538056</text:p>
          </table:table-cell>
          <table:table-cell office:value-type="string" calcext:value-type="string">
            <text:p>https://www.gbif.org/occurrence/183051959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130.72838" calcext:value-type="float">
            <text:p>130.72838</text:p>
          </table:table-cell>
          <table:table-cell office:value-type="float" office:value="33.330513" calcext:value-type="float">
            <text:p>33.330513</text:p>
          </table:table-cell>
          <table:table-cell office:value-type="string" calcext:value-type="string">
            <text:p>https://www.gbif.org/occurrence/182985256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31.45" calcext:value-type="float">
            <text:p>131.45</text:p>
          </table:table-cell>
          <table:table-cell office:value-type="float" office:value="32.066667" calcext:value-type="float">
            <text:p>32.066667</text:p>
          </table:table-cell>
          <table:table-cell office:value-type="string" calcext:value-type="string">
            <text:p>https://www.gbif.org/occurrence/193389721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131.041385" calcext:value-type="float">
            <text:p>131.041385</text:p>
          </table:table-cell>
          <table:table-cell office:value-type="float" office:value="32.857539" calcext:value-type="float">
            <text:p>32.857539</text:p>
          </table:table-cell>
          <table:table-cell office:value-type="string" calcext:value-type="string">
            <text:p>https://www.gbif.org/occurrence/38883093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132.19" calcext:value-type="float">
            <text:p>132.19</text:p>
          </table:table-cell>
          <table:table-cell office:value-type="float" office:value="34.566944" calcext:value-type="float">
            <text:p>34.566944</text:p>
          </table:table-cell>
          <table:table-cell office:value-type="string" calcext:value-type="string">
            <text:p>https://www.gbif.org/occurrence/183052500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34.083333" calcext:value-type="float">
            <text:p>134.083333</text:p>
          </table:table-cell>
          <table:table-cell office:value-type="float" office:value="33.466667" calcext:value-type="float">
            <text:p>33.466667</text:p>
          </table:table-cell>
          <table:table-cell office:value-type="string" calcext:value-type="string">
            <text:p>https://www.gbif.org/occurrence/183067152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33.583333" calcext:value-type="float">
            <text:p>133.583333</text:p>
          </table:table-cell>
          <table:table-cell office:value-type="float" office:value="33.633333" calcext:value-type="float">
            <text:p>33.633333</text:p>
          </table:table-cell>
          <table:table-cell office:value-type="string" calcext:value-type="string">
            <text:p>https://www.gbif.org/occurrence/183067152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134.216667" calcext:value-type="float">
            <text:p>134.216667</text:p>
          </table:table-cell>
          <table:table-cell office:value-type="float" office:value="33.566667" calcext:value-type="float">
            <text:p>33.566667</text:p>
          </table:table-cell>
          <table:table-cell office:value-type="string" calcext:value-type="string">
            <text:p>https://www.gbif.org/occurrence/183067158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133.583333" calcext:value-type="float">
            <text:p>133.583333</text:p>
          </table:table-cell>
          <table:table-cell office:value-type="float" office:value="33.633333" calcext:value-type="float">
            <text:p>33.633333</text:p>
          </table:table-cell>
          <table:table-cell office:value-type="string" calcext:value-type="string">
            <text:p>https://www.gbif.org/occurrence/183067290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office:value-type="float" office:value="139.040599" calcext:value-type="float">
            <text:p>139.040599</text:p>
          </table:table-cell>
          <table:table-cell office:value-type="float" office:value="35.124125" calcext:value-type="float">
            <text:p>35.124125</text:p>
          </table:table-cell>
          <table:table-cell office:value-type="string" calcext:value-type="string">
            <text:p>https://www.gbif.org/occurrence/182986822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134.233333" calcext:value-type="float">
            <text:p>134.233333</text:p>
          </table:table-cell>
          <table:table-cell office:value-type="float" office:value="33.533333" calcext:value-type="float">
            <text:p>33.533333</text:p>
          </table:table-cell>
          <table:table-cell office:value-type="string" calcext:value-type="string">
            <text:p>https://www.gbif.org/occurrence/183067154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134.487713" calcext:value-type="float">
            <text:p>134.487713</text:p>
          </table:table-cell>
          <table:table-cell office:value-type="float" office:value="34.01951" calcext:value-type="float">
            <text:p>34.01951</text:p>
          </table:table-cell>
          <table:table-cell office:value-type="string" calcext:value-type="string">
            <text:p>https://www.gbif.org/occurrence/183062439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34.221381" calcext:value-type="float">
            <text:p>134.221381</text:p>
          </table:table-cell>
          <table:table-cell office:value-type="float" office:value="33.585399" calcext:value-type="float">
            <text:p>33.585399</text:p>
          </table:table-cell>
          <table:table-cell office:value-type="string" calcext:value-type="string">
            <text:p>https://www.gbif.org/occurrence/183063186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133.55" calcext:value-type="float">
            <text:p>133.55</text:p>
          </table:table-cell>
          <table:table-cell office:value-type="float" office:value="33.766667" calcext:value-type="float">
            <text:p>33.766667</text:p>
          </table:table-cell>
          <table:table-cell office:value-type="string" calcext:value-type="string">
            <text:p>https://www.gbif.org/occurrence/224452148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133.55" calcext:value-type="float">
            <text:p>133.55</text:p>
          </table:table-cell>
          <table:table-cell office:value-type="float" office:value="33.766667" calcext:value-type="float">
            <text:p>33.766667</text:p>
          </table:table-cell>
          <table:table-cell office:value-type="string" calcext:value-type="string">
            <text:p>https://www.gbif.org/occurrence/22445229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office:value-type="float" office:value="133.566667" calcext:value-type="float">
            <text:p>133.566667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https://www.gbif.org/occurrence/224452304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office:value-type="float" office:value="134.327095" calcext:value-type="float">
            <text:p>134.327095</text:p>
          </table:table-cell>
          <table:table-cell office:value-type="float" office:value="33.818648" calcext:value-type="float">
            <text:p>33.818648</text:p>
          </table:table-cell>
          <table:table-cell office:value-type="string" calcext:value-type="string">
            <text:p>https://www.gbif.org/occurrence/183063150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134.21902" calcext:value-type="float">
            <text:p>134.21902</text:p>
          </table:table-cell>
          <table:table-cell office:value-type="float" office:value="33.555597" calcext:value-type="float">
            <text:p>33.555597</text:p>
          </table:table-cell>
          <table:table-cell office:value-type="string" calcext:value-type="string">
            <text:p>https://www.gbif.org/occurrence/183064351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30.9769" calcext:value-type="float">
            <text:p>130.9769</text:p>
          </table:table-cell>
          <table:table-cell office:value-type="float" office:value="32.6343" calcext:value-type="float">
            <text:p>32.6343</text:p>
          </table:table-cell>
          <table:table-cell office:value-type="string" calcext:value-type="string">
            <text:p>https://www.gbif.org/occurrence/193393103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131.199444" calcext:value-type="float">
            <text:p>131.199444</text:p>
          </table:table-cell>
          <table:table-cell office:value-type="float" office:value="32.938889" calcext:value-type="float">
            <text:p>32.938889</text:p>
          </table:table-cell>
          <table:table-cell office:value-type="string" calcext:value-type="string">
            <text:p>https://www.gbif.org/occurrence/182990839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130.9592" calcext:value-type="float">
            <text:p>130.9592</text:p>
          </table:table-cell>
          <table:table-cell office:value-type="float" office:value="32.6428" calcext:value-type="float">
            <text:p>32.6428</text:p>
          </table:table-cell>
          <table:table-cell office:value-type="string" calcext:value-type="string">
            <text:p>https://www.gbif.org/occurrence/193393102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office:value-type="float" office:value="131.0585" calcext:value-type="float">
            <text:p>131.0585</text:p>
          </table:table-cell>
          <table:table-cell office:value-type="float" office:value="33.1517" calcext:value-type="float">
            <text:p>33.1517</text:p>
          </table:table-cell>
          <table:table-cell office:value-type="string" calcext:value-type="string">
            <text:p>https://www.gbif.org/occurrence/193393107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31.3939" calcext:value-type="float">
            <text:p>131.3939</text:p>
          </table:table-cell>
          <table:table-cell office:value-type="float" office:value="32.3295" calcext:value-type="float">
            <text:p>32.3295</text:p>
          </table:table-cell>
          <table:table-cell office:value-type="string" calcext:value-type="string">
            <text:p>https://www.gbif.org/occurrence/193393108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office:value-type="float" office:value="131.4403" calcext:value-type="float">
            <text:p>131.4403</text:p>
          </table:table-cell>
          <table:table-cell office:value-type="float" office:value="33.1456" calcext:value-type="float">
            <text:p>33.1456</text:p>
          </table:table-cell>
          <table:table-cell office:value-type="string" calcext:value-type="string">
            <text:p>https://www.gbif.org/occurrence/193393110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33.7536" calcext:value-type="float">
            <text:p>133.7536</text:p>
          </table:table-cell>
          <table:table-cell office:value-type="float" office:value="33.961" calcext:value-type="float">
            <text:p>33.961</text:p>
          </table:table-cell>
          <table:table-cell office:value-type="string" calcext:value-type="string">
            <text:p>https://www.gbif.org/occurrence/193393103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  <table:table-cell office:value-type="float" office:value="134.2258" calcext:value-type="float">
            <text:p>134.2258</text:p>
          </table:table-cell>
          <table:table-cell office:value-type="float" office:value="34.0401" calcext:value-type="float">
            <text:p>34.0401</text:p>
          </table:table-cell>
          <table:table-cell office:value-type="string" calcext:value-type="string">
            <text:p>https://www.gbif.org/occurrence/193393104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33.3776" calcext:value-type="float">
            <text:p>133.3776</text:p>
          </table:table-cell>
          <table:table-cell office:value-type="float" office:value="33.9273" calcext:value-type="float">
            <text:p>33.9273</text:p>
          </table:table-cell>
          <table:table-cell office:value-type="string" calcext:value-type="string">
            <text:p>https://www.gbif.org/occurrence/193393110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30.3496" calcext:value-type="float">
            <text:p>130.3496</text:p>
          </table:table-cell>
          <table:table-cell office:value-type="float" office:value="33.483" calcext:value-type="float">
            <text:p>33.483</text:p>
          </table:table-cell>
          <table:table-cell office:value-type="string" calcext:value-type="string">
            <text:p>https://www.gbif.org/occurrence/193393101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 office:value-type="float" office:value="131.19661" calcext:value-type="float">
            <text:p>131.19661</text:p>
          </table:table-cell>
          <table:table-cell office:value-type="float" office:value="32.89853" calcext:value-type="float">
            <text:p>32.89853</text:p>
          </table:table-cell>
          <table:table-cell office:value-type="string" calcext:value-type="string">
            <text:p>https://www.gbif.org/occurrence/193382687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31.19661" calcext:value-type="float">
            <text:p>131.19661</text:p>
          </table:table-cell>
          <table:table-cell office:value-type="float" office:value="32.89853" calcext:value-type="float">
            <text:p>32.89853</text:p>
          </table:table-cell>
          <table:table-cell office:value-type="string" calcext:value-type="string">
            <text:p>https://www.gbif.org/occurrence/193382687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130.72908" calcext:value-type="float">
            <text:p>130.72908</text:p>
          </table:table-cell>
          <table:table-cell office:value-type="float" office:value="32.35936" calcext:value-type="float">
            <text:p>32.35936</text:p>
          </table:table-cell>
          <table:table-cell office:value-type="string" calcext:value-type="string">
            <text:p>https://www.gbif.org/occurrence/193382687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  <table:table-cell office:value-type="float" office:value="130.72908" calcext:value-type="float">
            <text:p>130.72908</text:p>
          </table:table-cell>
          <table:table-cell office:value-type="float" office:value="32.35936" calcext:value-type="float">
            <text:p>32.35936</text:p>
          </table:table-cell>
          <table:table-cell office:value-type="string" calcext:value-type="string">
            <text:p>https://www.gbif.org/occurrence/193382689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30.72908" calcext:value-type="float">
            <text:p>130.72908</text:p>
          </table:table-cell>
          <table:table-cell office:value-type="float" office:value="32.35936" calcext:value-type="float">
            <text:p>32.35936</text:p>
          </table:table-cell>
          <table:table-cell office:value-type="string" calcext:value-type="string">
            <text:p>https://www.gbif.org/occurrence/193382695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12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0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office:value-type="float" office:value="134.325233" calcext:value-type="float">
            <text:p>134.325233</text:p>
          </table:table-cell>
          <table:table-cell office:value-type="float" office:value="33.887" calcext:value-type="float">
            <text:p>33.887</text:p>
          </table:table-cell>
          <table:table-cell office:value-type="string" calcext:value-type="string">
            <text:p>https://www.gbif.org/occurrence/183062109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133.586693" calcext:value-type="float">
            <text:p>133.586693</text:p>
          </table:table-cell>
          <table:table-cell office:value-type="float" office:value="33.641965" calcext:value-type="float">
            <text:p>33.641965</text:p>
          </table:table-cell>
          <table:table-cell office:value-type="string" calcext:value-type="string">
            <text:p>https://www.gbif.org/occurrence/183064163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30.90202" calcext:value-type="float">
            <text:p>130.90202</text:p>
          </table:table-cell>
          <table:table-cell office:value-type="float" office:value="33.48381" calcext:value-type="float">
            <text:p>33.48381</text:p>
          </table:table-cell>
          <table:table-cell office:value-type="string" calcext:value-type="string">
            <text:p>https://www.gbif.org/occurrence/193391017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office:value-type="float" office:value="130.90202" calcext:value-type="float">
            <text:p>130.90202</text:p>
          </table:table-cell>
          <table:table-cell office:value-type="float" office:value="33.48381" calcext:value-type="float">
            <text:p>33.48381</text:p>
          </table:table-cell>
          <table:table-cell office:value-type="string" calcext:value-type="string">
            <text:p>https://www.gbif.org/occurrence/193391018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6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04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139.226" calcext:value-type="float">
            <text:p>139.226</text:p>
          </table:table-cell>
          <table:table-cell office:value-type="float" office:value="35.5225" calcext:value-type="float">
            <text:p>35.5225</text:p>
          </table:table-cell>
          <table:table-cell office:value-type="string" calcext:value-type="string">
            <text:p>https://www.gbif.org/occurrence/193397697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39.226" calcext:value-type="float">
            <text:p>139.226</text:p>
          </table:table-cell>
          <table:table-cell office:value-type="float" office:value="35.5225" calcext:value-type="float">
            <text:p>35.5225</text:p>
          </table:table-cell>
          <table:table-cell office:value-type="string" calcext:value-type="string">
            <text:p>https://www.gbif.org/occurrence/193397702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18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" calcext:value-type="float">
            <text:p>62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20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139.2821" calcext:value-type="float">
            <text:p>139.2821</text:p>
          </table:table-cell>
          <table:table-cell office:value-type="float" office:value="35.5282" calcext:value-type="float">
            <text:p>35.5282</text:p>
          </table:table-cell>
          <table:table-cell office:value-type="string" calcext:value-type="string">
            <text:p>https://www.gbif.org/occurrence/19339309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139.1658" calcext:value-type="float">
            <text:p>139.1658</text:p>
          </table:table-cell>
          <table:table-cell office:value-type="float" office:value="35.47108" calcext:value-type="float">
            <text:p>35.47108</text:p>
          </table:table-cell>
          <table:table-cell office:value-type="string" calcext:value-type="string">
            <text:p>https://www.gbif.org/occurrence/183021555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280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130.9992" calcext:value-type="float">
            <text:p>130.9992</text:p>
          </table:table-cell>
          <table:table-cell office:value-type="float" office:value="32.9175" calcext:value-type="float">
            <text:p>32.9175</text:p>
          </table:table-cell>
          <table:table-cell office:value-type="string" calcext:value-type="string">
            <text:p>https://www.gbif.org/occurrence/193393106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139.4482" calcext:value-type="float">
            <text:p>139.4482</text:p>
          </table:table-cell>
          <table:table-cell office:value-type="float" office:value="35.6525" calcext:value-type="float">
            <text:p>35.6525</text:p>
          </table:table-cell>
          <table:table-cell office:value-type="string" calcext:value-type="string">
            <text:p>https://www.gbif.org/occurrence/193399229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8" calcext:value-type="float">
            <text:p>68</text:p>
          </table:table-cell>
          <table:table-cell office:value-type="float" office:value="131.2463" calcext:value-type="float">
            <text:p>131.2463</text:p>
          </table:table-cell>
          <table:table-cell office:value-type="float" office:value="31.6374" calcext:value-type="float">
            <text:p>31.6374</text:p>
          </table:table-cell>
          <table:table-cell office:value-type="string" calcext:value-type="string">
            <text:p>https://www.gbif.org/occurrence/193393107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131.2463" calcext:value-type="float">
            <text:p>131.2463</text:p>
          </table:table-cell>
          <table:table-cell office:value-type="float" office:value="31.6374" calcext:value-type="float">
            <text:p>31.6374</text:p>
          </table:table-cell>
          <table:table-cell office:value-type="string" calcext:value-type="string">
            <text:p>https://www.gbif.org/occurrence/193393108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31.3798" calcext:value-type="float">
            <text:p>131.3798</text:p>
          </table:table-cell>
          <table:table-cell office:value-type="float" office:value="31.689" calcext:value-type="float">
            <text:p>31.689</text:p>
          </table:table-cell>
          <table:table-cell office:value-type="string" calcext:value-type="string">
            <text:p>https://www.gbif.org/occurrence/193393105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31.3798" calcext:value-type="float">
            <text:p>131.3798</text:p>
          </table:table-cell>
          <table:table-cell office:value-type="float" office:value="31.689" calcext:value-type="float">
            <text:p>31.689</text:p>
          </table:table-cell>
          <table:table-cell office:value-type="string" calcext:value-type="string">
            <text:p>https://www.gbif.org/occurrence/193393107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31.1847" calcext:value-type="float">
            <text:p>131.1847</text:p>
          </table:table-cell>
          <table:table-cell office:value-type="float" office:value="31.678" calcext:value-type="float">
            <text:p>31.678</text:p>
          </table:table-cell>
          <table:table-cell office:value-type="string" calcext:value-type="string">
            <text:p>https://www.gbif.org/occurrence/193397705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130.0907" calcext:value-type="float">
            <text:p>130.0907</text:p>
          </table:table-cell>
          <table:table-cell office:value-type="float" office:value="32.9641" calcext:value-type="float">
            <text:p>32.9641</text:p>
          </table:table-cell>
          <table:table-cell office:value-type="string" calcext:value-type="string">
            <text:p>https://www.gbif.org/occurrence/193416469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office:value-type="float" office:value="139.4516" calcext:value-type="float">
            <text:p>139.4516</text:p>
          </table:table-cell>
          <table:table-cell office:value-type="float" office:value="35.651" calcext:value-type="float">
            <text:p>35.651</text:p>
          </table:table-cell>
          <table:table-cell office:value-type="string" calcext:value-type="string">
            <text:p>https://www.gbif.org/occurrence/193399228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1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86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2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4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2616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0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2617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4.4486" calcext:value-type="float">
            <text:p>134.4486</text:p>
          </table:table-cell>
          <table:table-cell office:value-type="float" office:value="33.9785" calcext:value-type="float">
            <text:p>33.9785</text:p>
          </table:table-cell>
          <table:table-cell office:value-type="string" calcext:value-type="string">
            <text:p>https://www.gbif.org/occurrence/193393090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139.046" calcext:value-type="float">
            <text:p>139.046</text:p>
          </table:table-cell>
          <table:table-cell office:value-type="float" office:value="35.212" calcext:value-type="float">
            <text:p>35.212</text:p>
          </table:table-cell>
          <table:table-cell office:value-type="string" calcext:value-type="string">
            <text:p>https://www.gbif.org/occurrence/193400323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office:value-type="float" office:value="134.19867" calcext:value-type="float">
            <text:p>134.19867</text:p>
          </table:table-cell>
          <table:table-cell office:value-type="float" office:value="34.01394" calcext:value-type="float">
            <text:p>34.01394</text:p>
          </table:table-cell>
          <table:table-cell office:value-type="string" calcext:value-type="string">
            <text:p>https://www.gbif.org/occurrence/193394165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0500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39.028094" calcext:value-type="float">
            <text:p>139.028094</text:p>
          </table:table-cell>
          <table:table-cell office:value-type="float" office:value="35.299103" calcext:value-type="float">
            <text:p>35.299103</text:p>
          </table:table-cell>
          <table:table-cell office:value-type="string" calcext:value-type="string">
            <text:p>https://www.gbif.org/occurrence/182994336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40.015506" calcext:value-type="float">
            <text:p>140.015506</text:p>
          </table:table-cell>
          <table:table-cell office:value-type="float" office:value="35.165811" calcext:value-type="float">
            <text:p>35.165811</text:p>
          </table:table-cell>
          <table:table-cell office:value-type="string" calcext:value-type="string">
            <text:p>https://www.gbif.org/occurrence/182993751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39.028094" calcext:value-type="float">
            <text:p>139.028094</text:p>
          </table:table-cell>
          <table:table-cell office:value-type="float" office:value="35.299103" calcext:value-type="float">
            <text:p>35.299103</text:p>
          </table:table-cell>
          <table:table-cell office:value-type="string" calcext:value-type="string">
            <text:p>https://www.gbif.org/occurrence/182994205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224451199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35.20625" calcext:value-type="float">
            <text:p>135.20625</text:p>
          </table:table-cell>
          <table:table-cell office:value-type="float" office:value="34.720833" calcext:value-type="float">
            <text:p>34.720833</text:p>
          </table:table-cell>
          <table:table-cell office:value-type="string" calcext:value-type="string">
            <text:p>https://www.gbif.org/occurrence/183053730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33.75157" calcext:value-type="float">
            <text:p>133.75157</text:p>
          </table:table-cell>
          <table:table-cell office:value-type="float" office:value="33.759232" calcext:value-type="float">
            <text:p>33.759232</text:p>
          </table:table-cell>
          <table:table-cell office:value-type="string" calcext:value-type="string">
            <text:p>https://www.gbif.org/occurrence/182986699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135.91115" calcext:value-type="float">
            <text:p>135.91115</text:p>
          </table:table-cell>
          <table:table-cell office:value-type="float" office:value="34.56447" calcext:value-type="float">
            <text:p>34.56447</text:p>
          </table:table-cell>
          <table:table-cell office:value-type="string" calcext:value-type="string">
            <text:p>https://www.gbif.org/occurrence/2043797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35.9241" calcext:value-type="float">
            <text:p>135.9241</text:p>
          </table:table-cell>
          <table:table-cell office:value-type="float" office:value="34.56277" calcext:value-type="float">
            <text:p>34.56277</text:p>
          </table:table-cell>
          <table:table-cell office:value-type="string" calcext:value-type="string">
            <text:p>https://www.gbif.org/occurrence/20437979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135.86116" calcext:value-type="float">
            <text:p>135.86116</text:p>
          </table:table-cell>
          <table:table-cell office:value-type="float" office:value="34.46801" calcext:value-type="float">
            <text:p>34.46801</text:p>
          </table:table-cell>
          <table:table-cell office:value-type="string" calcext:value-type="string">
            <text:p>https://www.gbif.org/occurrence/20437978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135.85034" calcext:value-type="float">
            <text:p>135.85034</text:p>
          </table:table-cell>
          <table:table-cell office:value-type="float" office:value="34.44655" calcext:value-type="float">
            <text:p>34.44655</text:p>
          </table:table-cell>
          <table:table-cell office:value-type="string" calcext:value-type="string">
            <text:p>https://www.gbif.org/occurrence/20437978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135.86116" calcext:value-type="float">
            <text:p>135.86116</text:p>
          </table:table-cell>
          <table:table-cell office:value-type="float" office:value="34.46801" calcext:value-type="float">
            <text:p>34.46801</text:p>
          </table:table-cell>
          <table:table-cell office:value-type="string" calcext:value-type="string">
            <text:p>https://www.gbif.org/occurrence/20437978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134.183333" calcext:value-type="float">
            <text:p>134.183333</text:p>
          </table:table-cell>
          <table:table-cell office:value-type="float" office:value="33.566667" calcext:value-type="float">
            <text:p>33.566667</text:p>
          </table:table-cell>
          <table:table-cell office:value-type="string" calcext:value-type="string">
            <text:p>https://www.gbif.org/occurrence/183067844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133.883333" calcext:value-type="float">
            <text:p>133.883333</text:p>
          </table:table-cell>
          <table:table-cell office:value-type="float" office:value="33.633333" calcext:value-type="float">
            <text:p>33.633333</text:p>
          </table:table-cell>
          <table:table-cell office:value-type="string" calcext:value-type="string">
            <text:p>https://www.gbif.org/occurrence/183068090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32.333333" calcext:value-type="float">
            <text:p>132.333333</text:p>
          </table:table-cell>
          <table:table-cell office:value-type="float" office:value="34.416667" calcext:value-type="float">
            <text:p>34.416667</text:p>
          </table:table-cell>
          <table:table-cell office:value-type="string" calcext:value-type="string">
            <text:p>https://www.gbif.org/occurrence/183052001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133.3" calcext:value-type="float">
            <text:p>133.3</text:p>
          </table:table-cell>
          <table:table-cell office:value-type="float" office:value="33.716667" calcext:value-type="float">
            <text:p>33.716667</text:p>
          </table:table-cell>
          <table:table-cell office:value-type="string" calcext:value-type="string">
            <text:p>https://www.gbif.org/occurrence/183067826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office:value-type="float" office:value="133.833333" calcext:value-type="float">
            <text:p>133.833333</text:p>
          </table:table-cell>
          <table:table-cell office:value-type="float" office:value="33.616667" calcext:value-type="float">
            <text:p>33.616667</text:p>
          </table:table-cell>
          <table:table-cell office:value-type="string" calcext:value-type="string">
            <text:p>https://www.gbif.org/occurrence/183068036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134.05" calcext:value-type="float">
            <text:p>134.05</text:p>
          </table:table-cell>
          <table:table-cell office:value-type="float" office:value="33.566667" calcext:value-type="float">
            <text:p>33.566667</text:p>
          </table:table-cell>
          <table:table-cell office:value-type="string" calcext:value-type="string">
            <text:p>https://www.gbif.org/occurrence/183068037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office:value-type="float" office:value="133.6" calcext:value-type="float">
            <text:p>133.6</text:p>
          </table:table-cell>
          <table:table-cell office:value-type="float" office:value="33.733333" calcext:value-type="float">
            <text:p>33.733333</text:p>
          </table:table-cell>
          <table:table-cell office:value-type="string" calcext:value-type="string">
            <text:p>https://www.gbif.org/occurrence/183068091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133.3" calcext:value-type="float">
            <text:p>133.3</text:p>
          </table:table-cell>
          <table:table-cell office:value-type="float" office:value="33.716667" calcext:value-type="float">
            <text:p>33.716667</text:p>
          </table:table-cell>
          <table:table-cell office:value-type="string" calcext:value-type="string">
            <text:p>https://www.gbif.org/occurrence/193405226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139.178073" calcext:value-type="float">
            <text:p>139.178073</text:p>
          </table:table-cell>
          <table:table-cell office:value-type="float" office:value="35.457421" calcext:value-type="float">
            <text:p>35.457421</text:p>
          </table:table-cell>
          <table:table-cell office:value-type="string" calcext:value-type="string">
            <text:p>https://www.gbif.org/occurrence/3888308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133.9" calcext:value-type="float">
            <text:p>133.9</text:p>
          </table:table-cell>
          <table:table-cell office:value-type="float" office:value="33.733333" calcext:value-type="float">
            <text:p>33.733333</text:p>
          </table:table-cell>
          <table:table-cell office:value-type="string" calcext:value-type="string">
            <text:p>https://www.gbif.org/occurrence/183068614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133.766667" calcext:value-type="float">
            <text:p>133.766667</text:p>
          </table:table-cell>
          <table:table-cell office:value-type="float" office:value="33.783333" calcext:value-type="float">
            <text:p>33.783333</text:p>
          </table:table-cell>
          <table:table-cell office:value-type="string" calcext:value-type="string">
            <text:p>https://www.gbif.org/occurrence/183068618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office:value-type="float" office:value="133.566667" calcext:value-type="float">
            <text:p>133.566667</text:p>
          </table:table-cell>
          <table:table-cell office:value-type="float" office:value="33.733333" calcext:value-type="float">
            <text:p>33.733333</text:p>
          </table:table-cell>
          <table:table-cell office:value-type="string" calcext:value-type="string">
            <text:p>https://www.gbif.org/occurrence/183068630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office:value-type="float" office:value="135.73318" calcext:value-type="float">
            <text:p>135.73318</text:p>
          </table:table-cell>
          <table:table-cell office:value-type="float" office:value="34.4429" calcext:value-type="float">
            <text:p>34.4429</text:p>
          </table:table-cell>
          <table:table-cell office:value-type="string" calcext:value-type="string">
            <text:p>https://www.gbif.org/occurrence/20437977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35.233333" calcext:value-type="float">
            <text:p>135.23333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193383852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38883085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139.040593" calcext:value-type="float">
            <text:p>139.040593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38883085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135.95116" calcext:value-type="float">
            <text:p>135.95116</text:p>
          </table:table-cell>
          <table:table-cell office:value-type="float" office:value="34.49162" calcext:value-type="float">
            <text:p>34.49162</text:p>
          </table:table-cell>
          <table:table-cell office:value-type="string" calcext:value-type="string">
            <text:p>https://www.gbif.org/occurrence/20437979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135.87511" calcext:value-type="float">
            <text:p>135.87511</text:p>
          </table:table-cell>
          <table:table-cell office:value-type="float" office:value="34.4044" calcext:value-type="float">
            <text:p>34.4044</text:p>
          </table:table-cell>
          <table:table-cell office:value-type="string" calcext:value-type="string">
            <text:p>https://www.gbif.org/occurrence/20437978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133.910889" calcext:value-type="float">
            <text:p>133.910889</text:p>
          </table:table-cell>
          <table:table-cell office:value-type="float" office:value="35.091556" calcext:value-type="float">
            <text:p>35.091556</text:p>
          </table:table-cell>
          <table:table-cell office:value-type="string" calcext:value-type="string">
            <text:p>https://www.gbif.org/occurrence/39576721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139.078089" calcext:value-type="float">
            <text:p>139.078089</text:p>
          </table:table-cell>
          <table:table-cell office:value-type="float" office:value="35.215783" calcext:value-type="float">
            <text:p>35.215783</text:p>
          </table:table-cell>
          <table:table-cell office:value-type="string" calcext:value-type="string">
            <text:p>https://www.gbif.org/occurrence/38883084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38883081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" calcext:value-type="float">
            <text:p>33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3888308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" calcext:value-type="float">
            <text:p>34</text:p>
          </table:table-cell>
          <table:table-cell office:value-type="float" office:value="138.9906" calcext:value-type="float">
            <text:p>138.9906</text:p>
          </table:table-cell>
          <table:table-cell office:value-type="float" office:value="35.21578" calcext:value-type="float">
            <text:p>35.21578</text:p>
          </table:table-cell>
          <table:table-cell office:value-type="string" calcext:value-type="string">
            <text:p>https://www.gbif.org/occurrence/38883082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135.84082" calcext:value-type="float">
            <text:p>135.84082</text:p>
          </table:table-cell>
          <table:table-cell office:value-type="float" office:value="34.54226" calcext:value-type="float">
            <text:p>34.54226</text:p>
          </table:table-cell>
          <table:table-cell office:value-type="string" calcext:value-type="string">
            <text:p>https://www.gbif.org/occurrence/20437978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" calcext:value-type="float">
            <text:p>36</text:p>
          </table:table-cell>
          <table:table-cell office:value-type="float" office:value="139.053086" calcext:value-type="float">
            <text:p>139.053086</text:p>
          </table:table-cell>
          <table:table-cell office:value-type="float" office:value="35.490748" calcext:value-type="float">
            <text:p>35.490748</text:p>
          </table:table-cell>
          <table:table-cell office:value-type="string" calcext:value-type="string">
            <text:p>https://www.gbif.org/occurrence/3888308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7" calcext:value-type="float">
            <text:p>37</text:p>
          </table:table-cell>
          <table:table-cell office:value-type="float" office:value="134.83299" calcext:value-type="float">
            <text:p>134.83299</text:p>
          </table:table-cell>
          <table:table-cell office:value-type="float" office:value="35.0667" calcext:value-type="float">
            <text:p>35.0667</text:p>
          </table:table-cell>
          <table:table-cell office:value-type="string" calcext:value-type="string">
            <text:p>https://www.gbif.org/occurrence/7292973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135.89224" calcext:value-type="float">
            <text:p>135.89224</text:p>
          </table:table-cell>
          <table:table-cell office:value-type="float" office:value="34.42646" calcext:value-type="float">
            <text:p>34.42646</text:p>
          </table:table-cell>
          <table:table-cell office:value-type="string" calcext:value-type="string">
            <text:p>https://www.gbif.org/occurrence/20437978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" calcext:value-type="float">
            <text:p>39</text:p>
          </table:table-cell>
          <table:table-cell office:value-type="float" office:value="135.70021" calcext:value-type="float">
            <text:p>135.70021</text:p>
          </table:table-cell>
          <table:table-cell office:value-type="float" office:value="34.35019" calcext:value-type="float">
            <text:p>34.35019</text:p>
          </table:table-cell>
          <table:table-cell office:value-type="string" calcext:value-type="string">
            <text:p>https://www.gbif.org/occurrence/2043797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895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float" office:value="135.33299" calcext:value-type="float">
            <text:p>135.33299</text:p>
          </table:table-cell>
          <table:table-cell office:value-type="float" office:value="34.849998" calcext:value-type="float">
            <text:p>34.849998</text:p>
          </table:table-cell>
          <table:table-cell office:value-type="string" calcext:value-type="string">
            <text:p>https://www.gbif.org/occurrence/72931624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33299" calcext:value-type="float">
            <text:p>34.733299</text:p>
          </table:table-cell>
          <table:table-cell office:value-type="string" calcext:value-type="string">
            <text:p>https://www.gbif.org/occurrence/7292762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" calcext:value-type="float">
            <text:p>44</text:p>
          </table:table-cell>
          <table:table-cell office:value-type="float" office:value="135.683333" calcext:value-type="float">
            <text:p>135.683333</text:p>
          </table:table-cell>
          <table:table-cell office:value-type="float" office:value="34.533333" calcext:value-type="float">
            <text:p>34.533333</text:p>
          </table:table-cell>
          <table:table-cell office:value-type="string" calcext:value-type="string">
            <text:p>https://www.gbif.org/occurrence/193393092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office:value-type="float" office:value="135.70073" calcext:value-type="float">
            <text:p>135.70073</text:p>
          </table:table-cell>
          <table:table-cell office:value-type="float" office:value="34.51492" calcext:value-type="float">
            <text:p>34.51492</text:p>
          </table:table-cell>
          <table:table-cell office:value-type="string" calcext:value-type="string">
            <text:p>https://www.gbif.org/occurrence/20437977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" calcext:value-type="float">
            <text:p>46</text:p>
          </table:table-cell>
          <table:table-cell office:value-type="float" office:value="135.92606" calcext:value-type="float">
            <text:p>135.92606</text:p>
          </table:table-cell>
          <table:table-cell office:value-type="float" office:value="34.56942" calcext:value-type="float">
            <text:p>34.56942</text:p>
          </table:table-cell>
          <table:table-cell office:value-type="string" calcext:value-type="string">
            <text:p>https://www.gbif.org/occurrence/20437977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float" office:value="139.103079" calcext:value-type="float">
            <text:p>139.103079</text:p>
          </table:table-cell>
          <table:table-cell office:value-type="float" office:value="35.524079" calcext:value-type="float">
            <text:p>35.524079</text:p>
          </table:table-cell>
          <table:table-cell office:value-type="string" calcext:value-type="string">
            <text:p>https://www.gbif.org/occurrence/29590797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33299" calcext:value-type="float">
            <text:p>34.733299</text:p>
          </table:table-cell>
          <table:table-cell office:value-type="string" calcext:value-type="string">
            <text:p>https://www.gbif.org/occurrence/72927623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office:value-type="float" office:value="135.2" calcext:value-type="float">
            <text:p>135.2</text:p>
          </table:table-cell>
          <table:table-cell office:value-type="float" office:value="34.716702" calcext:value-type="float">
            <text:p>34.716702</text:p>
          </table:table-cell>
          <table:table-cell office:value-type="string" calcext:value-type="string">
            <text:p>https://www.gbif.org/occurrence/72927579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779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1" calcext:value-type="float">
            <text:p>51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899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2" calcext:value-type="float">
            <text:p>52</text:p>
          </table:table-cell>
          <table:table-cell office:value-type="float" office:value="135.317" calcext:value-type="float">
            <text:p>135.317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9450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3" calcext:value-type="float">
            <text:p>53</text:p>
          </table:table-cell>
          <table:table-cell office:value-type="float" office:value="135.317" calcext:value-type="float">
            <text:p>135.317</text:p>
          </table:table-cell>
          <table:table-cell office:value-type="float" office:value="34.8167" calcext:value-type="float">
            <text:p>34.8167</text:p>
          </table:table-cell>
          <table:table-cell office:value-type="string" calcext:value-type="string">
            <text:p>https://www.gbif.org/occurrence/72929554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4" calcext:value-type="float">
            <text:p>54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61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5" calcext:value-type="float">
            <text:p>55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904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849998" calcext:value-type="float">
            <text:p>34.849998</text:p>
          </table:table-cell>
          <table:table-cell office:value-type="string" calcext:value-type="string">
            <text:p>https://www.gbif.org/occurrence/72927701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7" calcext:value-type="float">
            <text:p>57</text:p>
          </table:table-cell>
          <table:table-cell office:value-type="float" office:value="135.71767" calcext:value-type="float">
            <text:p>135.71767</text:p>
          </table:table-cell>
          <table:table-cell office:value-type="float" office:value="34.49286" calcext:value-type="float">
            <text:p>34.49286</text:p>
          </table:table-cell>
          <table:table-cell office:value-type="string" calcext:value-type="string">
            <text:p>https://www.gbif.org/occurrence/20437977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135.79846" calcext:value-type="float">
            <text:p>135.79846</text:p>
          </table:table-cell>
          <table:table-cell office:value-type="float" office:value="34.40693" calcext:value-type="float">
            <text:p>34.40693</text:p>
          </table:table-cell>
          <table:table-cell office:value-type="string" calcext:value-type="string">
            <text:p>https://www.gbif.org/occurrence/20437979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9" calcext:value-type="float">
            <text:p>59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22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0" calcext:value-type="float">
            <text:p>60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87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1" calcext:value-type="float">
            <text:p>61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88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903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139.190572" calcext:value-type="float">
            <text:p>139.190572</text:p>
          </table:table-cell>
          <table:table-cell office:value-type="float" office:value="35.465754" calcext:value-type="float">
            <text:p>35.465754</text:p>
          </table:table-cell>
          <table:table-cell office:value-type="string" calcext:value-type="string">
            <text:p>https://www.gbif.org/occurrence/29590774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29590774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5" calcext:value-type="float">
            <text:p>65</text:p>
          </table:table-cell>
          <table:table-cell office:value-type="float" office:value="140.159244" calcext:value-type="float">
            <text:p>140.159244</text:p>
          </table:table-cell>
          <table:table-cell office:value-type="float" office:value="35.328289" calcext:value-type="float">
            <text:p>35.328289</text:p>
          </table:table-cell>
          <table:table-cell office:value-type="string" calcext:value-type="string">
            <text:p>https://www.gbif.org/occurrence/257601700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" calcext:value-type="float">
            <text:p>66</text:p>
          </table:table-cell>
          <table:table-cell office:value-type="float" office:value="140.171742" calcext:value-type="float">
            <text:p>140.171742</text:p>
          </table:table-cell>
          <table:table-cell office:value-type="float" office:value="35.328289" calcext:value-type="float">
            <text:p>35.328289</text:p>
          </table:table-cell>
          <table:table-cell office:value-type="string" calcext:value-type="string">
            <text:p>https://www.gbif.org/occurrence/62404062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44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8" calcext:value-type="float">
            <text:p>68</text:p>
          </table:table-cell>
          <table:table-cell office:value-type="float" office:value="135.7424" calcext:value-type="float">
            <text:p>135.7424</text:p>
          </table:table-cell>
          <table:table-cell office:value-type="float" office:value="34.46184" calcext:value-type="float">
            <text:p>34.46184</text:p>
          </table:table-cell>
          <table:table-cell office:value-type="string" calcext:value-type="string">
            <text:p>https://www.gbif.org/occurrence/20437977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9" calcext:value-type="float">
            <text:p>69</text:p>
          </table:table-cell>
          <table:table-cell office:value-type="float" office:value="135.33299" calcext:value-type="float">
            <text:p>135.33299</text:p>
          </table:table-cell>
          <table:table-cell office:value-type="float" office:value="34.849998" calcext:value-type="float">
            <text:p>34.849998</text:p>
          </table:table-cell>
          <table:table-cell office:value-type="string" calcext:value-type="string">
            <text:p>https://www.gbif.org/occurrence/7293166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office:value-type="float" office:value="139.065591" calcext:value-type="float">
            <text:p>139.065591</text:p>
          </table:table-cell>
          <table:table-cell office:value-type="float" office:value="35.24078" calcext:value-type="float">
            <text:p>35.24078</text:p>
          </table:table-cell>
          <table:table-cell office:value-type="string" calcext:value-type="string">
            <text:p>https://www.gbif.org/occurrence/29590765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1" calcext:value-type="float">
            <text:p>71</text:p>
          </table:table-cell>
          <table:table-cell office:value-type="float" office:value="139.290564" calcext:value-type="float">
            <text:p>139.290564</text:p>
          </table:table-cell>
          <table:table-cell office:value-type="float" office:value="35.449092" calcext:value-type="float">
            <text:p>35.449092</text:p>
          </table:table-cell>
          <table:table-cell office:value-type="string" calcext:value-type="string">
            <text:p>https://www.gbif.org/occurrence/2959071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2" calcext:value-type="float">
            <text:p>72</text:p>
          </table:table-cell>
          <table:table-cell office:value-type="float" office:value="139.078083" calcext:value-type="float">
            <text:p>139.078083</text:p>
          </table:table-cell>
          <table:table-cell office:value-type="float" office:value="35.499081" calcext:value-type="float">
            <text:p>35.499081</text:p>
          </table:table-cell>
          <table:table-cell office:value-type="string" calcext:value-type="string">
            <text:p>https://www.gbif.org/occurrence/29590711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3" calcext:value-type="float">
            <text:p>73</text:p>
          </table:table-cell>
          <table:table-cell office:value-type="float" office:value="140.146744" calcext:value-type="float">
            <text:p>140.146744</text:p>
          </table:table-cell>
          <table:table-cell office:value-type="float" office:value="35.161647" calcext:value-type="float">
            <text:p>35.161647</text:p>
          </table:table-cell>
          <table:table-cell office:value-type="string" calcext:value-type="string">
            <text:p>https://www.gbif.org/occurrence/257601899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135.3" calcext:value-type="float">
            <text:p>135.3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310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office:value-type="float" office:value="135.3" calcext:value-type="float">
            <text:p>135.3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311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6" calcext:value-type="float">
            <text:p>76</text:p>
          </table:table-cell>
          <table:table-cell office:value-type="float" office:value="134.2483" calcext:value-type="float">
            <text:p>134.2483</text:p>
          </table:table-cell>
          <table:table-cell office:value-type="float" office:value="33.783" calcext:value-type="float">
            <text:p>33.783</text:p>
          </table:table-cell>
          <table:table-cell office:value-type="string" calcext:value-type="string">
            <text:p>https://www.gbif.org/occurrence/193393108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office:value-type="float" office:value="134.83299" calcext:value-type="float">
            <text:p>134.83299</text:p>
          </table:table-cell>
          <table:table-cell office:value-type="float" office:value="35.0667" calcext:value-type="float">
            <text:p>35.0667</text:p>
          </table:table-cell>
          <table:table-cell office:value-type="string" calcext:value-type="string">
            <text:p>https://www.gbif.org/occurrence/72929412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8" calcext:value-type="float">
            <text:p>78</text:p>
          </table:table-cell>
          <table:table-cell office:value-type="float" office:value="139.140576" calcext:value-type="float">
            <text:p>139.140576</text:p>
          </table:table-cell>
          <table:table-cell office:value-type="float" office:value="35.499082" calcext:value-type="float">
            <text:p>35.499082</text:p>
          </table:table-cell>
          <table:table-cell office:value-type="string" calcext:value-type="string">
            <text:p>https://www.gbif.org/occurrence/29590711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9" calcext:value-type="float">
            <text:p>79</text:p>
          </table:table-cell>
          <table:table-cell office:value-type="float" office:value="139.240569" calcext:value-type="float">
            <text:p>139.240569</text:p>
          </table:table-cell>
          <table:table-cell office:value-type="float" office:value="35.449091" calcext:value-type="float">
            <text:p>35.449091</text:p>
          </table:table-cell>
          <table:table-cell office:value-type="string" calcext:value-type="string">
            <text:p>https://www.gbif.org/occurrence/29590711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135.6095" calcext:value-type="float">
            <text:p>135.6095</text:p>
          </table:table-cell>
          <table:table-cell office:value-type="float" office:value="34.1812" calcext:value-type="float">
            <text:p>34.1812</text:p>
          </table:table-cell>
          <table:table-cell office:value-type="string" calcext:value-type="string">
            <text:p>https://www.gbif.org/occurrence/193393087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139.253066" calcext:value-type="float">
            <text:p>139.253066</text:p>
          </table:table-cell>
          <table:table-cell office:value-type="float" office:value="35.540747" calcext:value-type="float">
            <text:p>35.540747</text:p>
          </table:table-cell>
          <table:table-cell office:value-type="string" calcext:value-type="string">
            <text:p>https://www.gbif.org/occurrence/2959071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office:value-type="float" office:value="133.4324" calcext:value-type="float">
            <text:p>133.4324</text:p>
          </table:table-cell>
          <table:table-cell office:value-type="float" office:value="33.5462" calcext:value-type="float">
            <text:p>33.5462</text:p>
          </table:table-cell>
          <table:table-cell office:value-type="string" calcext:value-type="string">
            <text:p>https://www.gbif.org/occurrence/4321233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3" calcext:value-type="float">
            <text:p>83</text:p>
          </table:table-cell>
          <table:table-cell office:value-type="float" office:value="139.140576" calcext:value-type="float">
            <text:p>139.140576</text:p>
          </table:table-cell>
          <table:table-cell office:value-type="float" office:value="35.499082" calcext:value-type="float">
            <text:p>35.499082</text:p>
          </table:table-cell>
          <table:table-cell office:value-type="string" calcext:value-type="string">
            <text:p>https://www.gbif.org/occurrence/29590711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4" calcext:value-type="float">
            <text:p>84</text:p>
          </table:table-cell>
          <table:table-cell office:value-type="float" office:value="133.75625" calcext:value-type="float">
            <text:p>133.75625</text:p>
          </table:table-cell>
          <table:table-cell office:value-type="float" office:value="33.754167" calcext:value-type="float">
            <text:p>33.754167</text:p>
          </table:table-cell>
          <table:table-cell office:value-type="string" calcext:value-type="string">
            <text:p>https://www.gbif.org/occurrence/18306636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" calcext:value-type="float">
            <text:p>85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2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6" calcext:value-type="float">
            <text:p>86</text:p>
          </table:table-cell>
          <table:table-cell office:value-type="float" office:value="133.79375" calcext:value-type="float">
            <text:p>133.79375</text:p>
          </table:table-cell>
          <table:table-cell office:value-type="float" office:value="33.7625" calcext:value-type="float">
            <text:p>33.7625</text:p>
          </table:table-cell>
          <table:table-cell office:value-type="string" calcext:value-type="string">
            <text:p>https://www.gbif.org/occurrence/183066317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7" calcext:value-type="float">
            <text:p>87</text:p>
          </table:table-cell>
          <table:table-cell office:value-type="float" office:value="134.28049" calcext:value-type="float">
            <text:p>134.28049</text:p>
          </table:table-cell>
          <table:table-cell office:value-type="float" office:value="33.51547" calcext:value-type="float">
            <text:p>33.51547</text:p>
          </table:table-cell>
          <table:table-cell office:value-type="string" calcext:value-type="string">
            <text:p>https://www.gbif.org/occurrence/4321225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float" office:value="134.208734" calcext:value-type="float">
            <text:p>134.208734</text:p>
          </table:table-cell>
          <table:table-cell office:value-type="float" office:value="34.008925" calcext:value-type="float">
            <text:p>34.008925</text:p>
          </table:table-cell>
          <table:table-cell office:value-type="string" calcext:value-type="string">
            <text:p>https://www.gbif.org/occurrence/182985923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9" calcext:value-type="float">
            <text:p>89</text:p>
          </table:table-cell>
          <table:table-cell office:value-type="float" office:value="134.208734" calcext:value-type="float">
            <text:p>134.208734</text:p>
          </table:table-cell>
          <table:table-cell office:value-type="float" office:value="34.008925" calcext:value-type="float">
            <text:p>34.008925</text:p>
          </table:table-cell>
          <table:table-cell office:value-type="string" calcext:value-type="string">
            <text:p>https://www.gbif.org/occurrence/182985995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134.208734" calcext:value-type="float">
            <text:p>134.208734</text:p>
          </table:table-cell>
          <table:table-cell office:value-type="float" office:value="34.008925" calcext:value-type="float">
            <text:p>34.008925</text:p>
          </table:table-cell>
          <table:table-cell office:value-type="string" calcext:value-type="string">
            <text:p>https://www.gbif.org/occurrence/182985995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1" calcext:value-type="float">
            <text:p>91</text:p>
          </table:table-cell>
          <table:table-cell office:value-type="float" office:value="132.05695" calcext:value-type="float">
            <text:p>132.05695</text:p>
          </table:table-cell>
          <table:table-cell office:value-type="float" office:value="34.464" calcext:value-type="float">
            <text:p>34.464</text:p>
          </table:table-cell>
          <table:table-cell office:value-type="string" calcext:value-type="string">
            <text:p>https://www.gbif.org/occurrence/193382673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2" calcext:value-type="float">
            <text:p>92</text:p>
          </table:table-cell>
          <table:table-cell office:value-type="float" office:value="135.5912" calcext:value-type="float">
            <text:p>135.5912</text:p>
          </table:table-cell>
          <table:table-cell office:value-type="float" office:value="34.2156" calcext:value-type="float">
            <text:p>34.2156</text:p>
          </table:table-cell>
          <table:table-cell office:value-type="string" calcext:value-type="string">
            <text:p>https://www.gbif.org/occurrence/193395447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131.637" calcext:value-type="float">
            <text:p>131.637</text:p>
          </table:table-cell>
          <table:table-cell office:value-type="float" office:value="34.4857" calcext:value-type="float">
            <text:p>34.4857</text:p>
          </table:table-cell>
          <table:table-cell office:value-type="string" calcext:value-type="string">
            <text:p>https://www.gbif.org/occurrence/193393089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" calcext:value-type="float">
            <text:p>94</text:p>
          </table:table-cell>
          <table:table-cell office:value-type="float" office:value="131.9415" calcext:value-type="float">
            <text:p>131.9415</text:p>
          </table:table-cell>
          <table:table-cell office:value-type="float" office:value="34.1681" calcext:value-type="float">
            <text:p>34.1681</text:p>
          </table:table-cell>
          <table:table-cell office:value-type="string" calcext:value-type="string">
            <text:p>https://www.gbif.org/occurrence/193393090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" calcext:value-type="float">
            <text:p>95</text:p>
          </table:table-cell>
          <table:table-cell office:value-type="float" office:value="132.0252" calcext:value-type="float">
            <text:p>132.0252</text:p>
          </table:table-cell>
          <table:table-cell office:value-type="float" office:value="34.3739" calcext:value-type="float">
            <text:p>34.3739</text:p>
          </table:table-cell>
          <table:table-cell office:value-type="string" calcext:value-type="string">
            <text:p>https://www.gbif.org/occurrence/193393091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6" calcext:value-type="float">
            <text:p>96</text:p>
          </table:table-cell>
          <table:table-cell office:value-type="float" office:value="131.7405" calcext:value-type="float">
            <text:p>131.7405</text:p>
          </table:table-cell>
          <table:table-cell office:value-type="float" office:value="34.3684" calcext:value-type="float">
            <text:p>34.3684</text:p>
          </table:table-cell>
          <table:table-cell office:value-type="string" calcext:value-type="string">
            <text:p>https://www.gbif.org/occurrence/193393092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7" calcext:value-type="float">
            <text:p>97</text:p>
          </table:table-cell>
          <table:table-cell office:value-type="float" office:value="131.7405" calcext:value-type="float">
            <text:p>131.7405</text:p>
          </table:table-cell>
          <table:table-cell office:value-type="float" office:value="34.3684" calcext:value-type="float">
            <text:p>34.3684</text:p>
          </table:table-cell>
          <table:table-cell office:value-type="string" calcext:value-type="string">
            <text:p>https://www.gbif.org/occurrence/193404593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8" calcext:value-type="float">
            <text:p>98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185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9" calcext:value-type="float">
            <text:p>99</text:p>
          </table:table-cell>
          <table:table-cell office:value-type="float" office:value="133.37758" calcext:value-type="float">
            <text:p>133.37758</text:p>
          </table:table-cell>
          <table:table-cell office:value-type="float" office:value="33.87172" calcext:value-type="float">
            <text:p>33.87172</text:p>
          </table:table-cell>
          <table:table-cell office:value-type="string" calcext:value-type="string">
            <text:p>https://www.gbif.org/occurrence/193393110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" calcext:value-type="float">
            <text:p>100</text:p>
          </table:table-cell>
          <table:table-cell office:value-type="float" office:value="131.9415" calcext:value-type="float">
            <text:p>131.9415</text:p>
          </table:table-cell>
          <table:table-cell office:value-type="float" office:value="34.1681" calcext:value-type="float">
            <text:p>34.1681</text:p>
          </table:table-cell>
          <table:table-cell office:value-type="string" calcext:value-type="string">
            <text:p>https://www.gbif.org/occurrence/19339308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1" calcext:value-type="float">
            <text:p>101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185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2" calcext:value-type="float">
            <text:p>102</text:p>
          </table:table-cell>
          <table:table-cell office:value-type="float" office:value="133.65704" calcext:value-type="float">
            <text:p>133.65704</text:p>
          </table:table-cell>
          <table:table-cell office:value-type="float" office:value="33.59174" calcext:value-type="float">
            <text:p>33.59174</text:p>
          </table:table-cell>
          <table:table-cell office:value-type="string" calcext:value-type="string">
            <text:p>https://www.gbif.org/occurrence/4321230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3" calcext:value-type="float">
            <text:p>103</text:p>
          </table:table-cell>
          <table:table-cell office:value-type="float" office:value="132.0283" calcext:value-type="float">
            <text:p>132.0283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https://www.gbif.org/occurrence/193393092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4" calcext:value-type="float">
            <text:p>104</text:p>
          </table:table-cell>
          <table:table-cell office:value-type="float" office:value="132.0252" calcext:value-type="float">
            <text:p>132.0252</text:p>
          </table:table-cell>
          <table:table-cell office:value-type="float" office:value="34.3739" calcext:value-type="float">
            <text:p>34.3739</text:p>
          </table:table-cell>
          <table:table-cell office:value-type="string" calcext:value-type="string">
            <text:p>https://www.gbif.org/occurrence/193393094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1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6" calcext:value-type="float">
            <text:p>106</text:p>
          </table:table-cell>
          <table:table-cell office:value-type="float" office:value="133.64203" calcext:value-type="float">
            <text:p>133.64203</text:p>
          </table:table-cell>
          <table:table-cell office:value-type="float" office:value="33.58078" calcext:value-type="float">
            <text:p>33.58078</text:p>
          </table:table-cell>
          <table:table-cell office:value-type="string" calcext:value-type="string">
            <text:p>https://www.gbif.org/occurrence/4321231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7" calcext:value-type="float">
            <text:p>107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23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8" calcext:value-type="float">
            <text:p>108</text:p>
          </table:table-cell>
          <table:table-cell office:value-type="float" office:value="134.44717" calcext:value-type="float">
            <text:p>134.44717</text:p>
          </table:table-cell>
          <table:table-cell office:value-type="float" office:value="34.0782" calcext:value-type="float">
            <text:p>34.0782</text:p>
          </table:table-cell>
          <table:table-cell office:value-type="string" calcext:value-type="string">
            <text:p>https://www.gbif.org/occurrence/4321233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9" calcext:value-type="float">
            <text:p>109</text:p>
          </table:table-cell>
          <table:table-cell office:value-type="float" office:value="136.1099" calcext:value-type="float">
            <text:p>136.1099</text:p>
          </table:table-cell>
          <table:table-cell office:value-type="float" office:value="34.9441" calcext:value-type="float">
            <text:p>34.9441</text:p>
          </table:table-cell>
          <table:table-cell office:value-type="string" calcext:value-type="string">
            <text:p>https://www.gbif.org/occurrence/19339770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0" calcext:value-type="float">
            <text:p>110</text:p>
          </table:table-cell>
          <table:table-cell office:value-type="float" office:value="134.53708" calcext:value-type="float">
            <text:p>134.53708</text:p>
          </table:table-cell>
          <table:table-cell office:value-type="float" office:value="33.73306" calcext:value-type="float">
            <text:p>33.73306</text:p>
          </table:table-cell>
          <table:table-cell office:value-type="string" calcext:value-type="string">
            <text:p>https://www.gbif.org/occurrence/4321234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" calcext:value-type="float">
            <text:p>111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2" calcext:value-type="float">
            <text:p>112</text:p>
          </table:table-cell>
          <table:table-cell office:value-type="float" office:value="136.5127" calcext:value-type="float">
            <text:p>136.5127</text:p>
          </table:table-cell>
          <table:table-cell office:value-type="float" office:value="34.2889" calcext:value-type="float">
            <text:p>34.2889</text:p>
          </table:table-cell>
          <table:table-cell office:value-type="string" calcext:value-type="string">
            <text:p>https://www.gbif.org/occurrence/193393085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3" calcext:value-type="float">
            <text:p>113</text:p>
          </table:table-cell>
          <table:table-cell office:value-type="float" office:value="136.5127" calcext:value-type="float">
            <text:p>136.5127</text:p>
          </table:table-cell>
          <table:table-cell office:value-type="float" office:value="34.2889" calcext:value-type="float">
            <text:p>34.2889</text:p>
          </table:table-cell>
          <table:table-cell office:value-type="string" calcext:value-type="string">
            <text:p>https://www.gbif.org/occurrence/19339309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4" calcext:value-type="float">
            <text:p>114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5" calcext:value-type="float">
            <text:p>115</text:p>
          </table:table-cell>
          <table:table-cell office:value-type="float" office:value="136.4455" calcext:value-type="float">
            <text:p>136.4455</text:p>
          </table:table-cell>
          <table:table-cell office:value-type="float" office:value="35.0158" calcext:value-type="float">
            <text:p>35.0158</text:p>
          </table:table-cell>
          <table:table-cell office:value-type="string" calcext:value-type="string">
            <text:p>https://www.gbif.org/occurrence/193397698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36.4455" calcext:value-type="float">
            <text:p>136.4455</text:p>
          </table:table-cell>
          <table:table-cell office:value-type="float" office:value="35.0158" calcext:value-type="float">
            <text:p>35.0158</text:p>
          </table:table-cell>
          <table:table-cell office:value-type="string" calcext:value-type="string">
            <text:p>https://www.gbif.org/occurrence/193397702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7" calcext:value-type="float">
            <text:p>117</text:p>
          </table:table-cell>
          <table:table-cell office:value-type="float" office:value="136.4292" calcext:value-type="float">
            <text:p>136.4292</text:p>
          </table:table-cell>
          <table:table-cell office:value-type="float" office:value="35.019" calcext:value-type="float">
            <text:p>35.019</text:p>
          </table:table-cell>
          <table:table-cell office:value-type="string" calcext:value-type="string">
            <text:p>https://www.gbif.org/occurrence/193399228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8" calcext:value-type="float">
            <text:p>118</text:p>
          </table:table-cell>
          <table:table-cell office:value-type="float" office:value="136.4292" calcext:value-type="float">
            <text:p>136.4292</text:p>
          </table:table-cell>
          <table:table-cell office:value-type="float" office:value="35.019" calcext:value-type="float">
            <text:p>35.019</text:p>
          </table:table-cell>
          <table:table-cell office:value-type="string" calcext:value-type="string">
            <text:p>https://www.gbif.org/occurrence/19339923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9" calcext:value-type="float">
            <text:p>119</text:p>
          </table:table-cell>
          <table:table-cell office:value-type="float" office:value="135.79846" calcext:value-type="float">
            <text:p>135.79846</text:p>
          </table:table-cell>
          <table:table-cell office:value-type="float" office:value="34.40693" calcext:value-type="float">
            <text:p>34.40693</text:p>
          </table:table-cell>
          <table:table-cell office:value-type="string" calcext:value-type="string">
            <text:p>https://www.gbif.org/occurrence/20437978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1" calcext:value-type="float">
            <text:p>121</text:p>
          </table:table-cell>
          <table:table-cell office:value-type="float" office:value="136.0908" calcext:value-type="float">
            <text:p>136.0908</text:p>
          </table:table-cell>
          <table:table-cell office:value-type="float" office:value="34.5603" calcext:value-type="float">
            <text:p>34.5603</text:p>
          </table:table-cell>
          <table:table-cell office:value-type="string" calcext:value-type="string">
            <text:p>https://www.gbif.org/occurrence/193396613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2" calcext:value-type="float">
            <text:p>122</text:p>
          </table:table-cell>
          <table:table-cell office:value-type="float" office:value="136.7011" calcext:value-type="float">
            <text:p>136.7011</text:p>
          </table:table-cell>
          <table:table-cell office:value-type="float" office:value="34.4826" calcext:value-type="float">
            <text:p>34.4826</text:p>
          </table:table-cell>
          <table:table-cell office:value-type="string" calcext:value-type="string">
            <text:p>https://www.gbif.org/occurrence/193396612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3" calcext:value-type="float">
            <text:p>123</text:p>
          </table:table-cell>
          <table:table-cell office:value-type="float" office:value="134.36575" calcext:value-type="float">
            <text:p>134.36575</text:p>
          </table:table-cell>
          <table:table-cell office:value-type="float" office:value="34.06585" calcext:value-type="float">
            <text:p>34.06585</text:p>
          </table:table-cell>
          <table:table-cell office:value-type="string" calcext:value-type="string">
            <text:p>https://www.gbif.org/occurrence/4321232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4" calcext:value-type="float">
            <text:p>124</text:p>
          </table:table-cell>
          <table:table-cell office:value-type="float" office:value="139.22807" calcext:value-type="float">
            <text:p>139.22807</text:p>
          </table:table-cell>
          <table:table-cell office:value-type="float" office:value="35.440758" calcext:value-type="float">
            <text:p>35.440758</text:p>
          </table:table-cell>
          <table:table-cell office:value-type="string" calcext:value-type="string">
            <text:p>https://www.gbif.org/occurrence/2959078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5" calcext:value-type="float">
            <text:p>125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6" calcext:value-type="float">
            <text:p>126</text:p>
          </table:table-cell>
          <table:table-cell office:value-type="float" office:value="135.85925" calcext:value-type="float">
            <text:p>135.85925</text:p>
          </table:table-cell>
          <table:table-cell office:value-type="float" office:value="34.51769" calcext:value-type="float">
            <text:p>34.51769</text:p>
          </table:table-cell>
          <table:table-cell office:value-type="string" calcext:value-type="string">
            <text:p>https://www.gbif.org/occurrence/20437978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8" calcext:value-type="float">
            <text:p>128</text:p>
          </table:table-cell>
          <table:table-cell office:value-type="float" office:value="134.36575" calcext:value-type="float">
            <text:p>134.36575</text:p>
          </table:table-cell>
          <table:table-cell office:value-type="float" office:value="34.06585" calcext:value-type="float">
            <text:p>34.06585</text:p>
          </table:table-cell>
          <table:table-cell office:value-type="string" calcext:value-type="string">
            <text:p>https://www.gbif.org/occurrence/4321231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9" calcext:value-type="float">
            <text:p>129</text:p>
          </table:table-cell>
          <table:table-cell office:value-type="float" office:value="134.44717" calcext:value-type="float">
            <text:p>134.44717</text:p>
          </table:table-cell>
          <table:table-cell office:value-type="float" office:value="34.0782" calcext:value-type="float">
            <text:p>34.0782</text:p>
          </table:table-cell>
          <table:table-cell office:value-type="string" calcext:value-type="string">
            <text:p>https://www.gbif.org/occurrence/4321231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0" calcext:value-type="float">
            <text:p>130</text:p>
          </table:table-cell>
          <table:table-cell office:value-type="float" office:value="134.44717" calcext:value-type="float">
            <text:p>134.44717</text:p>
          </table:table-cell>
          <table:table-cell office:value-type="float" office:value="34.0782" calcext:value-type="float">
            <text:p>34.0782</text:p>
          </table:table-cell>
          <table:table-cell office:value-type="string" calcext:value-type="string">
            <text:p>https://www.gbif.org/occurrence/4321231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1" calcext:value-type="float">
            <text:p>131</text:p>
          </table:table-cell>
          <table:table-cell office:value-type="float" office:value="134.36575" calcext:value-type="float">
            <text:p>134.36575</text:p>
          </table:table-cell>
          <table:table-cell office:value-type="float" office:value="34.06585" calcext:value-type="float">
            <text:p>34.06585</text:p>
          </table:table-cell>
          <table:table-cell office:value-type="string" calcext:value-type="string">
            <text:p>https://www.gbif.org/occurrence/432123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2" calcext:value-type="float">
            <text:p>132</text:p>
          </table:table-cell>
          <table:table-cell office:value-type="float" office:value="134.5198" calcext:value-type="float">
            <text:p>134.5198</text:p>
          </table:table-cell>
          <table:table-cell office:value-type="float" office:value="33.8741" calcext:value-type="float">
            <text:p>33.8741</text:p>
          </table:table-cell>
          <table:table-cell office:value-type="string" calcext:value-type="string">
            <text:p>https://www.gbif.org/occurrence/193414413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3" calcext:value-type="float">
            <text:p>133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232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4" calcext:value-type="float">
            <text:p>134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232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5" calcext:value-type="float">
            <text:p>135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3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6" calcext:value-type="float">
            <text:p>136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3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7" calcext:value-type="float">
            <text:p>137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8" calcext:value-type="float">
            <text:p>138</text:p>
          </table:table-cell>
          <table:table-cell office:value-type="float" office:value="134.57877" calcext:value-type="float">
            <text:p>134.57877</text:p>
          </table:table-cell>
          <table:table-cell office:value-type="float" office:value="34.16953" calcext:value-type="float">
            <text:p>34.16953</text:p>
          </table:table-cell>
          <table:table-cell office:value-type="string" calcext:value-type="string">
            <text:p>https://www.gbif.org/occurrence/4321232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9" calcext:value-type="float">
            <text:p>139</text:p>
          </table:table-cell>
          <table:table-cell office:value-type="float" office:value="135.8452" calcext:value-type="float">
            <text:p>135.8452</text:p>
          </table:table-cell>
          <table:table-cell office:value-type="float" office:value="35.0059" calcext:value-type="float">
            <text:p>35.0059</text:p>
          </table:table-cell>
          <table:table-cell office:value-type="string" calcext:value-type="string">
            <text:p>https://www.gbif.org/occurrence/193393094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0" calcext:value-type="float">
            <text:p>140</text:p>
          </table:table-cell>
          <table:table-cell office:value-type="float" office:value="133.71242" calcext:value-type="float">
            <text:p>133.71242</text:p>
          </table:table-cell>
          <table:table-cell office:value-type="float" office:value="33.56778" calcext:value-type="float">
            <text:p>33.56778</text:p>
          </table:table-cell>
          <table:table-cell office:value-type="string" calcext:value-type="string">
            <text:p>https://www.gbif.org/occurrence/4321230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1" calcext:value-type="float">
            <text:p>141</text:p>
          </table:table-cell>
          <table:table-cell office:value-type="float" office:value="133.71242" calcext:value-type="float">
            <text:p>133.71242</text:p>
          </table:table-cell>
          <table:table-cell office:value-type="float" office:value="33.56778" calcext:value-type="float">
            <text:p>33.56778</text:p>
          </table:table-cell>
          <table:table-cell office:value-type="string" calcext:value-type="string">
            <text:p>https://www.gbif.org/occurrence/4321230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2" calcext:value-type="float">
            <text:p>142</text:p>
          </table:table-cell>
          <table:table-cell office:value-type="float" office:value="135.5912" calcext:value-type="float">
            <text:p>135.5912</text:p>
          </table:table-cell>
          <table:table-cell office:value-type="float" office:value="34.2156" calcext:value-type="float">
            <text:p>34.2156</text:p>
          </table:table-cell>
          <table:table-cell office:value-type="string" calcext:value-type="string">
            <text:p>https://www.gbif.org/occurrence/193400321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3" calcext:value-type="float">
            <text:p>143</text:p>
          </table:table-cell>
          <table:table-cell office:value-type="float" office:value="135.5912" calcext:value-type="float">
            <text:p>135.5912</text:p>
          </table:table-cell>
          <table:table-cell office:value-type="float" office:value="34.2156" calcext:value-type="float">
            <text:p>34.2156</text:p>
          </table:table-cell>
          <table:table-cell office:value-type="string" calcext:value-type="string">
            <text:p>https://www.gbif.org/occurrence/193400324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" calcext:value-type="float">
            <text:p>144</text:p>
          </table:table-cell>
          <table:table-cell office:value-type="float" office:value="133.6545" calcext:value-type="float">
            <text:p>133.6545</text:p>
          </table:table-cell>
          <table:table-cell office:value-type="float" office:value="33.9506" calcext:value-type="float">
            <text:p>33.9506</text:p>
          </table:table-cell>
          <table:table-cell office:value-type="string" calcext:value-type="string">
            <text:p>https://www.gbif.org/occurrence/19340966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" calcext:value-type="float">
            <text:p>145</text:p>
          </table:table-cell>
          <table:table-cell office:value-type="float" office:value="135.941" calcext:value-type="float">
            <text:p>135.941</text:p>
          </table:table-cell>
          <table:table-cell office:value-type="float" office:value="34.2524" calcext:value-type="float">
            <text:p>34.2524</text:p>
          </table:table-cell>
          <table:table-cell office:value-type="string" calcext:value-type="string">
            <text:p>https://www.gbif.org/occurrence/19339922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36.37796" calcext:value-type="float">
            <text:p>136.37796</text:p>
          </table:table-cell>
          <table:table-cell office:value-type="float" office:value="34.99507" calcext:value-type="float">
            <text:p>34.99507</text:p>
          </table:table-cell>
          <table:table-cell office:value-type="string" calcext:value-type="string">
            <text:p>https://www.gbif.org/occurrence/257608950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35.03125" calcext:value-type="float">
            <text:p>135.03125</text:p>
          </table:table-cell>
          <table:table-cell office:value-type="float" office:value="34.820833" calcext:value-type="float">
            <text:p>34.820833</text:p>
          </table:table-cell>
          <table:table-cell office:value-type="string" calcext:value-type="string">
            <text:p>https://www.gbif.org/occurrence/183053081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135.08125" calcext:value-type="float">
            <text:p>135.08125</text:p>
          </table:table-cell>
          <table:table-cell office:value-type="float" office:value="34.7875" calcext:value-type="float">
            <text:p>34.7875</text:p>
          </table:table-cell>
          <table:table-cell office:value-type="string" calcext:value-type="string">
            <text:p>https://www.gbif.org/occurrence/183053200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138.130611" calcext:value-type="float">
            <text:p>138.130611</text:p>
          </table:table-cell>
          <table:table-cell office:value-type="float" office:value="36.887917" calcext:value-type="float">
            <text:p>36.887917</text:p>
          </table:table-cell>
          <table:table-cell office:value-type="string" calcext:value-type="string">
            <text:p>https://www.gbif.org/occurrence/193403327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138.086667" calcext:value-type="float">
            <text:p>138.086667</text:p>
          </table:table-cell>
          <table:table-cell office:value-type="float" office:value="36.757722" calcext:value-type="float">
            <text:p>36.757722</text:p>
          </table:table-cell>
          <table:table-cell office:value-type="string" calcext:value-type="string">
            <text:p>https://www.gbif.org/occurrence/193403347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140.081111" calcext:value-type="float">
            <text:p>140.081111</text:p>
          </table:table-cell>
          <table:table-cell office:value-type="float" office:value="35.153611" calcext:value-type="float">
            <text:p>35.153611</text:p>
          </table:table-cell>
          <table:table-cell office:value-type="string" calcext:value-type="string">
            <text:p>https://www.gbif.org/occurrence/193398237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130.831944" calcext:value-type="float">
            <text:p>130.831944</text:p>
          </table:table-cell>
          <table:table-cell office:value-type="float" office:value="31.510028" calcext:value-type="float">
            <text:p>31.510028</text:p>
          </table:table-cell>
          <table:table-cell office:value-type="string" calcext:value-type="string">
            <text:p>https://www.gbif.org/occurrence/19340048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float" office:value="137.616667" calcext:value-type="float">
            <text:p>137.616667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https://www.gbif.org/occurrence/19338978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  <table:table-cell office:value-type="float" office:value="134.545472" calcext:value-type="float">
            <text:p>134.545472</text:p>
          </table:table-cell>
          <table:table-cell office:value-type="float" office:value="35.39525" calcext:value-type="float">
            <text:p>35.39525</text:p>
          </table:table-cell>
          <table:table-cell office:value-type="string" calcext:value-type="string">
            <text:p>https://www.gbif.org/occurrence/193398242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32.845028" calcext:value-type="float">
            <text:p>132.845028</text:p>
          </table:table-cell>
          <table:table-cell office:value-type="float" office:value="35.077667" calcext:value-type="float">
            <text:p>35.077667</text:p>
          </table:table-cell>
          <table:table-cell office:value-type="string" calcext:value-type="string">
            <text:p>https://www.gbif.org/occurrence/193403280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140.683333" calcext:value-type="float">
            <text:p>140.683333</text:p>
          </table:table-cell>
          <table:table-cell office:value-type="float" office:value="39.45" calcext:value-type="float">
            <text:p>39.45</text:p>
          </table:table-cell>
          <table:table-cell office:value-type="string" calcext:value-type="string">
            <text:p>https://www.gbif.org/occurrence/193389730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134.559497" calcext:value-type="float">
            <text:p>134.559497</text:p>
          </table:table-cell>
          <table:table-cell office:value-type="float" office:value="35.401028" calcext:value-type="float">
            <text:p>35.401028</text:p>
          </table:table-cell>
          <table:table-cell office:value-type="string" calcext:value-type="string">
            <text:p>https://www.gbif.org/occurrence/193386371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132.916667" calcext:value-type="float">
            <text:p>132.916667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https://www.gbif.org/occurrence/183068514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" calcext:value-type="float">
            <text:p>14</text:p>
          </table:table-cell>
          <table:table-cell office:value-type="float" office:value="133.883333" calcext:value-type="float">
            <text:p>133.883333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https://www.gbif.org/occurrence/183068516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  <table:table-cell office:value-type="float" office:value="132.9" calcext:value-type="float">
            <text:p>132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https://www.gbif.org/occurrence/183068519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office:value-type="float" office:value="132.883333" calcext:value-type="float">
            <text:p>132.883333</text:p>
          </table:table-cell>
          <table:table-cell office:value-type="float" office:value="33.266667" calcext:value-type="float">
            <text:p>33.266667</text:p>
          </table:table-cell>
          <table:table-cell office:value-type="string" calcext:value-type="string">
            <text:p>https://www.gbif.org/occurrence/183068619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" calcext:value-type="float">
            <text:p>17</text:p>
          </table:table-cell>
          <table:table-cell office:value-type="float" office:value="133.1" calcext:value-type="float">
            <text:p>133.1</text:p>
          </table:table-cell>
          <table:table-cell office:value-type="float" office:value="33.533333" calcext:value-type="float">
            <text:p>33.533333</text:p>
          </table:table-cell>
          <table:table-cell office:value-type="string" calcext:value-type="string">
            <text:p>https://www.gbif.org/occurrence/18306863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" calcext:value-type="float">
            <text:p>18</text:p>
          </table:table-cell>
          <table:table-cell office:value-type="float" office:value="136.4476" calcext:value-type="float">
            <text:p>136.4476</text:p>
          </table:table-cell>
          <table:table-cell office:value-type="float" office:value="35.3393" calcext:value-type="float">
            <text:p>35.3393</text:p>
          </table:table-cell>
          <table:table-cell office:value-type="string" calcext:value-type="string">
            <text:p>https://www.gbif.org/occurrence/193383852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33.466667" calcext:value-type="float">
            <text:p>33.466667</text:p>
          </table:table-cell>
          <table:table-cell office:value-type="string" calcext:value-type="string">
            <text:p>https://www.gbif.org/occurrence/183068630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office:value-type="float" office:value="137.65" calcext:value-type="float">
            <text:p>137.65</text:p>
          </table:table-cell>
          <table:table-cell office:value-type="float" office:value="35.333333" calcext:value-type="float">
            <text:p>35.333333</text:p>
          </table:table-cell>
          <table:table-cell office:value-type="string" calcext:value-type="string">
            <text:p>https://www.gbif.org/occurrence/193389603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" calcext:value-type="float">
            <text:p>21</text:p>
          </table:table-cell>
          <table:table-cell office:value-type="float" office:value="133.15" calcext:value-type="float">
            <text:p>133.15</text:p>
          </table:table-cell>
          <table:table-cell office:value-type="float" office:value="33.316667" calcext:value-type="float">
            <text:p>33.316667</text:p>
          </table:table-cell>
          <table:table-cell office:value-type="string" calcext:value-type="string">
            <text:p>https://www.gbif.org/occurrence/183069177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" calcext:value-type="float">
            <text:p>22</text:p>
          </table:table-cell>
          <table:table-cell office:value-type="float" office:value="138.189685" calcext:value-type="float">
            <text:p>138.189685</text:p>
          </table:table-cell>
          <table:table-cell office:value-type="float" office:value="36.829897" calcext:value-type="float">
            <text:p>36.829897</text:p>
          </table:table-cell>
          <table:table-cell office:value-type="string" calcext:value-type="string">
            <text:p>https://www.gbif.org/occurrence/182985102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3" calcext:value-type="float">
            <text:p>23</text:p>
          </table:table-cell>
          <table:table-cell office:value-type="float" office:value="135.08299" calcext:value-type="float">
            <text:p>135.08299</text:p>
          </table:table-cell>
          <table:table-cell office:value-type="float" office:value="34.6833" calcext:value-type="float">
            <text:p>34.6833</text:p>
          </table:table-cell>
          <table:table-cell office:value-type="string" calcext:value-type="string">
            <text:p>https://www.gbif.org/occurrence/72929352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" calcext:value-type="float">
            <text:p>24</text:p>
          </table:table-cell>
          <table:table-cell office:value-type="float" office:value="136.605425" calcext:value-type="float">
            <text:p>136.605425</text:p>
          </table:table-cell>
          <table:table-cell office:value-type="float" office:value="36.559725" calcext:value-type="float">
            <text:p>36.559725</text:p>
          </table:table-cell>
          <table:table-cell office:value-type="string" calcext:value-type="string">
            <text:p>https://www.gbif.org/occurrence/182985018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35.483299" calcext:value-type="float">
            <text:p>35.483299</text:p>
          </table:table-cell>
          <table:table-cell office:value-type="string" calcext:value-type="string">
            <text:p>https://www.gbif.org/occurrence/72931497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float" office:value="134.64999" calcext:value-type="float">
            <text:p>134.64999</text:p>
          </table:table-cell>
          <table:table-cell office:value-type="float" office:value="35.516701" calcext:value-type="float">
            <text:p>35.516701</text:p>
          </table:table-cell>
          <table:table-cell office:value-type="string" calcext:value-type="string">
            <text:p>https://www.gbif.org/occurrence/72929042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" calcext:value-type="float">
            <text:p>27</text:p>
          </table:table-cell>
          <table:table-cell office:value-type="float" office:value="135.067" calcext:value-type="float">
            <text:p>135.067</text:p>
          </table:table-cell>
          <table:table-cell office:value-type="float" office:value="35.016701" calcext:value-type="float">
            <text:p>35.016701</text:p>
          </table:table-cell>
          <table:table-cell office:value-type="string" calcext:value-type="string">
            <text:p>https://www.gbif.org/occurrence/72929586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8" calcext:value-type="float">
            <text:p>28</text:p>
          </table:table-cell>
          <table:table-cell office:value-type="float" office:value="139.156025" calcext:value-type="float">
            <text:p>139.156025</text:p>
          </table:table-cell>
          <table:table-cell office:value-type="float" office:value="34.215913" calcext:value-type="float">
            <text:p>34.215913</text:p>
          </table:table-cell>
          <table:table-cell office:value-type="string" calcext:value-type="string">
            <text:p>https://www.gbif.org/occurrence/38883081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9" calcext:value-type="float">
            <text:p>29</text:p>
          </table:table-cell>
          <table:table-cell office:value-type="float" office:value="135.08299" calcext:value-type="float">
            <text:p>135.08299</text:p>
          </table:table-cell>
          <table:table-cell office:value-type="float" office:value="35.049999" calcext:value-type="float">
            <text:p>35.049999</text:p>
          </table:table-cell>
          <table:table-cell office:value-type="string" calcext:value-type="string">
            <text:p>https://www.gbif.org/occurrence/72929985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" calcext:value-type="float">
            <text:p>30</text:p>
          </table:table-cell>
          <table:table-cell office:value-type="float" office:value="134.617" calcext:value-type="float">
            <text:p>134.617</text:p>
          </table:table-cell>
          <table:table-cell office:value-type="float" office:value="35.466702" calcext:value-type="float">
            <text:p>35.466702</text:p>
          </table:table-cell>
          <table:table-cell office:value-type="string" calcext:value-type="string">
            <text:p>https://www.gbif.org/occurrence/72931516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" calcext:value-type="float">
            <text:p>31</text:p>
          </table:table-cell>
          <table:table-cell office:value-type="float" office:value="134.58299" calcext:value-type="float">
            <text:p>134.58299</text:p>
          </table:table-cell>
          <table:table-cell office:value-type="float" office:value="35.383301" calcext:value-type="float">
            <text:p>35.383301</text:p>
          </table:table-cell>
          <table:table-cell office:value-type="string" calcext:value-type="string">
            <text:p>https://www.gbif.org/occurrence/72931830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2" calcext:value-type="float">
            <text:p>32</text:p>
          </table:table-cell>
          <table:table-cell office:value-type="float" office:value="134.517" calcext:value-type="float">
            <text:p>134.517</text:p>
          </table:table-cell>
          <table:table-cell office:value-type="float" office:value="35.3167" calcext:value-type="float">
            <text:p>35.3167</text:p>
          </table:table-cell>
          <table:table-cell office:value-type="string" calcext:value-type="string">
            <text:p>https://www.gbif.org/occurrence/72928714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" calcext:value-type="float">
            <text:p>33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91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" calcext:value-type="float">
            <text:p>34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983299" calcext:value-type="float">
            <text:p>34.983299</text:p>
          </table:table-cell>
          <table:table-cell office:value-type="string" calcext:value-type="string">
            <text:p>https://www.gbif.org/occurrence/72928223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" calcext:value-type="float">
            <text:p>35</text:p>
          </table:table-cell>
          <table:table-cell office:value-type="float" office:value="135.16701" calcext:value-type="float">
            <text:p>135.16701</text:p>
          </table:table-cell>
          <table:table-cell office:value-type="float" office:value="34.9333" calcext:value-type="float">
            <text:p>34.9333</text:p>
          </table:table-cell>
          <table:table-cell office:value-type="string" calcext:value-type="string">
            <text:p>https://www.gbif.org/occurrence/72928272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" calcext:value-type="float">
            <text:p>36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68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7" calcext:value-type="float">
            <text:p>37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833302" calcext:value-type="float">
            <text:p>34.833302</text:p>
          </table:table-cell>
          <table:table-cell office:value-type="string" calcext:value-type="string">
            <text:p>https://www.gbif.org/occurrence/7292957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8" calcext:value-type="float">
            <text:p>38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303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" calcext:value-type="float">
            <text:p>39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950001" calcext:value-type="float">
            <text:p>34.950001</text:p>
          </table:table-cell>
          <table:table-cell office:value-type="string" calcext:value-type="string">
            <text:p>https://www.gbif.org/occurrence/7292821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0" calcext:value-type="float">
            <text:p>40</text:p>
          </table:table-cell>
          <table:table-cell office:value-type="float" office:value="135.33299" calcext:value-type="float">
            <text:p>135.33299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9451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1" calcext:value-type="float">
            <text:p>41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30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" calcext:value-type="float">
            <text:p>42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9333" calcext:value-type="float">
            <text:p>34.9333</text:p>
          </table:table-cell>
          <table:table-cell office:value-type="string" calcext:value-type="string">
            <text:p>https://www.gbif.org/occurrence/72928253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3" calcext:value-type="float">
            <text:p>43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5.133301" calcext:value-type="float">
            <text:p>35.133301</text:p>
          </table:table-cell>
          <table:table-cell office:value-type="string" calcext:value-type="string">
            <text:p>https://www.gbif.org/occurrence/7292975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  <table:table-cell office:value-type="float" office:value="135.133" calcext:value-type="float">
            <text:p>135.133</text:p>
          </table:table-cell>
          <table:table-cell office:value-type="float" office:value="35.099998" calcext:value-type="float">
            <text:p>35.099998</text:p>
          </table:table-cell>
          <table:table-cell office:value-type="string" calcext:value-type="string">
            <text:p>https://www.gbif.org/occurrence/72929798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" calcext:value-type="float">
            <text:p>45</text:p>
          </table:table-cell>
          <table:table-cell office:value-type="float" office:value="135.117" calcext:value-type="float">
            <text:p>135.117</text:p>
          </table:table-cell>
          <table:table-cell office:value-type="float" office:value="35.099998" calcext:value-type="float">
            <text:p>35.099998</text:p>
          </table:table-cell>
          <table:table-cell office:value-type="string" calcext:value-type="string">
            <text:p>https://www.gbif.org/occurrence/72929798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6" calcext:value-type="float">
            <text:p>46</text:p>
          </table:table-cell>
          <table:table-cell office:value-type="float" office:value="135.14999" calcext:value-type="float">
            <text:p>135.14999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816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7" calcext:value-type="float">
            <text:p>47</text:p>
          </table:table-cell>
          <table:table-cell office:value-type="float" office:value="135.10001" calcext:value-type="float">
            <text:p>135.10001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94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8" calcext:value-type="float">
            <text:p>48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44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9" calcext:value-type="float">
            <text:p>49</text:p>
          </table:table-cell>
          <table:table-cell office:value-type="float" office:value="134.66701" calcext:value-type="float">
            <text:p>134.66701</text:p>
          </table:table-cell>
          <table:table-cell office:value-type="float" office:value="35.033298" calcext:value-type="float">
            <text:p>35.033298</text:p>
          </table:table-cell>
          <table:table-cell office:value-type="string" calcext:value-type="string">
            <text:p>https://www.gbif.org/occurrence/72929229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0" calcext:value-type="float">
            <text:p>50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35.533298" calcext:value-type="float">
            <text:p>35.533298</text:p>
          </table:table-cell>
          <table:table-cell office:value-type="string" calcext:value-type="string">
            <text:p>https://www.gbif.org/occurrence/72931076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1" calcext:value-type="float">
            <text:p>51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35.466702" calcext:value-type="float">
            <text:p>35.466702</text:p>
          </table:table-cell>
          <table:table-cell office:value-type="string" calcext:value-type="string">
            <text:p>https://www.gbif.org/occurrence/7293151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2" calcext:value-type="float">
            <text:p>52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5.002201" calcext:value-type="float">
            <text:p>35.002201</text:p>
          </table:table-cell>
          <table:table-cell office:value-type="string" calcext:value-type="string">
            <text:p>https://www.gbif.org/occurrence/72928437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office:value-type="float" office:value="34.5667" calcext:value-type="float">
            <text:p>34.5667</text:p>
          </table:table-cell>
          <table:table-cell office:value-type="string" calcext:value-type="string">
            <text:p>https://www.gbif.org/occurrence/72926988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4" calcext:value-type="float">
            <text:p>54</text:p>
          </table:table-cell>
          <table:table-cell office:value-type="float" office:value="134.983" calcext:value-type="float">
            <text:p>134.983</text:p>
          </table:table-cell>
          <table:table-cell office:value-type="float" office:value="34.5667" calcext:value-type="float">
            <text:p>34.5667</text:p>
          </table:table-cell>
          <table:table-cell office:value-type="string" calcext:value-type="string">
            <text:p>https://www.gbif.org/occurrence/7292982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5" calcext:value-type="float">
            <text:p>55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883301" calcext:value-type="float">
            <text:p>34.883301</text:p>
          </table:table-cell>
          <table:table-cell office:value-type="string" calcext:value-type="string">
            <text:p>https://www.gbif.org/occurrence/72928109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6" calcext:value-type="float">
            <text:p>56</text:p>
          </table:table-cell>
          <table:table-cell office:value-type="float" office:value="134.867" calcext:value-type="float">
            <text:p>134.867</text:p>
          </table:table-cell>
          <table:table-cell office:value-type="float" office:value="35.083302" calcext:value-type="float">
            <text:p>35.083302</text:p>
          </table:table-cell>
          <table:table-cell office:value-type="string" calcext:value-type="string">
            <text:p>https://www.gbif.org/occurrence/72929711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7" calcext:value-type="float">
            <text:p>57</text:p>
          </table:table-cell>
          <table:table-cell office:value-type="float" office:value="135.14999" calcext:value-type="float">
            <text:p>135.14999</text:p>
          </table:table-cell>
          <table:table-cell office:value-type="float" office:value="35.051701" calcext:value-type="float">
            <text:p>35.051701</text:p>
          </table:table-cell>
          <table:table-cell office:value-type="string" calcext:value-type="string">
            <text:p>https://www.gbif.org/occurrence/72929974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134.983" calcext:value-type="float">
            <text:p>134.983</text:p>
          </table:table-cell>
          <table:table-cell office:value-type="float" office:value="35.233299" calcext:value-type="float">
            <text:p>35.233299</text:p>
          </table:table-cell>
          <table:table-cell office:value-type="string" calcext:value-type="string">
            <text:p>https://www.gbif.org/occurrence/72931152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9" calcext:value-type="float">
            <text:p>59</text:p>
          </table:table-cell>
          <table:table-cell office:value-type="float" office:value="135.10201" calcext:value-type="float">
            <text:p>135.10201</text:p>
          </table:table-cell>
          <table:table-cell office:value-type="float" office:value="35.150299" calcext:value-type="float">
            <text:p>35.150299</text:p>
          </table:table-cell>
          <table:table-cell office:value-type="string" calcext:value-type="string">
            <text:p>https://www.gbif.org/occurrence/72931925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0" calcext:value-type="float">
            <text:p>60</text:p>
          </table:table-cell>
          <table:table-cell office:value-type="float" office:value="134.517" calcext:value-type="float">
            <text:p>134.517</text:p>
          </table:table-cell>
          <table:table-cell office:value-type="float" office:value="35.349998" calcext:value-type="float">
            <text:p>35.349998</text:p>
          </table:table-cell>
          <table:table-cell office:value-type="string" calcext:value-type="string">
            <text:p>https://www.gbif.org/occurrence/72932568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1" calcext:value-type="float">
            <text:p>61</text:p>
          </table:table-cell>
          <table:table-cell office:value-type="float" office:value="135.14999" calcext:value-type="float">
            <text:p>135.14999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485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2" calcext:value-type="float">
            <text:p>62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https://www.gbif.org/occurrence/72927311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3" calcext:value-type="float">
            <text:p>63</text:p>
          </table:table-cell>
          <table:table-cell office:value-type="float" office:value="134.7" calcext:value-type="float">
            <text:p>134.7</text:p>
          </table:table-cell>
          <table:table-cell office:value-type="float" office:value="35.016701" calcext:value-type="float">
            <text:p>35.016701</text:p>
          </table:table-cell>
          <table:table-cell office:value-type="string" calcext:value-type="string">
            <text:p>https://www.gbif.org/occurrence/72930142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4" calcext:value-type="float">
            <text:p>64</text:p>
          </table:table-cell>
          <table:table-cell office:value-type="float" office:value="133.052393" calcext:value-type="float">
            <text:p>133.052393</text:p>
          </table:table-cell>
          <table:table-cell office:value-type="float" office:value="33.346518" calcext:value-type="float">
            <text:p>33.346518</text:p>
          </table:table-cell>
          <table:table-cell office:value-type="string" calcext:value-type="string">
            <text:p>https://www.gbif.org/occurrence/182985834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5" calcext:value-type="float">
            <text:p>65</text:p>
          </table:table-cell>
          <table:table-cell office:value-type="float" office:value="140.5625" calcext:value-type="float">
            <text:p>140.5625</text:p>
          </table:table-cell>
          <table:table-cell office:value-type="float" office:value="36.791667" calcext:value-type="float">
            <text:p>36.791667</text:p>
          </table:table-cell>
          <table:table-cell office:value-type="string" calcext:value-type="string">
            <text:p>https://www.gbif.org/occurrence/193415541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6" calcext:value-type="float">
            <text:p>66</text:p>
          </table:table-cell>
          <table:table-cell office:value-type="float" office:value="135.69417" calcext:value-type="float">
            <text:p>135.69417</text:p>
          </table:table-cell>
          <table:table-cell office:value-type="float" office:value="34.73533" calcext:value-type="float">
            <text:p>34.73533</text:p>
          </table:table-cell>
          <table:table-cell office:value-type="string" calcext:value-type="string">
            <text:p>https://www.gbif.org/occurrence/193382689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7" calcext:value-type="float">
            <text:p>67</text:p>
          </table:table-cell>
          <table:table-cell office:value-type="float" office:value="135.67741" calcext:value-type="float">
            <text:p>135.67741</text:p>
          </table:table-cell>
          <table:table-cell office:value-type="float" office:value="34.40839" calcext:value-type="float">
            <text:p>34.40839</text:p>
          </table:table-cell>
          <table:table-cell office:value-type="string" calcext:value-type="string">
            <text:p>https://www.gbif.org/occurrence/193390637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135.67741" calcext:value-type="float">
            <text:p>135.67741</text:p>
          </table:table-cell>
          <table:table-cell office:value-type="float" office:value="34.40839" calcext:value-type="float">
            <text:p>34.40839</text:p>
          </table:table-cell>
          <table:table-cell office:value-type="string" calcext:value-type="string">
            <text:p>https://www.gbif.org/occurrence/19339064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9" calcext:value-type="float">
            <text:p>69</text:p>
          </table:table-cell>
          <table:table-cell office:value-type="float" office:value="140.1152" calcext:value-type="float">
            <text:p>140.1152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https://www.gbif.org/occurrence/193409788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0" calcext:value-type="float">
            <text:p>70</text:p>
          </table:table-cell>
          <table:table-cell office:value-type="float" office:value="134.64999" calcext:value-type="float">
            <text:p>134.64999</text:p>
          </table:table-cell>
          <table:table-cell office:value-type="float" office:value="34.883301" calcext:value-type="float">
            <text:p>34.883301</text:p>
          </table:table-cell>
          <table:table-cell office:value-type="string" calcext:value-type="string">
            <text:p>https://www.gbif.org/occurrence/7293258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1" calcext:value-type="float">
            <text:p>71</text:p>
          </table:table-cell>
          <table:table-cell office:value-type="float" office:value="137.55519" calcext:value-type="float">
            <text:p>137.55519</text:p>
          </table:table-cell>
          <table:table-cell office:value-type="float" office:value="34.91903" calcext:value-type="float">
            <text:p>34.91903</text:p>
          </table:table-cell>
          <table:table-cell office:value-type="string" calcext:value-type="string">
            <text:p>https://www.gbif.org/occurrence/19338269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2" calcext:value-type="float">
            <text:p>72</text:p>
          </table:table-cell>
          <table:table-cell office:value-type="float" office:value="137.55519" calcext:value-type="float">
            <text:p>137.55519</text:p>
          </table:table-cell>
          <table:table-cell office:value-type="float" office:value="34.91903" calcext:value-type="float">
            <text:p>34.91903</text:p>
          </table:table-cell>
          <table:table-cell office:value-type="string" calcext:value-type="string">
            <text:p>https://www.gbif.org/occurrence/193382696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3" calcext:value-type="float">
            <text:p>73</text:p>
          </table:table-cell>
          <table:table-cell office:value-type="float" office:value="134.79849" calcext:value-type="float">
            <text:p>134.79849</text:p>
          </table:table-cell>
          <table:table-cell office:value-type="float" office:value="35.57761" calcext:value-type="float">
            <text:p>35.57761</text:p>
          </table:table-cell>
          <table:table-cell office:value-type="string" calcext:value-type="string">
            <text:p>https://www.gbif.org/occurrence/193382698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4" calcext:value-type="float">
            <text:p>74</text:p>
          </table:table-cell>
          <table:table-cell office:value-type="float" office:value="141.700054" calcext:value-type="float">
            <text:p>141.700054</text:p>
          </table:table-cell>
          <table:table-cell office:value-type="float" office:value="45.034185" calcext:value-type="float">
            <text:p>45.034185</text:p>
          </table:table-cell>
          <table:table-cell office:value-type="string" calcext:value-type="string">
            <text:p>https://www.gbif.org/occurrence/3888307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5" calcext:value-type="float">
            <text:p>75</text:p>
          </table:table-cell>
          <table:table-cell office:value-type="float" office:value="143.038174" calcext:value-type="float">
            <text:p>143.038174</text:p>
          </table:table-cell>
          <table:table-cell office:value-type="float" office:value="42.082612" calcext:value-type="float">
            <text:p>42.082612</text:p>
          </table:table-cell>
          <table:table-cell office:value-type="string" calcext:value-type="string">
            <text:p>https://www.gbif.org/occurrence/3888307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6" calcext:value-type="float">
            <text:p>76</text:p>
          </table:table-cell>
          <table:table-cell office:value-type="float" office:value="134.533" calcext:value-type="float">
            <text:p>134.533</text:p>
          </table:table-cell>
          <table:table-cell office:value-type="float" office:value="35.383301" calcext:value-type="float">
            <text:p>35.383301</text:p>
          </table:table-cell>
          <table:table-cell office:value-type="string" calcext:value-type="string">
            <text:p>https://www.gbif.org/occurrence/72931815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7" calcext:value-type="float">
            <text:p>77</text:p>
          </table:table-cell>
          <table:table-cell office:value-type="float" office:value="139.588056" calcext:value-type="float">
            <text:p>139.588056</text:p>
          </table:table-cell>
          <table:table-cell office:value-type="float" office:value="33.864444" calcext:value-type="float">
            <text:p>33.864444</text:p>
          </table:table-cell>
          <table:table-cell office:value-type="string" calcext:value-type="string">
            <text:p>https://www.gbif.org/occurrence/182988815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8" calcext:value-type="float">
            <text:p>78</text:p>
          </table:table-cell>
          <table:table-cell office:value-type="float" office:value="139.588056" calcext:value-type="float">
            <text:p>139.588056</text:p>
          </table:table-cell>
          <table:table-cell office:value-type="float" office:value="33.864444" calcext:value-type="float">
            <text:p>33.864444</text:p>
          </table:table-cell>
          <table:table-cell office:value-type="string" calcext:value-type="string">
            <text:p>https://www.gbif.org/occurrence/182988839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9" calcext:value-type="float">
            <text:p>79</text:p>
          </table:table-cell>
          <table:table-cell office:value-type="float" office:value="139.588056" calcext:value-type="float">
            <text:p>139.588056</text:p>
          </table:table-cell>
          <table:table-cell office:value-type="float" office:value="33.864444" calcext:value-type="float">
            <text:p>33.864444</text:p>
          </table:table-cell>
          <table:table-cell office:value-type="string" calcext:value-type="string">
            <text:p>https://www.gbif.org/occurrence/182988840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0" calcext:value-type="float">
            <text:p>80</text:p>
          </table:table-cell>
          <table:table-cell office:value-type="float" office:value="139.164722" calcext:value-type="float">
            <text:p>139.164722</text:p>
          </table:table-cell>
          <table:table-cell office:value-type="float" office:value="34.226667" calcext:value-type="float">
            <text:p>34.226667</text:p>
          </table:table-cell>
          <table:table-cell office:value-type="string" calcext:value-type="string">
            <text:p>https://www.gbif.org/occurrence/182988874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 office:value-type="float" office:value="135.05" calcext:value-type="float">
            <text:p>135.05</text:p>
          </table:table-cell>
          <table:table-cell office:value-type="float" office:value="35.200001" calcext:value-type="float">
            <text:p>35.200001</text:p>
          </table:table-cell>
          <table:table-cell office:value-type="string" calcext:value-type="string">
            <text:p>https://www.gbif.org/occurrence/72931164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2" calcext:value-type="float">
            <text:p>82</text:p>
          </table:table-cell>
          <table:table-cell office:value-type="float" office:value="133.531243" calcext:value-type="float">
            <text:p>133.531243</text:p>
          </table:table-cell>
          <table:table-cell office:value-type="float" office:value="35.393488" calcext:value-type="float">
            <text:p>35.393488</text:p>
          </table:table-cell>
          <table:table-cell office:value-type="string" calcext:value-type="string">
            <text:p>https://www.gbif.org/occurrence/182987031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3" calcext:value-type="float">
            <text:p>83</text:p>
          </table:table-cell>
          <table:table-cell office:value-type="float" office:value="136.45572" calcext:value-type="float">
            <text:p>136.45572</text:p>
          </table:table-cell>
          <table:table-cell office:value-type="float" office:value="35.15547" calcext:value-type="float">
            <text:p>35.15547</text:p>
          </table:table-cell>
          <table:table-cell office:value-type="string" calcext:value-type="string">
            <text:p>https://www.gbif.org/occurrence/193387785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4" calcext:value-type="float">
            <text:p>84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95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5" calcext:value-type="float">
            <text:p>85</text:p>
          </table:table-cell>
          <table:table-cell office:value-type="float" office:value="136.4292" calcext:value-type="float">
            <text:p>136.4292</text:p>
          </table:table-cell>
          <table:table-cell office:value-type="float" office:value="35.019" calcext:value-type="float">
            <text:p>35.019</text:p>
          </table:table-cell>
          <table:table-cell office:value-type="string" calcext:value-type="string">
            <text:p>https://www.gbif.org/occurrence/193389200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6" calcext:value-type="float">
            <text:p>86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788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7" calcext:value-type="float">
            <text:p>87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88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8" calcext:value-type="float">
            <text:p>8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961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9" calcext:value-type="float">
            <text:p>89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863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0" calcext:value-type="float">
            <text:p>90</text:p>
          </table:table-cell>
          <table:table-cell office:value-type="float" office:value="136.45572" calcext:value-type="float">
            <text:p>136.45572</text:p>
          </table:table-cell>
          <table:table-cell office:value-type="float" office:value="35.15547" calcext:value-type="float">
            <text:p>35.15547</text:p>
          </table:table-cell>
          <table:table-cell office:value-type="string" calcext:value-type="string">
            <text:p>https://www.gbif.org/occurrence/193387787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1" calcext:value-type="float">
            <text:p>91</text:p>
          </table:table-cell>
          <table:table-cell office:value-type="float" office:value="136.45572" calcext:value-type="float">
            <text:p>136.45572</text:p>
          </table:table-cell>
          <table:table-cell office:value-type="float" office:value="35.15547" calcext:value-type="float">
            <text:p>35.15547</text:p>
          </table:table-cell>
          <table:table-cell office:value-type="string" calcext:value-type="string">
            <text:p>https://www.gbif.org/occurrence/193387787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2" calcext:value-type="float">
            <text:p>92</text:p>
          </table:table-cell>
          <table:table-cell office:value-type="float" office:value="139.156025" calcext:value-type="float">
            <text:p>139.156025</text:p>
          </table:table-cell>
          <table:table-cell office:value-type="float" office:value="34.215913" calcext:value-type="float">
            <text:p>34.215913</text:p>
          </table:table-cell>
          <table:table-cell office:value-type="string" calcext:value-type="string">
            <text:p>https://www.gbif.org/occurrence/38883058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3" calcext:value-type="float">
            <text:p>93</text:p>
          </table:table-cell>
          <table:table-cell office:value-type="float" office:value="141.146667" calcext:value-type="float">
            <text:p>141.146667</text:p>
          </table:table-cell>
          <table:table-cell office:value-type="float" office:value="39.469167" calcext:value-type="float">
            <text:p>39.469167</text:p>
          </table:table-cell>
          <table:table-cell office:value-type="string" calcext:value-type="string">
            <text:p>https://www.gbif.org/occurrence/182990218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4" calcext:value-type="float">
            <text:p>94</text:p>
          </table:table-cell>
          <table:table-cell office:value-type="float" office:value="133.544278" calcext:value-type="float">
            <text:p>133.544278</text:p>
          </table:table-cell>
          <table:table-cell office:value-type="float" office:value="35.372861" calcext:value-type="float">
            <text:p>35.372861</text:p>
          </table:table-cell>
          <table:table-cell office:value-type="string" calcext:value-type="string">
            <text:p>https://www.gbif.org/occurrence/18298929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5" calcext:value-type="float">
            <text:p>95</text:p>
          </table:table-cell>
          <table:table-cell office:value-type="float" office:value="138.963806" calcext:value-type="float">
            <text:p>138.963806</text:p>
          </table:table-cell>
          <table:table-cell office:value-type="float" office:value="37.316611" calcext:value-type="float">
            <text:p>37.316611</text:p>
          </table:table-cell>
          <table:table-cell office:value-type="string" calcext:value-type="string">
            <text:p>https://www.gbif.org/occurrence/182990146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6" calcext:value-type="float">
            <text:p>96</text:p>
          </table:table-cell>
          <table:table-cell office:value-type="float" office:value="138.963806" calcext:value-type="float">
            <text:p>138.963806</text:p>
          </table:table-cell>
          <table:table-cell office:value-type="float" office:value="37.316611" calcext:value-type="float">
            <text:p>37.316611</text:p>
          </table:table-cell>
          <table:table-cell office:value-type="string" calcext:value-type="string">
            <text:p>https://www.gbif.org/occurrence/182990149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7" calcext:value-type="float">
            <text:p>97</text:p>
          </table:table-cell>
          <table:table-cell office:value-type="float" office:value="134.764167" calcext:value-type="float">
            <text:p>134.764167</text:p>
          </table:table-cell>
          <table:table-cell office:value-type="float" office:value="34.988333" calcext:value-type="float">
            <text:p>34.988333</text:p>
          </table:table-cell>
          <table:table-cell office:value-type="string" calcext:value-type="string">
            <text:p>https://www.gbif.org/occurrence/182989063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8" calcext:value-type="float">
            <text:p>98</text:p>
          </table:table-cell>
          <table:table-cell office:value-type="float" office:value="139.388146" calcext:value-type="float">
            <text:p>139.388146</text:p>
          </table:table-cell>
          <table:table-cell office:value-type="float" office:value="36.865587" calcext:value-type="float">
            <text:p>36.865587</text:p>
          </table:table-cell>
          <table:table-cell office:value-type="string" calcext:value-type="string">
            <text:p>https://www.gbif.org/occurrence/3888305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9" calcext:value-type="float">
            <text:p>99</text:p>
          </table:table-cell>
          <table:table-cell office:value-type="float" office:value="142.985298" calcext:value-type="float">
            <text:p>142.985298</text:p>
          </table:table-cell>
          <table:table-cell office:value-type="float" office:value="43.779923" calcext:value-type="float">
            <text:p>43.779923</text:p>
          </table:table-cell>
          <table:table-cell office:value-type="string" calcext:value-type="string">
            <text:p>https://www.gbif.org/occurrence/38883070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0" calcext:value-type="float">
            <text:p>100</text:p>
          </table:table-cell>
          <table:table-cell office:value-type="float" office:value="136.421228" calcext:value-type="float">
            <text:p>136.421228</text:p>
          </table:table-cell>
          <table:table-cell office:value-type="float" office:value="35.001237" calcext:value-type="float">
            <text:p>35.001237</text:p>
          </table:table-cell>
          <table:table-cell office:value-type="string" calcext:value-type="string">
            <text:p>https://www.gbif.org/occurrence/182982419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1" calcext:value-type="float">
            <text:p>101</text:p>
          </table:table-cell>
          <table:table-cell office:value-type="float" office:value="139.910378" calcext:value-type="float">
            <text:p>139.910378</text:p>
          </table:table-cell>
          <table:table-cell office:value-type="float" office:value="39.194088" calcext:value-type="float">
            <text:p>39.194088</text:p>
          </table:table-cell>
          <table:table-cell office:value-type="string" calcext:value-type="string">
            <text:p>https://www.gbif.org/occurrence/18298181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2" calcext:value-type="float">
            <text:p>102</text:p>
          </table:table-cell>
          <table:table-cell office:value-type="float" office:value="137.8625" calcext:value-type="float">
            <text:p>137.8625</text:p>
          </table:table-cell>
          <table:table-cell office:value-type="float" office:value="36.698056" calcext:value-type="float">
            <text:p>36.698056</text:p>
          </table:table-cell>
          <table:table-cell office:value-type="string" calcext:value-type="string">
            <text:p>https://www.gbif.org/occurrence/182989973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3" calcext:value-type="float">
            <text:p>103</text:p>
          </table:table-cell>
          <table:table-cell office:value-type="float" office:value="139.3902" calcext:value-type="float">
            <text:p>139.3902</text:p>
          </table:table-cell>
          <table:table-cell office:value-type="float" office:value="35.5762" calcext:value-type="float">
            <text:p>35.5762</text:p>
          </table:table-cell>
          <table:table-cell office:value-type="string" calcext:value-type="string">
            <text:p>https://www.gbif.org/occurrence/193406169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4" calcext:value-type="float">
            <text:p>104</text:p>
          </table:table-cell>
          <table:table-cell office:value-type="float" office:value="138.456667" calcext:value-type="float">
            <text:p>138.456667</text:p>
          </table:table-cell>
          <table:table-cell office:value-type="float" office:value="35.768889" calcext:value-type="float">
            <text:p>35.768889</text:p>
          </table:table-cell>
          <table:table-cell office:value-type="string" calcext:value-type="string">
            <text:p>https://www.gbif.org/occurrence/18298961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5" calcext:value-type="float">
            <text:p>105</text:p>
          </table:table-cell>
          <table:table-cell office:value-type="float" office:value="142.854204" calcext:value-type="float">
            <text:p>142.854204</text:p>
          </table:table-cell>
          <table:table-cell office:value-type="float" office:value="43.663542" calcext:value-type="float">
            <text:p>43.663542</text:p>
          </table:table-cell>
          <table:table-cell office:value-type="string" calcext:value-type="string">
            <text:p>https://www.gbif.org/occurrence/38883058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6" calcext:value-type="float">
            <text:p>106</text:p>
          </table:table-cell>
          <table:table-cell office:value-type="float" office:value="140.002643" calcext:value-type="float">
            <text:p>140.002643</text:p>
          </table:table-cell>
          <table:table-cell office:value-type="float" office:value="37.619764" calcext:value-type="float">
            <text:p>37.619764</text:p>
          </table:table-cell>
          <table:table-cell office:value-type="string" calcext:value-type="string">
            <text:p>https://www.gbif.org/occurrence/182982526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  <table:table-cell office:value-type="float" office:value="138.645315" calcext:value-type="float">
            <text:p>138.645315</text:p>
          </table:table-cell>
          <table:table-cell office:value-type="float" office:value="36.410905" calcext:value-type="float">
            <text:p>36.410905</text:p>
          </table:table-cell>
          <table:table-cell office:value-type="string" calcext:value-type="string">
            <text:p>https://www.gbif.org/occurrence/18298238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8" calcext:value-type="float">
            <text:p>108</text:p>
          </table:table-cell>
          <table:table-cell office:value-type="float" office:value="138.177958" calcext:value-type="float">
            <text:p>138.177958</text:p>
          </table:table-cell>
          <table:table-cell office:value-type="float" office:value="36.100541" calcext:value-type="float">
            <text:p>36.100541</text:p>
          </table:table-cell>
          <table:table-cell office:value-type="string" calcext:value-type="string">
            <text:p>https://www.gbif.org/occurrence/182982435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9" calcext:value-type="float">
            <text:p>109</text:p>
          </table:table-cell>
          <table:table-cell office:value-type="float" office:value="138.157313" calcext:value-type="float">
            <text:p>138.157313</text:p>
          </table:table-cell>
          <table:table-cell office:value-type="float" office:value="35.461261" calcext:value-type="float">
            <text:p>35.461261</text:p>
          </table:table-cell>
          <table:table-cell office:value-type="string" calcext:value-type="string">
            <text:p>https://www.gbif.org/occurrence/182982418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0" calcext:value-type="float">
            <text:p>110</text:p>
          </table:table-cell>
          <table:table-cell office:value-type="float" office:value="139.173198" calcext:value-type="float">
            <text:p>139.173198</text:p>
          </table:table-cell>
          <table:table-cell office:value-type="float" office:value="36.903438" calcext:value-type="float">
            <text:p>36.903438</text:p>
          </table:table-cell>
          <table:table-cell office:value-type="string" calcext:value-type="string">
            <text:p>https://www.gbif.org/occurrence/182982415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1" calcext:value-type="float">
            <text:p>111</text:p>
          </table:table-cell>
          <table:table-cell office:value-type="float" office:value="139.173198" calcext:value-type="float">
            <text:p>139.173198</text:p>
          </table:table-cell>
          <table:table-cell office:value-type="float" office:value="36.903438" calcext:value-type="float">
            <text:p>36.903438</text:p>
          </table:table-cell>
          <table:table-cell office:value-type="string" calcext:value-type="string">
            <text:p>https://www.gbif.org/occurrence/182982417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2" calcext:value-type="float">
            <text:p>112</text:p>
          </table:table-cell>
          <table:table-cell office:value-type="float" office:value="139.203275" calcext:value-type="float">
            <text:p>139.203275</text:p>
          </table:table-cell>
          <table:table-cell office:value-type="float" office:value="36.918628" calcext:value-type="float">
            <text:p>36.918628</text:p>
          </table:table-cell>
          <table:table-cell office:value-type="string" calcext:value-type="string">
            <text:p>https://www.gbif.org/occurrence/182982437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3" calcext:value-type="float">
            <text:p>113</text:p>
          </table:table-cell>
          <table:table-cell office:value-type="float" office:value="139.173198" calcext:value-type="float">
            <text:p>139.173198</text:p>
          </table:table-cell>
          <table:table-cell office:value-type="float" office:value="36.903438" calcext:value-type="float">
            <text:p>36.903438</text:p>
          </table:table-cell>
          <table:table-cell office:value-type="string" calcext:value-type="string">
            <text:p>https://www.gbif.org/occurrence/18298252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4" calcext:value-type="float">
            <text:p>114</text:p>
          </table:table-cell>
          <table:table-cell office:value-type="float" office:value="140.47931" calcext:value-type="float">
            <text:p>140.47931</text:p>
          </table:table-cell>
          <table:table-cell office:value-type="float" office:value="38.24942" calcext:value-type="float">
            <text:p>38.24942</text:p>
          </table:table-cell>
          <table:table-cell office:value-type="string" calcext:value-type="string">
            <text:p>https://www.gbif.org/occurrence/193382688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5" calcext:value-type="float">
            <text:p>115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37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6" calcext:value-type="float">
            <text:p>116</text:p>
          </table:table-cell>
          <table:table-cell office:value-type="float" office:value="138.9302" calcext:value-type="float">
            <text:p>138.9302</text:p>
          </table:table-cell>
          <table:table-cell office:value-type="float" office:value="36.8344" calcext:value-type="float">
            <text:p>36.8344</text:p>
          </table:table-cell>
          <table:table-cell office:value-type="string" calcext:value-type="string">
            <text:p>https://www.gbif.org/occurrence/193415350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7" calcext:value-type="float">
            <text:p>117</text:p>
          </table:table-cell>
          <table:table-cell office:value-type="float" office:value="138.9302" calcext:value-type="float">
            <text:p>138.9302</text:p>
          </table:table-cell>
          <table:table-cell office:value-type="float" office:value="36.8344" calcext:value-type="float">
            <text:p>36.8344</text:p>
          </table:table-cell>
          <table:table-cell office:value-type="string" calcext:value-type="string">
            <text:p>https://www.gbif.org/occurrence/193415351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8" calcext:value-type="float">
            <text:p>118</text:p>
          </table:table-cell>
          <table:table-cell office:value-type="float" office:value="137.6295" calcext:value-type="float">
            <text:p>137.6295</text:p>
          </table:table-cell>
          <table:table-cell office:value-type="float" office:value="36.152" calcext:value-type="float">
            <text:p>36.152</text:p>
          </table:table-cell>
          <table:table-cell office:value-type="string" calcext:value-type="string">
            <text:p>https://www.gbif.org/occurrence/193406169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9" calcext:value-type="float">
            <text:p>119</text:p>
          </table:table-cell>
          <table:table-cell office:value-type="float" office:value="139.0413" calcext:value-type="float">
            <text:p>139.0413</text:p>
          </table:table-cell>
          <table:table-cell office:value-type="float" office:value="35.1277" calcext:value-type="float">
            <text:p>35.1277</text:p>
          </table:table-cell>
          <table:table-cell office:value-type="string" calcext:value-type="string">
            <text:p>https://www.gbif.org/occurrence/19340617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0" calcext:value-type="float">
            <text:p>120</text:p>
          </table:table-cell>
          <table:table-cell office:value-type="float" office:value="139.0413" calcext:value-type="float">
            <text:p>139.0413</text:p>
          </table:table-cell>
          <table:table-cell office:value-type="float" office:value="35.1277" calcext:value-type="float">
            <text:p>35.1277</text:p>
          </table:table-cell>
          <table:table-cell office:value-type="string" calcext:value-type="string">
            <text:p>https://www.gbif.org/occurrence/193406172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1" calcext:value-type="float">
            <text:p>121</text:p>
          </table:table-cell>
          <table:table-cell office:value-type="float" office:value="137.6182" calcext:value-type="float">
            <text:p>137.6182</text:p>
          </table:table-cell>
          <table:table-cell office:value-type="float" office:value="36.5793" calcext:value-type="float">
            <text:p>36.5793</text:p>
          </table:table-cell>
          <table:table-cell office:value-type="string" calcext:value-type="string">
            <text:p>https://www.gbif.org/occurrence/193397700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03.44424" calcext:value-type="float">
            <text:p>103.44424</text:p>
          </table:table-cell>
          <table:table-cell office:value-type="float" office:value="30.587229" calcext:value-type="float">
            <text:p>30.587229</text:p>
          </table:table-cell>
          <table:table-cell office:value-type="string" calcext:value-type="string">
            <text:p>https://www.gbif.org/occurrence/103087124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110.85" calcext:value-type="float">
            <text:p>110.85</text:p>
          </table:table-cell>
          <table:table-cell office:value-type="float" office:value="26.43" calcext:value-type="float">
            <text:p>26.43</text:p>
          </table:table-cell>
          <table:table-cell office:value-type="string" calcext:value-type="string">
            <text:p>https://www.gbif.org/occurrence/241761438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office:value-type="float" office:value="102.928376" calcext:value-type="float">
            <text:p>102.928376</text:p>
          </table:table-cell>
          <table:table-cell office:value-type="float" office:value="30.144125" calcext:value-type="float">
            <text:p>30.144125</text:p>
          </table:table-cell>
          <table:table-cell office:value-type="string" calcext:value-type="string">
            <text:p>https://www.gbif.org/occurrence/103089835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float" office:value="102.928376" calcext:value-type="float">
            <text:p>102.928376</text:p>
          </table:table-cell>
          <table:table-cell office:value-type="float" office:value="30.144125" calcext:value-type="float">
            <text:p>30.144125</text:p>
          </table:table-cell>
          <table:table-cell office:value-type="string" calcext:value-type="string">
            <text:p>https://www.gbif.org/occurrence/103089838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121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122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" calcext:value-type="float">
            <text:p>7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123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2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" calcext:value-type="float">
            <text:p>9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3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4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" calcext:value-type="float">
            <text:p>11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6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" calcext:value-type="float">
            <text:p>12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099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" calcext:value-type="float">
            <text:p>13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5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6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float" office:value="103.571742" calcext:value-type="float">
            <text:p>103.571742</text:p>
          </table:table-cell>
          <table:table-cell office:value-type="float" office:value="28.262715" calcext:value-type="float">
            <text:p>28.262715</text:p>
          </table:table-cell>
          <table:table-cell office:value-type="string" calcext:value-type="string">
            <text:p>https://www.gbif.org/occurrence/103089837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25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098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03089839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" calcext:value-type="float">
            <text:p>19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765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516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1" calcext:value-type="float">
            <text:p>21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747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" calcext:value-type="float">
            <text:p>22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24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" calcext:value-type="float">
            <text:p>23</text:p>
          </table:table-cell>
          <table:table-cell office:value-type="float" office:value="110.040007" calcext:value-type="float">
            <text:p>110.040007</text:p>
          </table:table-cell>
          <table:table-cell office:value-type="float" office:value="25.742153" calcext:value-type="float">
            <text:p>25.742153</text:p>
          </table:table-cell>
          <table:table-cell office:value-type="string" calcext:value-type="string">
            <text:p>https://www.gbif.org/occurrence/103095131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4" calcext:value-type="float">
            <text:p>24</text:p>
          </table:table-cell>
          <table:table-cell office:value-type="float" office:value="110.040007" calcext:value-type="float">
            <text:p>110.040007</text:p>
          </table:table-cell>
          <table:table-cell office:value-type="float" office:value="25.742153" calcext:value-type="float">
            <text:p>25.742153</text:p>
          </table:table-cell>
          <table:table-cell office:value-type="string" calcext:value-type="string">
            <text:p>https://www.gbif.org/occurrence/103095130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" calcext:value-type="float">
            <text:p>25</text:p>
          </table:table-cell>
          <table:table-cell office:value-type="float" office:value="102.81464" calcext:value-type="float">
            <text:p>102.81464</text:p>
          </table:table-cell>
          <table:table-cell office:value-type="float" office:value="30.368117" calcext:value-type="float">
            <text:p>30.368117</text:p>
          </table:table-cell>
          <table:table-cell office:value-type="string" calcext:value-type="string">
            <text:p>https://www.gbif.org/occurrence/103087095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" calcext:value-type="float">
            <text:p>26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1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7" calcext:value-type="float">
            <text:p>27</text:p>
          </table:table-cell>
          <table:table-cell office:value-type="float" office:value="102.990174" calcext:value-type="float">
            <text:p>102.990174</text:p>
          </table:table-cell>
          <table:table-cell office:value-type="float" office:value="32.061655" calcext:value-type="float">
            <text:p>32.061655</text:p>
          </table:table-cell>
          <table:table-cell office:value-type="string" calcext:value-type="string">
            <text:p>https://www.gbif.org/occurrence/103089834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8" calcext:value-type="float">
            <text:p>28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89834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9" calcext:value-type="float">
            <text:p>29</text:p>
          </table:table-cell>
          <table:table-cell office:value-type="float" office:value="102.81464" calcext:value-type="float">
            <text:p>102.81464</text:p>
          </table:table-cell>
          <table:table-cell office:value-type="float" office:value="30.368117" calcext:value-type="float">
            <text:p>30.368117</text:p>
          </table:table-cell>
          <table:table-cell office:value-type="string" calcext:value-type="string">
            <text:p>https://www.gbif.org/occurrence/103089835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6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1" calcext:value-type="float">
            <text:p>3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89837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  <table:table-cell office:value-type="float" office:value="102.81464" calcext:value-type="float">
            <text:p>102.81464</text:p>
          </table:table-cell>
          <table:table-cell office:value-type="float" office:value="30.368117" calcext:value-type="float">
            <text:p>30.368117</text:p>
          </table:table-cell>
          <table:table-cell office:value-type="string" calcext:value-type="string">
            <text:p>https://www.gbif.org/occurrence/103089837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3" calcext:value-type="float">
            <text:p>33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89837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" calcext:value-type="float">
            <text:p>34</text:p>
          </table:table-cell>
          <table:table-cell office:value-type="float" office:value="109.833841" calcext:value-type="float">
            <text:p>109.833841</text:p>
          </table:table-cell>
          <table:table-cell office:value-type="float" office:value="27.203906" calcext:value-type="float">
            <text:p>27.203906</text:p>
          </table:table-cell>
          <table:table-cell office:value-type="string" calcext:value-type="string">
            <text:p>https://www.gbif.org/occurrence/103095128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" calcext:value-type="float">
            <text:p>35</text:p>
          </table:table-cell>
          <table:table-cell office:value-type="float" office:value="105.1" calcext:value-type="float">
            <text:p>105.1</text:p>
          </table:table-cell>
          <table:table-cell office:value-type="float" office:value="28.27" calcext:value-type="float">
            <text:p>28.27</text:p>
          </table:table-cell>
          <table:table-cell office:value-type="string" calcext:value-type="string">
            <text:p>https://www.gbif.org/occurrence/241734199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6" calcext:value-type="float">
            <text:p>36</text:p>
          </table:table-cell>
          <table:table-cell office:value-type="float" office:value="105.1" calcext:value-type="float">
            <text:p>105.1</text:p>
          </table:table-cell>
          <table:table-cell office:value-type="float" office:value="28.27" calcext:value-type="float">
            <text:p>28.27</text:p>
          </table:table-cell>
          <table:table-cell office:value-type="string" calcext:value-type="string">
            <text:p>https://www.gbif.org/occurrence/241734608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7" calcext:value-type="float">
            <text:p>37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155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8" calcext:value-type="float">
            <text:p>38</text:p>
          </table:table-cell>
          <table:table-cell office:value-type="float" office:value="102.81" calcext:value-type="float">
            <text:p>102.81</text:p>
          </table:table-cell>
          <table:table-cell office:value-type="float" office:value="30.36" calcext:value-type="float">
            <text:p>30.36</text:p>
          </table:table-cell>
          <table:table-cell office:value-type="string" calcext:value-type="string">
            <text:p>https://www.gbif.org/occurrence/241748762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9" calcext:value-type="float">
            <text:p>39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88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97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1" calcext:value-type="float">
            <text:p>41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653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2" calcext:value-type="float">
            <text:p>42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051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3" calcext:value-type="float">
            <text:p>43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120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4" calcext:value-type="float">
            <text:p>44</text:p>
          </table:table-cell>
          <table:table-cell office:value-type="float" office:value="110.040007" calcext:value-type="float">
            <text:p>110.040007</text:p>
          </table:table-cell>
          <table:table-cell office:value-type="float" office:value="25.742153" calcext:value-type="float">
            <text:p>25.742153</text:p>
          </table:table-cell>
          <table:table-cell office:value-type="string" calcext:value-type="string">
            <text:p>https://www.gbif.org/occurrence/103095132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5" calcext:value-type="float">
            <text:p>45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78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6" calcext:value-type="float">
            <text:p>46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13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7" calcext:value-type="float">
            <text:p>47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163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" calcext:value-type="float">
            <text:p>48</text:p>
          </table:table-cell>
          <table:table-cell office:value-type="float" office:value="109.83" calcext:value-type="float">
            <text:p>109.83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https://www.gbif.org/occurrence/241771146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" calcext:value-type="float">
            <text:p>49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95126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" calcext:value-type="float">
            <text:p>50</text:p>
          </table:table-cell>
          <table:table-cell office:value-type="float" office:value="110.050532" calcext:value-type="float">
            <text:p>110.050532</text:p>
          </table:table-cell>
          <table:table-cell office:value-type="float" office:value="25.255089" calcext:value-type="float">
            <text:p>25.255089</text:p>
          </table:table-cell>
          <table:table-cell office:value-type="string" calcext:value-type="string">
            <text:p>https://www.gbif.org/occurrence/103095128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" calcext:value-type="float">
            <text:p>51</text:p>
          </table:table-cell>
          <table:table-cell office:value-type="float" office:value="110.050532" calcext:value-type="float">
            <text:p>110.050532</text:p>
          </table:table-cell>
          <table:table-cell office:value-type="float" office:value="25.255089" calcext:value-type="float">
            <text:p>25.255089</text:p>
          </table:table-cell>
          <table:table-cell office:value-type="string" calcext:value-type="string">
            <text:p>https://www.gbif.org/occurrence/103095129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" calcext:value-type="float">
            <text:p>52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95129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" calcext:value-type="float">
            <text:p>53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95130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" calcext:value-type="float">
            <text:p>54</text:p>
          </table:table-cell>
          <table:table-cell office:value-type="float" office:value="110.05" calcext:value-type="float">
            <text:p>110.0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https://www.gbif.org/occurrence/241728020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5" calcext:value-type="float">
            <text:p>55</text:p>
          </table:table-cell>
          <table:table-cell office:value-type="float" office:value="110.58" calcext:value-type="float">
            <text:p>110.58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https://www.gbif.org/occurrence/241734110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6" calcext:value-type="float">
            <text:p>56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019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7" calcext:value-type="float">
            <text:p>57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175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8" calcext:value-type="float">
            <text:p>58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208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9" calcext:value-type="float">
            <text:p>59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255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518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1" calcext:value-type="float">
            <text:p>6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95126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2" calcext:value-type="float">
            <text:p>62</text:p>
          </table:table-cell>
          <table:table-cell office:value-type="float" office:value="103.853481" calcext:value-type="float">
            <text:p>103.853481</text:p>
          </table:table-cell>
          <table:table-cell office:value-type="float" office:value="31.68115" calcext:value-type="float">
            <text:p>31.68115</text:p>
          </table:table-cell>
          <table:table-cell office:value-type="string" calcext:value-type="string">
            <text:p>https://www.gbif.org/occurrence/103095131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3" calcext:value-type="float">
            <text:p>63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52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57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5" calcext:value-type="float">
            <text:p>65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59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6" calcext:value-type="float">
            <text:p>66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32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7" calcext:value-type="float">
            <text:p>67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328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8" calcext:value-type="float">
            <text:p>68</text:p>
          </table:table-cell>
          <table:table-cell office:value-type="float" office:value="102.54" calcext:value-type="float">
            <text:p>102.54</text:p>
          </table:table-cell>
          <table:table-cell office:value-type="float" office:value="30.91" calcext:value-type="float">
            <text:p>30.91</text:p>
          </table:table-cell>
          <table:table-cell office:value-type="string" calcext:value-type="string">
            <text:p>https://www.gbif.org/occurrence/241773673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9" calcext:value-type="float">
            <text:p>69</text:p>
          </table:table-cell>
          <table:table-cell office:value-type="float" office:value="104.39" calcext:value-type="float">
            <text:p>104.39</text:p>
          </table:table-cell>
          <table:table-cell office:value-type="float" office:value="34.04" calcext:value-type="float">
            <text:p>34.04</text:p>
          </table:table-cell>
          <table:table-cell office:value-type="string" calcext:value-type="string">
            <text:p>https://www.gbif.org/occurrence/241747536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office:value-type="float" office:value="112.948819" calcext:value-type="float">
            <text:p>112.948819</text:p>
          </table:table-cell>
          <table:table-cell office:value-type="float" office:value="25.39996" calcext:value-type="float">
            <text:p>25.39996</text:p>
          </table:table-cell>
          <table:table-cell office:value-type="string" calcext:value-type="string">
            <text:p>https://www.gbif.org/occurrence/103095128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1" calcext:value-type="float">
            <text:p>7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8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2" calcext:value-type="float">
            <text:p>72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90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3" calcext:value-type="float">
            <text:p>73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597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4" calcext:value-type="float">
            <text:p>74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599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5" calcext:value-type="float">
            <text:p>75</text:p>
          </table:table-cell>
          <table:table-cell office:value-type="float" office:value="112.948819" calcext:value-type="float">
            <text:p>112.948819</text:p>
          </table:table-cell>
          <table:table-cell office:value-type="float" office:value="25.39996" calcext:value-type="float">
            <text:p>25.39996</text:p>
          </table:table-cell>
          <table:table-cell office:value-type="string" calcext:value-type="string">
            <text:p>https://www.gbif.org/occurrence/130396603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6" calcext:value-type="float">
            <text:p>76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90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7" calcext:value-type="float">
            <text:p>77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595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8" calcext:value-type="float">
            <text:p>78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654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9" calcext:value-type="float">
            <text:p>79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4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0" calcext:value-type="float">
            <text:p>80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8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1" calcext:value-type="float">
            <text:p>8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402676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2" calcext:value-type="float">
            <text:p>82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402677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3" calcext:value-type="float">
            <text:p>83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402679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4" calcext:value-type="float">
            <text:p>84</text:p>
          </table:table-cell>
          <table:table-cell office:value-type="float" office:value="103.231884" calcext:value-type="float">
            <text:p>103.231884</text:p>
          </table:table-cell>
          <table:table-cell office:value-type="float" office:value="29.73797" calcext:value-type="float">
            <text:p>29.73797</text:p>
          </table:table-cell>
          <table:table-cell office:value-type="string" calcext:value-type="string">
            <text:p>https://www.gbif.org/occurrence/130370381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5" calcext:value-type="float">
            <text:p>85</text:p>
          </table:table-cell>
          <table:table-cell office:value-type="float" office:value="103.231884" calcext:value-type="float">
            <text:p>103.231884</text:p>
          </table:table-cell>
          <table:table-cell office:value-type="float" office:value="29.73797" calcext:value-type="float">
            <text:p>29.73797</text:p>
          </table:table-cell>
          <table:table-cell office:value-type="string" calcext:value-type="string">
            <text:p>https://www.gbif.org/occurrence/130370383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6" calcext:value-type="float">
            <text:p>86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4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7" calcext:value-type="float">
            <text:p>87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7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8" calcext:value-type="float">
            <text:p>88</text:p>
          </table:table-cell>
          <table:table-cell office:value-type="float" office:value="113.184435" calcext:value-type="float">
            <text:p>113.184435</text:p>
          </table:table-cell>
          <table:table-cell office:value-type="float" office:value="24.813781" calcext:value-type="float">
            <text:p>24.813781</text:p>
          </table:table-cell>
          <table:table-cell office:value-type="string" calcext:value-type="string">
            <text:p>https://www.gbif.org/occurrence/103095129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9" calcext:value-type="float">
            <text:p>89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87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0" calcext:value-type="float">
            <text:p>90</text:p>
          </table:table-cell>
          <table:table-cell office:value-type="float" office:value="102.7586" calcext:value-type="float">
            <text:p>102.7586</text:p>
          </table:table-cell>
          <table:table-cell office:value-type="float" office:value="30.066425" calcext:value-type="float">
            <text:p>30.066425</text:p>
          </table:table-cell>
          <table:table-cell office:value-type="string" calcext:value-type="string">
            <text:p>https://www.gbif.org/occurrence/105711979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1" calcext:value-type="float">
            <text:p>91</text:p>
          </table:table-cell>
          <table:table-cell office:value-type="float" office:value="111.009947" calcext:value-type="float">
            <text:p>111.009947</text:p>
          </table:table-cell>
          <table:table-cell office:value-type="float" office:value="25.897942" calcext:value-type="float">
            <text:p>25.897942</text:p>
          </table:table-cell>
          <table:table-cell office:value-type="string" calcext:value-type="string">
            <text:p>https://www.gbif.org/occurrence/103095131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2" calcext:value-type="float">
            <text:p>92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1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3" calcext:value-type="float">
            <text:p>93</text:p>
          </table:table-cell>
          <table:table-cell office:value-type="float" office:value="111.009947" calcext:value-type="float">
            <text:p>111.009947</text:p>
          </table:table-cell>
          <table:table-cell office:value-type="float" office:value="25.897942" calcext:value-type="float">
            <text:p>25.897942</text:p>
          </table:table-cell>
          <table:table-cell office:value-type="string" calcext:value-type="string">
            <text:p>https://www.gbif.org/occurrence/130370383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4" calcext:value-type="float">
            <text:p>94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4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5" calcext:value-type="float">
            <text:p>95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6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6" calcext:value-type="float">
            <text:p>96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6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7" calcext:value-type="float">
            <text:p>97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7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8" calcext:value-type="float">
            <text:p>98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8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9" calcext:value-type="float">
            <text:p>99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90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92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1" calcext:value-type="float">
            <text:p>101</text:p>
          </table:table-cell>
          <table:table-cell office:value-type="float" office:value="106.761103" calcext:value-type="float">
            <text:p>106.761103</text:p>
          </table:table-cell>
          <table:table-cell office:value-type="float" office:value="26.543493" calcext:value-type="float">
            <text:p>26.543493</text:p>
          </table:table-cell>
          <table:table-cell office:value-type="string" calcext:value-type="string">
            <text:p>https://www.gbif.org/occurrence/130396590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2" calcext:value-type="float">
            <text:p>102</text:p>
          </table:table-cell>
          <table:table-cell office:value-type="float" office:value="111.009947" calcext:value-type="float">
            <text:p>111.009947</text:p>
          </table:table-cell>
          <table:table-cell office:value-type="float" office:value="25.897942" calcext:value-type="float">
            <text:p>25.897942</text:p>
          </table:table-cell>
          <table:table-cell office:value-type="string" calcext:value-type="string">
            <text:p>https://www.gbif.org/occurrence/130396597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3" calcext:value-type="float">
            <text:p>103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96597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4" calcext:value-type="float">
            <text:p>104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96598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5" calcext:value-type="float">
            <text:p>105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96598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6" calcext:value-type="float">
            <text:p>106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81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7" calcext:value-type="float">
            <text:p>107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91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8" calcext:value-type="float">
            <text:p>108</text:p>
          </table:table-cell>
          <table:table-cell office:value-type="float" office:value="106.266667" calcext:value-type="float">
            <text:p>106.266667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https://www.gbif.org/occurrence/130370387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9" calcext:value-type="float">
            <text:p>109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6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86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1" calcext:value-type="float">
            <text:p>11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7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2" calcext:value-type="float">
            <text:p>112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8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90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4" calcext:value-type="float">
            <text:p>114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93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5" calcext:value-type="float">
            <text:p>115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96654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98.460833" calcext:value-type="float">
            <text:p>98.460833</text:p>
          </table:table-cell>
          <table:table-cell office:value-type="float" office:value="27.784444" calcext:value-type="float">
            <text:p>27.784444</text:p>
          </table:table-cell>
          <table:table-cell office:value-type="string" calcext:value-type="string">
            <text:p>https://www.gbif.org/occurrence/142611992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float" office:value="98.459167" calcext:value-type="float">
            <text:p>98.459167</text:p>
          </table:table-cell>
          <table:table-cell office:value-type="float" office:value="27.753889" calcext:value-type="float">
            <text:p>27.753889</text:p>
          </table:table-cell>
          <table:table-cell office:value-type="string" calcext:value-type="string">
            <text:p>https://www.gbif.org/occurrence/68686689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office:value-type="float" office:value="98.460833" calcext:value-type="float">
            <text:p>98.460833</text:p>
          </table:table-cell>
          <table:table-cell office:value-type="float" office:value="27.784444" calcext:value-type="float">
            <text:p>27.784444</text:p>
          </table:table-cell>
          <table:table-cell office:value-type="string" calcext:value-type="string">
            <text:p>https://www.gbif.org/occurrence/72380843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98.702194" calcext:value-type="float">
            <text:p>98.702194</text:p>
          </table:table-cell>
          <table:table-cell office:value-type="float" office:value="27.215723" calcext:value-type="float">
            <text:p>27.215723</text:p>
          </table:table-cell>
          <table:table-cell office:value-type="string" calcext:value-type="string">
            <text:p>https://www.gbif.org/occurrence/142607345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98.7015" calcext:value-type="float">
            <text:p>98.7015</text:p>
          </table:table-cell>
          <table:table-cell office:value-type="float" office:value="27.214083" calcext:value-type="float">
            <text:p>27.214083</text:p>
          </table:table-cell>
          <table:table-cell office:value-type="string" calcext:value-type="string">
            <text:p>https://www.gbif.org/occurrence/142609987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 office:value-type="float" office:value="98.694138" calcext:value-type="float">
            <text:p>98.694138</text:p>
          </table:table-cell>
          <table:table-cell office:value-type="float" office:value="27.199413" calcext:value-type="float">
            <text:p>27.199413</text:p>
          </table:table-cell>
          <table:table-cell office:value-type="string" calcext:value-type="string">
            <text:p>https://www.gbif.org/occurrence/142611845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" calcext:value-type="float">
            <text:p>7</text:p>
          </table:table-cell>
          <table:table-cell office:value-type="float" office:value="98.695885" calcext:value-type="float">
            <text:p>98.695885</text:p>
          </table:table-cell>
          <table:table-cell office:value-type="float" office:value="27.210333" calcext:value-type="float">
            <text:p>27.210333</text:p>
          </table:table-cell>
          <table:table-cell office:value-type="string" calcext:value-type="string">
            <text:p>https://www.gbif.org/occurrence/142612020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" calcext:value-type="float">
            <text:p>8</text:p>
          </table:table-cell>
          <table:table-cell office:value-type="float" office:value="98.694695" calcext:value-type="float">
            <text:p>98.694695</text:p>
          </table:table-cell>
          <table:table-cell office:value-type="float" office:value="27.200806" calcext:value-type="float">
            <text:p>27.200806</text:p>
          </table:table-cell>
          <table:table-cell office:value-type="string" calcext:value-type="string">
            <text:p>https://www.gbif.org/occurrence/142621933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98.695854" calcext:value-type="float">
            <text:p>98.695854</text:p>
          </table:table-cell>
          <table:table-cell office:value-type="float" office:value="27.212278" calcext:value-type="float">
            <text:p>27.212278</text:p>
          </table:table-cell>
          <table:table-cell office:value-type="string" calcext:value-type="string">
            <text:p>https://www.gbif.org/occurrence/142606921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  <table:table-cell office:value-type="float" office:value="98.720062" calcext:value-type="float">
            <text:p>98.720062</text:p>
          </table:table-cell>
          <table:table-cell office:value-type="float" office:value="27.18494" calcext:value-type="float">
            <text:p>27.18494</text:p>
          </table:table-cell>
          <table:table-cell office:value-type="string" calcext:value-type="string">
            <text:p>https://www.gbif.org/occurrence/142611977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" calcext:value-type="float">
            <text:p>11</text:p>
          </table:table-cell>
          <table:table-cell office:value-type="float" office:value="98.695833" calcext:value-type="float">
            <text:p>98.695833</text:p>
          </table:table-cell>
          <table:table-cell office:value-type="float" office:value="27.212222" calcext:value-type="float">
            <text:p>27.212222</text:p>
          </table:table-cell>
          <table:table-cell office:value-type="string" calcext:value-type="string">
            <text:p>https://www.gbif.org/occurrence/57520323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98.465919" calcext:value-type="float">
            <text:p>98.465919</text:p>
          </table:table-cell>
          <table:table-cell office:value-type="float" office:value="27.793079" calcext:value-type="float">
            <text:p>27.793079</text:p>
          </table:table-cell>
          <table:table-cell office:value-type="string" calcext:value-type="string">
            <text:p>https://www.gbif.org/occurrence/142610794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  <table:table-cell office:value-type="float" office:value="98.465833" calcext:value-type="float">
            <text:p>98.465833</text:p>
          </table:table-cell>
          <table:table-cell office:value-type="float" office:value="27.793056" calcext:value-type="float">
            <text:p>27.793056</text:p>
          </table:table-cell>
          <table:table-cell office:value-type="string" calcext:value-type="string">
            <text:p>https://www.gbif.org/occurrence/89015737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" calcext:value-type="float">
            <text:p>14</text:p>
          </table:table-cell>
          <table:table-cell office:value-type="float" office:value="98.455276" calcext:value-type="float">
            <text:p>98.455276</text:p>
          </table:table-cell>
          <table:table-cell office:value-type="float" office:value="27.696108" calcext:value-type="float">
            <text:p>27.696108</text:p>
          </table:table-cell>
          <table:table-cell office:value-type="string" calcext:value-type="string">
            <text:p>https://www.gbif.org/occurrence/142605560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" calcext:value-type="float">
            <text:p>15</text:p>
          </table:table-cell>
          <table:table-cell office:value-type="float" office:value="98.491661" calcext:value-type="float">
            <text:p>98.491661</text:p>
          </table:table-cell>
          <table:table-cell office:value-type="float" office:value="27.713055" calcext:value-type="float">
            <text:p>27.713055</text:p>
          </table:table-cell>
          <table:table-cell office:value-type="string" calcext:value-type="string">
            <text:p>https://www.gbif.org/occurrence/142621313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6" calcext:value-type="float">
            <text:p>16</text:p>
          </table:table-cell>
          <table:table-cell office:value-type="float" office:value="98.4553" calcext:value-type="float">
            <text:p>98.4553</text:p>
          </table:table-cell>
          <table:table-cell office:value-type="float" office:value="27.6961" calcext:value-type="float">
            <text:p>27.6961</text:p>
          </table:table-cell>
          <table:table-cell office:value-type="string" calcext:value-type="string">
            <text:p>https://www.gbif.org/occurrence/14706013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office:value-type="float" office:value="98.4917" calcext:value-type="float">
            <text:p>98.4917</text:p>
          </table:table-cell>
          <table:table-cell office:value-type="float" office:value="27.7131" calcext:value-type="float">
            <text:p>27.7131</text:p>
          </table:table-cell>
          <table:table-cell office:value-type="string" calcext:value-type="string">
            <text:p>https://www.gbif.org/occurrence/14706014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float" office:value="98.491667" calcext:value-type="float">
            <text:p>98.491667</text:p>
          </table:table-cell>
          <table:table-cell office:value-type="float" office:value="27.713056" calcext:value-type="float">
            <text:p>27.713056</text:p>
          </table:table-cell>
          <table:table-cell office:value-type="string" calcext:value-type="string">
            <text:p>https://www.gbif.org/occurrence/57515123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" calcext:value-type="float">
            <text:p>19</text:p>
          </table:table-cell>
          <table:table-cell office:value-type="float" office:value="87.17" calcext:value-type="float">
            <text:p>87.17</text:p>
          </table:table-cell>
          <table:table-cell office:value-type="float" office:value="27.67" calcext:value-type="float">
            <text:p>27.67</text:p>
          </table:table-cell>
          <table:table-cell office:value-type="string" calcext:value-type="string">
            <text:p>https://www.gbif.org/occurrence/105674018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  <table:table-cell office:value-type="float" office:value="99.28717" calcext:value-type="float">
            <text:p>99.28717</text:p>
          </table:table-cell>
          <table:table-cell office:value-type="float" office:value="27.177166" calcext:value-type="float">
            <text:p>27.177166</text:p>
          </table:table-cell>
          <table:table-cell office:value-type="string" calcext:value-type="string">
            <text:p>https://www.gbif.org/occurrence/91946458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office:value-type="float" office:value="99.28717" calcext:value-type="float">
            <text:p>99.28717</text:p>
          </table:table-cell>
          <table:table-cell office:value-type="float" office:value="27.177166" calcext:value-type="float">
            <text:p>27.177166</text:p>
          </table:table-cell>
          <table:table-cell office:value-type="string" calcext:value-type="string">
            <text:p>https://www.gbif.org/occurrence/91946459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" calcext:value-type="float">
            <text:p>22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701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3" calcext:value-type="float">
            <text:p>23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740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4" calcext:value-type="float">
            <text:p>24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904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" calcext:value-type="float">
            <text:p>25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943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6" calcext:value-type="float">
            <text:p>26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945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7" calcext:value-type="float">
            <text:p>27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7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8" calcext:value-type="float">
            <text:p>28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8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9" calcext:value-type="float">
            <text:p>29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9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" calcext:value-type="float">
            <text:p>30</text:p>
          </table:table-cell>
          <table:table-cell office:value-type="float" office:value="83.938548" calcext:value-type="float">
            <text:p>83.938548</text:p>
          </table:table-cell>
          <table:table-cell office:value-type="float" office:value="28.253008" calcext:value-type="float">
            <text:p>28.253008</text:p>
          </table:table-cell>
          <table:table-cell office:value-type="string" calcext:value-type="string">
            <text:p>https://www.gbif.org/occurrence/105750818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1" calcext:value-type="float">
            <text:p>31</text:p>
          </table:table-cell>
          <table:table-cell office:value-type="float" office:value="91.208" calcext:value-type="float">
            <text:p>91.208</text:p>
          </table:table-cell>
          <table:table-cell office:value-type="float" office:value="27.767" calcext:value-type="float">
            <text:p>27.767</text:p>
          </table:table-cell>
          <table:table-cell office:value-type="string" calcext:value-type="string">
            <text:p>https://www.gbif.org/occurrence/105708364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2" calcext:value-type="float">
            <text:p>32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78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3" calcext:value-type="float">
            <text:p>33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79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4" calcext:value-type="float">
            <text:p>34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80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5" calcext:value-type="float">
            <text:p>35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80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6" calcext:value-type="float">
            <text:p>36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81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7" calcext:value-type="float">
            <text:p>37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82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8" calcext:value-type="float">
            <text:p>38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92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9" calcext:value-type="float">
            <text:p>39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6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0" calcext:value-type="float">
            <text:p>40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7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1" calcext:value-type="float">
            <text:p>41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8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2" calcext:value-type="float">
            <text:p>42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9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3" calcext:value-type="float">
            <text:p>43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9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" calcext:value-type="float">
            <text:p>44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307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8879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5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7" calcext:value-type="float">
            <text:p>47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7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8" calcext:value-type="float">
            <text:p>48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9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9" calcext:value-type="float">
            <text:p>49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94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5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1" calcext:value-type="float">
            <text:p>51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6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2" calcext:value-type="float">
            <text:p>52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31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3" calcext:value-type="float">
            <text:p>53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32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4" calcext:value-type="float">
            <text:p>54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8879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5" calcext:value-type="float">
            <text:p>55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5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6" calcext:value-type="float">
            <text:p>56</text:p>
          </table:table-cell>
          <table:table-cell office:value-type="float" office:value="103.891767" calcext:value-type="float">
            <text:p>103.891767</text:p>
          </table:table-cell>
          <table:table-cell office:value-type="float" office:value="36.519977" calcext:value-type="float">
            <text:p>36.519977</text:p>
          </table:table-cell>
          <table:table-cell office:value-type="string" calcext:value-type="string">
            <text:p>https://www.gbif.org/occurrence/105580187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7" calcext:value-type="float">
            <text:p>57</text:p>
          </table:table-cell>
          <table:table-cell office:value-type="float" office:value="97.67" calcext:value-type="float">
            <text:p>97.67</text:p>
          </table:table-cell>
          <table:table-cell office:value-type="float" office:value="28.33" calcext:value-type="float">
            <text:p>28.33</text:p>
          </table:table-cell>
          <table:table-cell office:value-type="string" calcext:value-type="string">
            <text:p>https://www.gbif.org/occurrence/105636787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5.352" calcext:value-type="float">
            <text:p>35.352</text:p>
          </table:table-cell>
          <table:table-cell office:value-type="float" office:value="127.5351" calcext:value-type="float">
            <text:p>127.5351</text:p>
          </table:table-cell>
          <table:table-cell office:value-type="string" calcext:value-type="string">
            <text:p>https://www.naturing.net/o/359138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35.29662" calcext:value-type="float">
            <text:p>35.29662</text:p>
          </table:table-cell>
          <table:table-cell office:value-type="float" office:value="127.53005" calcext:value-type="float">
            <text:p>127.53005</text:p>
          </table:table-cell>
          <table:table-cell office:value-type="string" calcext:value-type="string">
            <text:p>https://www.naturing.net/o/323839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float" office:value="35.29599" calcext:value-type="float">
            <text:p>35.29599</text:p>
          </table:table-cell>
          <table:table-cell office:value-type="float" office:value="127.53" calcext:value-type="float">
            <text:p>127.53</text:p>
          </table:table-cell>
          <table:table-cell office:value-type="string" calcext:value-type="string">
            <text:p>https://www.naturing.net/o/471003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float" office:value="35.84853" calcext:value-type="float">
            <text:p>35.84853</text:p>
          </table:table-cell>
          <table:table-cell office:value-type="float" office:value="127.74556" calcext:value-type="float">
            <text:p>127.74556</text:p>
          </table:table-cell>
          <table:table-cell office:value-type="string" calcext:value-type="string">
            <text:p>https://www.naturing.net/o/326509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office:value-type="float" office:value="35.85802" calcext:value-type="float">
            <text:p>35.85802</text:p>
          </table:table-cell>
          <table:table-cell office:value-type="float" office:value="127.7464" calcext:value-type="float">
            <text:p>127.7464</text:p>
          </table:table-cell>
          <table:table-cell office:value-type="string" calcext:value-type="string">
            <text:p>https://www.naturing.net/o/8670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" calcext:value-type="float">
            <text:p>6</text:p>
          </table:table-cell>
          <table:table-cell office:value-type="float" office:value="35.85802" calcext:value-type="float">
            <text:p>35.85802</text:p>
          </table:table-cell>
          <table:table-cell office:value-type="float" office:value="127.74661" calcext:value-type="float">
            <text:p>127.74661</text:p>
          </table:table-cell>
          <table:table-cell office:value-type="string" calcext:value-type="string">
            <text:p>https://www.naturing.net/o/297506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37.11262" calcext:value-type="float">
            <text:p>37.11262</text:p>
          </table:table-cell>
          <table:table-cell office:value-type="float" office:value="128.92667" calcext:value-type="float">
            <text:p>128.92667</text:p>
          </table:table-cell>
          <table:table-cell office:value-type="string" calcext:value-type="string">
            <text:p>https://www.naturing.net/o/79487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35.54118" calcext:value-type="float">
            <text:p>35.54118</text:p>
          </table:table-cell>
          <table:table-cell office:value-type="float" office:value="129.05865" calcext:value-type="float">
            <text:p>129.05865</text:p>
          </table:table-cell>
          <table:table-cell office:value-type="string" calcext:value-type="string">
            <text:p>https://www.naturing.net/o/98475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office:value-type="float" office:value="35.81327" calcext:value-type="float">
            <text:p>35.81327</text:p>
          </table:table-cell>
          <table:table-cell office:value-type="float" office:value="127.72972" calcext:value-type="float">
            <text:p>127.72972</text:p>
          </table:table-cell>
          <table:table-cell office:value-type="string" calcext:value-type="string">
            <text:p>https://www.naturing.net/o/81929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" calcext:value-type="float">
            <text:p>10</text:p>
          </table:table-cell>
          <table:table-cell office:value-type="float" office:value="38.14663" calcext:value-type="float">
            <text:p>38.14663</text:p>
          </table:table-cell>
          <table:table-cell office:value-type="float" office:value="127.48105" calcext:value-type="float">
            <text:p>127.48105</text:p>
          </table:table-cell>
          <table:table-cell table:style-name="ce1" office:value-type="string" calcext:value-type="string">
            <text:p><text:a xlink:href="https://terms.naer.edu.tw/detail/494943/" xlink:type="simple">herbarium specimen</text:a> 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" calcext:value-type="float">
            <text:p>11</text:p>
          </table:table-cell>
          <table:table-cell office:value-type="float" office:value="35.309549" calcext:value-type="float">
            <text:p>35.309549</text:p>
          </table:table-cell>
          <table:table-cell office:value-type="float" office:value="127.579089" calcext:value-type="float">
            <text:p>127.579089</text:p>
          </table:table-cell>
          <table:table-cell office:value-type="string" calcext:value-type="string">
            <text:p><text:a xlink:href="https://www.gbif.org/occurrence/2609423503" xlink:type="simple">https://www.gbif.org/occurrence/2609423503</text:a>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" calcext:value-type="float">
            <text:p>12</text:p>
          </table:table-cell>
          <table:table-cell office:value-type="float" office:value="38.17" calcext:value-type="float">
            <text:p>38.17</text:p>
          </table:table-cell>
          <table:table-cell office:value-type="float" office:value="128.493465" calcext:value-type="float">
            <text:p>128.493465</text:p>
          </table:table-cell>
          <table:table-cell office:value-type="string" calcext:value-type="string">
            <text:p><text:a xlink:href="https://www.gbif.org/occurrence/2609423797" xlink:type="simple">https://www.gbif.org/occurrence/2609423797</text:a>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3" calcext:value-type="float">
            <text:p>13</text:p>
          </table:table-cell>
          <table:table-cell office:value-type="float" office:value="35.341342" calcext:value-type="float">
            <text:p>35.341342</text:p>
          </table:table-cell>
          <table:table-cell office:value-type="float" office:value="127.734417" calcext:value-type="float">
            <text:p>127.734417</text:p>
          </table:table-cell>
          <table:table-cell office:value-type="string" calcext:value-type="string">
            <text:p><text:a xlink:href="https://www.gbif.org/occurrence/2609424475" xlink:type="simple">https://www.gbif.org/occurrence/2609424475</text:a>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28.2884764184446" calcext:value-type="float">
            <text:p>28.2884764184446</text:p>
          </table:table-cell>
          <table:table-cell office:value-type="float" office:value="129.315755491286" calcext:value-type="float">
            <text:p>129.315755491286</text:p>
          </table:table-cell>
          <table:table-cell office:value-type="string" calcext:value-type="string">
            <text:p>Tanaka, 2019,RYU-25059</text:p>
          </table:table-cell>
          <table:table-cell office:value-type="string" calcext:value-type="string">
            <text:p>Helonias kawanoi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24.7693488085408" calcext:value-type="float">
            <text:p>24.7693488085408</text:p>
          </table:table-cell>
          <table:table-cell office:value-type="float" office:value="125.324170378654" calcext:value-type="float">
            <text:p>125.324170378654</text:p>
          </table:table-cell>
          <table:table-cell office:value-type="string" calcext:value-type="string">
            <text:p>Tanaka, 2019,TNS-60738 </text:p>
          </table:table-cell>
          <table:table-cell office:value-type="string" calcext:value-type="string">
            <text:p>Helonias kawanoi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office:value-type="float" office:value="26.7138428692411" calcext:value-type="float">
            <text:p>26.7138428692411</text:p>
          </table:table-cell>
          <table:table-cell office:value-type="float" office:value="128.268920235227" calcext:value-type="float">
            <text:p>128.268920235227</text:p>
          </table:table-cell>
          <table:table-cell office:value-type="string" calcext:value-type="string">
            <text:p>Tanaka, 2019,L-1455529*, TI</text:p>
          </table:table-cell>
          <table:table-cell office:value-type="string" calcext:value-type="string">
            <text:p>Helonias kawanoi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  <table:table-cell office:value-type="float" office:value="24.3360741984004" calcext:value-type="float">
            <text:p>24.3360741984004</text:p>
          </table:table-cell>
          <table:table-cell office:value-type="float" office:value="123.817149942696" calcext:value-type="float">
            <text:p>123.817149942696</text:p>
          </table:table-cell>
          <table:table-cell office:value-type="string" calcext:value-type="string">
            <text:p>Tanaka, 2019,MAK-141694, RYU-17010 </text:p>
          </table:table-cell>
          <table:table-cell office:value-type="string" calcext:value-type="string">
            <text:p>Helonias kawanoi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office:value-type="float" office:value="24.3247422919472" calcext:value-type="float">
            <text:p>24.3247422919472</text:p>
          </table:table-cell>
          <table:table-cell office:value-type="float" office:value="123.78257605026" calcext:value-type="float">
            <text:p>123.78257605026</text:p>
          </table:table-cell>
          <table:table-cell office:value-type="string" calcext:value-type="string">
            <text:p>Tanaka, 2019,TNS-60736, -60737 </text:p>
          </table:table-cell>
          <table:table-cell office:value-type="string" calcext:value-type="string">
            <text:p>Helonias kawanoi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" calcext:value-type="float">
            <text:p>6</text:p>
          </table:table-cell>
          <table:table-cell office:value-type="float" office:value="24.316396472311" calcext:value-type="float">
            <text:p>24.316396472311</text:p>
          </table:table-cell>
          <table:table-cell office:value-type="float" office:value="123.819405675847" calcext:value-type="float">
            <text:p>123.819405675847</text:p>
          </table:table-cell>
          <table:table-cell office:value-type="string" calcext:value-type="string">
            <text:p>Tanaka, 2019,TI, RYU-27147 </text:p>
          </table:table-cell>
          <table:table-cell office:value-type="string" calcext:value-type="string">
            <text:p>Helonias kawanoi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" calcext:value-type="float">
            <text:p>7</text:p>
          </table:table-cell>
          <table:table-cell office:value-type="float" office:value="24.4281165093356" calcext:value-type="float">
            <text:p>24.4281165093356</text:p>
          </table:table-cell>
          <table:table-cell office:value-type="float" office:value="124.183457669982" calcext:value-type="float">
            <text:p>124.183457669982</text:p>
          </table:table-cell>
          <table:table-cell office:value-type="string" calcext:value-type="string">
            <text:p>Tanaka, 2019,MAK-138905</text:p>
          </table:table-cell>
          <table:table-cell office:value-type="string" calcext:value-type="string">
            <text:p>Helonias kawanoi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26.6678779142598" calcext:value-type="float">
            <text:p>26.6678779142598</text:p>
          </table:table-cell>
          <table:table-cell office:value-type="float" office:value="128.162684443047" calcext:value-type="float">
            <text:p>128.162684443047</text:p>
          </table:table-cell>
          <table:table-cell office:value-type="string" calcext:value-type="string">
            <text:p>Tanaka, 2019, TNS-129705</text:p>
          </table:table-cell>
          <table:table-cell office:value-type="string" calcext:value-type="string">
            <text:p>Heloniopsis leucantha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26.6161704254496" calcext:value-type="float">
            <text:p>26.6161704254496</text:p>
          </table:table-cell>
          <table:table-cell office:value-type="float" office:value="128.043330792138" calcext:value-type="float">
            <text:p>128.043330792138</text:p>
          </table:table-cell>
          <table:table-cell office:value-type="string" calcext:value-type="string">
            <text:p>Tanaka, 2019, RYU-41828; TNS-116547, 116548).</text:p>
          </table:table-cell>
          <table:table-cell office:value-type="string" calcext:value-type="string">
            <text:p>Heloniopsis leucantha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24.3632366775172" calcext:value-type="float">
            <text:p>24.3632366775172</text:p>
          </table:table-cell>
          <table:table-cell office:value-type="float" office:value="123.795973810406" calcext:value-type="float">
            <text:p>123.795973810406</text:p>
          </table:table-cell>
          <table:table-cell office:value-type="string" calcext:value-type="string">
            <text:p>Tanaka, 2019, TI</text:p>
          </table:table-cell>
          <table:table-cell office:value-type="string" calcext:value-type="string">
            <text:p>Heloniopsis leucantha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24.4072925135129" calcext:value-type="float">
            <text:p>24.4072925135129</text:p>
          </table:table-cell>
          <table:table-cell office:value-type="float" office:value="124.17559257738" calcext:value-type="float">
            <text:p>124.17559257738</text:p>
          </table:table-cell>
          <table:table-cell office:value-type="string" calcext:value-type="string">
            <text:p>Tanaka, 2019, RYU-19301</text:p>
          </table:table-cell>
          <table:table-cell office:value-type="string" calcext:value-type="string">
            <text:p>Heloniopsis leucantha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23.68944" calcext:value-type="float">
            <text:p>23.68944</text:p>
          </table:table-cell>
          <table:table-cell office:value-type="float" office:value="120.90722" calcext:value-type="float">
            <text:p>120.90722</text:p>
          </table:table-cell>
          <table:table-cell office:value-type="string" calcext:value-type="string">
            <text:p>This research</text:p>
          </table:table-cell>
          <table:table-cell office:value-type="string" calcext:value-type="string">
            <text:p>Heloniopsis sp.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24.6213" calcext:value-type="float">
            <text:p>24.6213</text:p>
          </table:table-cell>
          <table:table-cell office:value-type="float" office:value="120.80412" calcext:value-type="float">
            <text:p>120.80412</text:p>
          </table:table-cell>
          <table:table-cell office:value-type="string" calcext:value-type="string">
            <text:p>This research</text:p>
          </table:table-cell>
          <table:table-cell office:value-type="string" calcext:value-type="string">
            <text:p>Heloniopsis sp.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23.66451" calcext:value-type="float">
            <text:p>23.66451</text:p>
          </table:table-cell>
          <table:table-cell office:value-type="float" office:value="120.7704" calcext:value-type="float">
            <text:p>120.7704</text:p>
          </table:table-cell>
          <table:table-cell office:value-type="string" calcext:value-type="string">
            <text:p>This research</text:p>
          </table:table-cell>
          <table:table-cell office:value-type="string" calcext:value-type="string">
            <text:p>Heloniopsis sp.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24.01805" calcext:value-type="float">
            <text:p>24.01805</text:p>
          </table:table-cell>
          <table:table-cell office:value-type="float" office:value="121.36916" calcext:value-type="float">
            <text:p>121.36916</text:p>
          </table:table-cell>
          <table:table-cell office:value-type="string" calcext:value-type="string">
            <text:p>This research</text:p>
          </table:table-cell>
          <table:table-cell office:value-type="string" calcext:value-type="string">
            <text:p>Heloniopsis sp.</text:p>
          </table:table-cell>
          <table:table-cell table:number-columns-repeated="5"/>
        </table:table-row>
      </table:table>
      <table:table table:name="樞紐分析表_DataBase_1" table:style-name="ta1">
        <table:table-column table:style-name="co11" table:default-cell-style-name="ce15"/>
        <table:table-column table:style-name="co10" table:default-cell-style-name="ce19"/>
        <table:table-row table:style-name="ro2">
          <table:table-cell table:style-name="ce13" office:value-type="string" calcext:value-type="string">
            <text:p>scientificName</text:p>
          </table:table-cell>
          <table:table-cell table:style-name="ce17" office:value-type="string" calcext:value-type="string">
            <text:p>數計數 - reference</text:p>
          </table:table-cell>
        </table:table-row>
        <table:table-row table:style-name="ro1">
          <table:table-cell table:style-name="ce14" office:value-type="string" calcext:value-type="string">
            <text:p>Helonias bullata</text:p>
          </table:table-cell>
          <table:table-cell table:style-name="ce18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elonias kawano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loniopsis kore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eloniopsis leucanth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oniopsis orientalis var. breviscap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eloniopsis orientalis var. flavid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eloniopsis orientalis var. orientali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eloniopsis sp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eloniopsis tubiflor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psilandra thibetic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Ypsilandra yunnanensi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(空缺)</text:p>
          </table:table-cell>
          <table:table-cell table:style-name="ce20"/>
        </table:table-row>
        <table:table-row table:style-name="ro1">
          <table:table-cell table:style-name="ce16" office:value-type="string" calcext:value-type="string">
            <text:p>總計 結果</text:p>
          </table:table-cell>
          <table:table-cell table:style-name="ce21" office:value-type="float" office:value="640" calcext:value-type="float">
            <text:p>640</text:p>
          </table:table-cell>
        </table:table-row>
      </table:table>
      <table:table table:name="工作表3" table:style-name="ta1">
        <table:table-column table:style-name="co10" table:default-cell-style-name="ce11"/>
        <table:table-column table:style-name="co10" table:default-cell-style-name="Default"/>
        <table:table-row table:style-name="ro1">
          <table:table-cell table:style-name="Default"/>
          <table:table-cell office:value-type="string" calcext:value-type="string">
            <text:p>key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96154211" calcext:value-type="float">
            <text:p>25961542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3386398" calcext:value-type="float">
            <text:p>26033863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3413056" calcext:value-type="float">
            <text:p>26034130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197697" calcext:value-type="float">
            <text:p>26091976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26190240" calcext:value-type="float">
            <text:p>26261902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26498137" calcext:value-type="float">
            <text:p>26264981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36914862" calcext:value-type="float">
            <text:p>223691486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37508174" calcext:value-type="float">
            <text:p>22375081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51714610" calcext:value-type="float">
            <text:p>24517146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65892402" calcext:value-type="float">
            <text:p>22658924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47919428" calcext:value-type="float">
            <text:p>24479194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8317735" calcext:value-type="float">
            <text:p>18383177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47492290" calcext:value-type="float">
            <text:p>18474922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80496744" calcext:value-type="float">
            <text:p>18804967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350448640" calcext:value-type="float">
            <text:p>23504486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3782936" calcext:value-type="float">
            <text:p>25737829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96439164" calcext:value-type="float">
            <text:p>25964391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51825448" calcext:value-type="float">
            <text:p>22518254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500335168" calcext:value-type="float">
            <text:p>15003351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05376412" calcext:value-type="float">
            <text:p>18053764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05384029" calcext:value-type="float">
            <text:p>18053840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281212" calcext:value-type="float">
            <text:p>26092812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90443678" calcext:value-type="float">
            <text:p>19904436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3794301" calcext:value-type="float">
            <text:p>25737943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571062316" calcext:value-type="float">
            <text:p>15710623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891146344" calcext:value-type="float">
            <text:p>8911463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93746125" calcext:value-type="float">
            <text:p>19937461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51846927" calcext:value-type="float">
            <text:p>225184692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93746047" calcext:value-type="float">
            <text:p>19937460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50955325" calcext:value-type="float">
            <text:p>18509553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60143220" calcext:value-type="float">
            <text:p>24601432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60151376" calcext:value-type="float">
            <text:p>24601513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258603728" calcext:value-type="float">
            <text:p>12586037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258630424" calcext:value-type="float">
            <text:p>12586304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153150" calcext:value-type="float">
            <text:p>192915315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907452" calcext:value-type="float">
            <text:p>19299074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296907" calcext:value-type="float">
            <text:p>19282969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027524" calcext:value-type="float">
            <text:p>19290275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525663" calcext:value-type="float">
            <text:p>192852566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220194" calcext:value-type="float">
            <text:p>19292201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15933286" calcext:value-type="float">
            <text:p>4159332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770497" calcext:value-type="float">
            <text:p>19287704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045563" calcext:value-type="float">
            <text:p>192904556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062247" calcext:value-type="float">
            <text:p>19290622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407669" calcext:value-type="float">
            <text:p>19294076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0856616" calcext:value-type="float">
            <text:p>19308566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3044" calcext:value-type="float">
            <text:p>6066530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0968" calcext:value-type="float">
            <text:p>6066509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0718120" calcext:value-type="float">
            <text:p>19307181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6514445" calcext:value-type="float">
            <text:p>10565144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0967" calcext:value-type="float">
            <text:p>60665096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0964" calcext:value-type="float">
            <text:p>6066509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06650966" calcext:value-type="float">
            <text:p>6066509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228275077" calcext:value-type="float">
            <text:p>12282750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9933754" calcext:value-type="float">
            <text:p>19299337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228292400" calcext:value-type="float">
            <text:p>122829240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285002" calcext:value-type="float">
            <text:p>19282850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28400642" calcext:value-type="float">
            <text:p>19284006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96203019" calcext:value-type="float">
            <text:p>25962030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97707139" calcext:value-type="float">
            <text:p>259770713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36840853" calcext:value-type="float">
            <text:p>223684085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36917598" calcext:value-type="float">
            <text:p>22369175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257" calcext:value-type="float">
            <text:p>26094242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02636710" calcext:value-type="float">
            <text:p>18026367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668792499" calcext:value-type="float">
            <text:p>166879249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970" calcext:value-type="float">
            <text:p>26094239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374" calcext:value-type="float">
            <text:p>26094233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729" calcext:value-type="float">
            <text:p>26094247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2875" calcext:value-type="float">
            <text:p>26094228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6183" calcext:value-type="float">
            <text:p>26094261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6289" calcext:value-type="float">
            <text:p>26094262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209" calcext:value-type="float">
            <text:p>26094232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1264" calcext:value-type="float">
            <text:p>26094212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378" calcext:value-type="float">
            <text:p>26094233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6167" calcext:value-type="float">
            <text:p>260942616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2527" calcext:value-type="float">
            <text:p>260942252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051" calcext:value-type="float">
            <text:p>26094240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2717" calcext:value-type="float">
            <text:p>26094227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119" calcext:value-type="float">
            <text:p>26094241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391" calcext:value-type="float">
            <text:p>26094243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915" calcext:value-type="float">
            <text:p>26094239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4296" calcext:value-type="float">
            <text:p>260942429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299" calcext:value-type="float">
            <text:p>260942329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2554" calcext:value-type="float">
            <text:p>26094225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6992" calcext:value-type="float">
            <text:p>26094269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481" calcext:value-type="float">
            <text:p>26094234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109" calcext:value-type="float">
            <text:p>26094231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367" calcext:value-type="float">
            <text:p>260942336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609423077" calcext:value-type="float">
            <text:p>26094230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43058329" calcext:value-type="float">
            <text:p>24430583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42864" calcext:value-type="float">
            <text:p>18299428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29140" calcext:value-type="float">
            <text:p>18299291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17534" calcext:value-type="float">
            <text:p>18299175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19426" calcext:value-type="float">
            <text:p>18299194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425743" calcext:value-type="float">
            <text:p>22444257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19592" calcext:value-type="float">
            <text:p>18305195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2569" calcext:value-type="float">
            <text:p>18298525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938" calcext:value-type="float">
            <text:p>3888309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68229" calcext:value-type="float">
            <text:p>18298682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8391" calcext:value-type="float">
            <text:p>18299083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42864" calcext:value-type="float">
            <text:p>18299428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29140" calcext:value-type="float">
            <text:p>18299291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3101756" calcext:value-type="float">
            <text:p>22431017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17534" calcext:value-type="float">
            <text:p>18299175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19426" calcext:value-type="float">
            <text:p>18299194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425743" calcext:value-type="float">
            <text:p>22444257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1746128" calcext:value-type="float">
            <text:p>19317461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19592" calcext:value-type="float">
            <text:p>18305195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2569" calcext:value-type="float">
            <text:p>18298525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7215" calcext:value-type="float">
            <text:p>19338972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938" calcext:value-type="float">
            <text:p>3888309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25004" calcext:value-type="float">
            <text:p>183052500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1522" calcext:value-type="float">
            <text:p>18306715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1525" calcext:value-type="float">
            <text:p>18306715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1582" calcext:value-type="float">
            <text:p>18306715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2902" calcext:value-type="float">
            <text:p>18306729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68229" calcext:value-type="float">
            <text:p>18298682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1545" calcext:value-type="float">
            <text:p>18306715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24396" calcext:value-type="float">
            <text:p>183062439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31861" calcext:value-type="float">
            <text:p>18306318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521481" calcext:value-type="float">
            <text:p>22445214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522934" calcext:value-type="float">
            <text:p>22445229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523047" calcext:value-type="float">
            <text:p>22445230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31502" calcext:value-type="float">
            <text:p>18306315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43510" calcext:value-type="float">
            <text:p>18306435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30" calcext:value-type="float">
            <text:p>19339310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8391" calcext:value-type="float">
            <text:p>18299083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22" calcext:value-type="float">
            <text:p>19339310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72" calcext:value-type="float">
            <text:p>193393107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89" calcext:value-type="float">
            <text:p>19339310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102" calcext:value-type="float">
            <text:p>19339311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39" calcext:value-type="float">
            <text:p>193393103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46" calcext:value-type="float">
            <text:p>193393104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101" calcext:value-type="float">
            <text:p>19339311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15" calcext:value-type="float">
            <text:p>19339310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78" calcext:value-type="float">
            <text:p>19338268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79" calcext:value-type="float">
            <text:p>19338268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72" calcext:value-type="float">
            <text:p>193382687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97" calcext:value-type="float">
            <text:p>19338268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954" calcext:value-type="float">
            <text:p>19338269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121" calcext:value-type="float">
            <text:p>193387312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01" calcext:value-type="float">
            <text:p>19339309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21099" calcext:value-type="float">
            <text:p>183062109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41635" calcext:value-type="float">
            <text:p>18306416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10174" calcext:value-type="float">
            <text:p>19339101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10188" calcext:value-type="float">
            <text:p>19339101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68" calcext:value-type="float">
            <text:p>19339309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042" calcext:value-type="float">
            <text:p>19338730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6971" calcext:value-type="float">
            <text:p>19339769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23" calcext:value-type="float">
            <text:p>19339770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182" calcext:value-type="float">
            <text:p>19338731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204" calcext:value-type="float">
            <text:p>193387320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34" calcext:value-type="float">
            <text:p>19339309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215552" calcext:value-type="float">
            <text:p>18302155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2804" calcext:value-type="float">
            <text:p>193387280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61" calcext:value-type="float">
            <text:p>19339310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290" calcext:value-type="float">
            <text:p>19339922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70" calcext:value-type="float">
            <text:p>19339310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82" calcext:value-type="float">
            <text:p>19339310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55" calcext:value-type="float">
            <text:p>193393105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71" calcext:value-type="float">
            <text:p>19339310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59" calcext:value-type="float">
            <text:p>193397705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64694" calcext:value-type="float">
            <text:p>19341646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286" calcext:value-type="float">
            <text:p>19339922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14" calcext:value-type="float">
            <text:p>19339309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60" calcext:value-type="float">
            <text:p>193393086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23" calcext:value-type="float">
            <text:p>19339309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47" calcext:value-type="float">
            <text:p>19339309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26168" calcext:value-type="float">
            <text:p>19339261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06" calcext:value-type="float">
            <text:p>19339309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26178" calcext:value-type="float">
            <text:p>19339261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07" calcext:value-type="float">
            <text:p>19339309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03239" calcext:value-type="float">
            <text:p>193400323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41656" calcext:value-type="float">
            <text:p>19339416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05009" calcext:value-type="float">
            <text:p>19339050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43363" calcext:value-type="float">
            <text:p>182994336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37518" calcext:value-type="float">
            <text:p>18299375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42052" calcext:value-type="float">
            <text:p>18299420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244511992" calcext:value-type="float">
            <text:p>22445119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37301" calcext:value-type="float">
            <text:p>18305373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66993" calcext:value-type="float">
            <text:p>182986699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9" calcext:value-type="float">
            <text:p>2043797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90" calcext:value-type="float">
            <text:p>2043797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2" calcext:value-type="float">
            <text:p>2043797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3" calcext:value-type="float">
            <text:p>2043797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4" calcext:value-type="float">
            <text:p>2043797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8444" calcext:value-type="float">
            <text:p>18306784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0903" calcext:value-type="float">
            <text:p>18306809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20013" calcext:value-type="float">
            <text:p>18305200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78265" calcext:value-type="float">
            <text:p>18306782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0369" calcext:value-type="float">
            <text:p>18306803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0377" calcext:value-type="float">
            <text:p>18306803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0918" calcext:value-type="float">
            <text:p>18306809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52265" calcext:value-type="float">
            <text:p>19340522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89" calcext:value-type="float">
            <text:p>3888308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145" calcext:value-type="float">
            <text:p>18306861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186" calcext:value-type="float">
            <text:p>18306861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307" calcext:value-type="float">
            <text:p>18306863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9" calcext:value-type="float">
            <text:p>2043797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38527" calcext:value-type="float">
            <text:p>193383852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51" calcext:value-type="float">
            <text:p>3888308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53" calcext:value-type="float">
            <text:p>38883085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91" calcext:value-type="float">
            <text:p>2043797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8" calcext:value-type="float">
            <text:p>2043797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95767211" calcext:value-type="float">
            <text:p>3957672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45" calcext:value-type="float">
            <text:p>3888308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13" calcext:value-type="float">
            <text:p>3888308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14" calcext:value-type="float">
            <text:p>3888308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29" calcext:value-type="float">
            <text:p>3888308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5" calcext:value-type="float">
            <text:p>20437978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16" calcext:value-type="float">
            <text:p>3888308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334" calcext:value-type="float">
            <text:p>7292973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0" calcext:value-type="float">
            <text:p>2043797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1" calcext:value-type="float">
            <text:p>2043797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954" calcext:value-type="float">
            <text:p>7292789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6242" calcext:value-type="float">
            <text:p>7293162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6281" calcext:value-type="float">
            <text:p>7292762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26" calcext:value-type="float">
            <text:p>19339309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5" calcext:value-type="float">
            <text:p>2043797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6" calcext:value-type="float">
            <text:p>2043797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970" calcext:value-type="float">
            <text:p>2959079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6235" calcext:value-type="float">
            <text:p>7292762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5798" calcext:value-type="float">
            <text:p>7292757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797" calcext:value-type="float">
            <text:p>7292777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996" calcext:value-type="float">
            <text:p>72927899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4502" calcext:value-type="float">
            <text:p>7292945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5549" calcext:value-type="float">
            <text:p>7292955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6140" calcext:value-type="float">
            <text:p>7292761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9048" calcext:value-type="float">
            <text:p>7292790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017" calcext:value-type="float">
            <text:p>7292770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7" calcext:value-type="float">
            <text:p>2043797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92" calcext:value-type="float">
            <text:p>2043797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224" calcext:value-type="float">
            <text:p>7292772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789" calcext:value-type="float">
            <text:p>7292787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814" calcext:value-type="float">
            <text:p>7292788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9030" calcext:value-type="float">
            <text:p>7292790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749" calcext:value-type="float">
            <text:p>2959077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746" calcext:value-type="float">
            <text:p>29590774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6017009" calcext:value-type="float">
            <text:p>25760170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24040623" calcext:value-type="float">
            <text:p>6240406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447" calcext:value-type="float">
            <text:p>7292774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78" calcext:value-type="float">
            <text:p>2043797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6689" calcext:value-type="float">
            <text:p>7293166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657" calcext:value-type="float">
            <text:p>2959076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6" calcext:value-type="float">
            <text:p>2959071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7" calcext:value-type="float">
            <text:p>2959071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6018991" calcext:value-type="float">
            <text:p>25760189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109" calcext:value-type="float">
            <text:p>7292731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110" calcext:value-type="float">
            <text:p>7292731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088" calcext:value-type="float">
            <text:p>19339310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4121" calcext:value-type="float">
            <text:p>72929412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2" calcext:value-type="float">
            <text:p>2959071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5" calcext:value-type="float">
            <text:p>2959071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78" calcext:value-type="float">
            <text:p>19339308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4" calcext:value-type="float">
            <text:p>2959071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0" calcext:value-type="float">
            <text:p>432123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113" calcext:value-type="float">
            <text:p>2959071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63634" calcext:value-type="float">
            <text:p>18306636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8" calcext:value-type="float">
            <text:p>432123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63176" calcext:value-type="float">
            <text:p>18306631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258" calcext:value-type="float">
            <text:p>4321225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9235" calcext:value-type="float">
            <text:p>18298592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9954" calcext:value-type="float">
            <text:p>18298599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9958" calcext:value-type="float">
            <text:p>182985995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737" calcext:value-type="float">
            <text:p>19338267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54471" calcext:value-type="float">
            <text:p>19339544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97" calcext:value-type="float">
            <text:p>19339308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02" calcext:value-type="float">
            <text:p>19339309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12" calcext:value-type="float">
            <text:p>19339309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25" calcext:value-type="float">
            <text:p>19339309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45931" calcext:value-type="float">
            <text:p>193404593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1857" calcext:value-type="float">
            <text:p>432118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1104" calcext:value-type="float">
            <text:p>193393110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81" calcext:value-type="float">
            <text:p>19339308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1855" calcext:value-type="float">
            <text:p>4321185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5" calcext:value-type="float">
            <text:p>4321230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20" calcext:value-type="float">
            <text:p>19339309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49" calcext:value-type="float">
            <text:p>19339309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0" calcext:value-type="float">
            <text:p>432123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2" calcext:value-type="float">
            <text:p>432123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4" calcext:value-type="float">
            <text:p>432123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1" calcext:value-type="float">
            <text:p>4321233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40" calcext:value-type="float">
            <text:p>19339770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43" calcext:value-type="float">
            <text:p>432123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6" calcext:value-type="float">
            <text:p>432123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856" calcext:value-type="float">
            <text:p>19339308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16" calcext:value-type="float">
            <text:p>19339309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7" calcext:value-type="float">
            <text:p>432123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6987" calcext:value-type="float">
            <text:p>19339769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29" calcext:value-type="float">
            <text:p>19339770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282" calcext:value-type="float">
            <text:p>19339922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381" calcext:value-type="float">
            <text:p>19339923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7" calcext:value-type="float">
            <text:p>2043797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9" calcext:value-type="float">
            <text:p>432123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66138" calcext:value-type="float">
            <text:p>19339661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66122" calcext:value-type="float">
            <text:p>19339661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0" calcext:value-type="float">
            <text:p>432123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95907834" calcext:value-type="float">
            <text:p>2959078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8" calcext:value-type="float">
            <text:p>4321230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04379786" calcext:value-type="float">
            <text:p>2043797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6" calcext:value-type="float">
            <text:p>432123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5" calcext:value-type="float">
            <text:p>432123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8" calcext:value-type="float">
            <text:p>432123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9" calcext:value-type="float">
            <text:p>432123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14" calcext:value-type="float">
            <text:p>432123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44131" calcext:value-type="float">
            <text:p>193414413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5" calcext:value-type="float">
            <text:p>4321232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6" calcext:value-type="float">
            <text:p>432123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6" calcext:value-type="float">
            <text:p>432123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38" calcext:value-type="float">
            <text:p>432123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40" calcext:value-type="float">
            <text:p>432123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22" calcext:value-type="float">
            <text:p>432123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30945" calcext:value-type="float">
            <text:p>19339309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2" calcext:value-type="float">
            <text:p>432123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43212303" calcext:value-type="float">
            <text:p>432123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03219" calcext:value-type="float">
            <text:p>19340032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03243" calcext:value-type="float">
            <text:p>19340032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96640" calcext:value-type="float">
            <text:p>19340966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92281" calcext:value-type="float">
            <text:p>19339922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576089507" calcext:value-type="float">
            <text:p>25760895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30813" calcext:value-type="float">
            <text:p>18305308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532002" calcext:value-type="float">
            <text:p>18305320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33275" calcext:value-type="float">
            <text:p>19340332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33477" calcext:value-type="float">
            <text:p>19340334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82372" calcext:value-type="float">
            <text:p>193398237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04866" calcext:value-type="float">
            <text:p>19340048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7837" calcext:value-type="float">
            <text:p>19338978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82420" calcext:value-type="float">
            <text:p>19339824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32808" calcext:value-type="float">
            <text:p>193403280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7303" calcext:value-type="float">
            <text:p>19338973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63715" calcext:value-type="float">
            <text:p>19338637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5148" calcext:value-type="float">
            <text:p>18306851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5168" calcext:value-type="float">
            <text:p>18306851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5195" calcext:value-type="float">
            <text:p>18306851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192" calcext:value-type="float">
            <text:p>18306861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361" calcext:value-type="float">
            <text:p>18306863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38524" calcext:value-type="float">
            <text:p>19338385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86306" calcext:value-type="float">
            <text:p>18306863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6030" calcext:value-type="float">
            <text:p>19338960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30691778" calcext:value-type="float">
            <text:p>18306917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1024" calcext:value-type="float">
            <text:p>18298510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3524" calcext:value-type="float">
            <text:p>7292935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0184" calcext:value-type="float">
            <text:p>18298501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4974" calcext:value-type="float">
            <text:p>7293149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0420" calcext:value-type="float">
            <text:p>72929042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5860" calcext:value-type="float">
            <text:p>72929586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815" calcext:value-type="float">
            <text:p>3888308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9854" calcext:value-type="float">
            <text:p>72929985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5165" calcext:value-type="float">
            <text:p>7293151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8307" calcext:value-type="float">
            <text:p>7293183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7148" calcext:value-type="float">
            <text:p>7292871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9161" calcext:value-type="float">
            <text:p>7292791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2238" calcext:value-type="float">
            <text:p>7292822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2721" calcext:value-type="float">
            <text:p>72928272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6823" calcext:value-type="float">
            <text:p>7292768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5761" calcext:value-type="float">
            <text:p>7292957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036" calcext:value-type="float">
            <text:p>7292730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2137" calcext:value-type="float">
            <text:p>7292821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4519" calcext:value-type="float">
            <text:p>7292945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037" calcext:value-type="float">
            <text:p>7292730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2532" calcext:value-type="float">
            <text:p>72928253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561" calcext:value-type="float">
            <text:p>7292975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984" calcext:value-type="float">
            <text:p>7292979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989" calcext:value-type="float">
            <text:p>7292979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8165" calcext:value-type="float">
            <text:p>7292781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941" calcext:value-type="float">
            <text:p>72927794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7446" calcext:value-type="float">
            <text:p>72927744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2295" calcext:value-type="float">
            <text:p>7292922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0769" calcext:value-type="float">
            <text:p>72931076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5116" calcext:value-type="float">
            <text:p>7293151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4376" calcext:value-type="float">
            <text:p>7292843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69881" calcext:value-type="float">
            <text:p>7292698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8211" calcext:value-type="float">
            <text:p>7292982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81095" calcext:value-type="float">
            <text:p>7292810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7118" calcext:value-type="float">
            <text:p>7292971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99747" calcext:value-type="float">
            <text:p>7292997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1521" calcext:value-type="float">
            <text:p>72931152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9257" calcext:value-type="float">
            <text:p>7293192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5683" calcext:value-type="float">
            <text:p>7293256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4852" calcext:value-type="float">
            <text:p>7292748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273118" calcext:value-type="float">
            <text:p>7292731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01429" calcext:value-type="float">
            <text:p>7293014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58349" calcext:value-type="float">
            <text:p>18298583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55414" calcext:value-type="float">
            <text:p>193415541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92" calcext:value-type="float">
            <text:p>19338268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06377" calcext:value-type="float">
            <text:p>19339063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06411" calcext:value-type="float">
            <text:p>19339064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97880" calcext:value-type="float">
            <text:p>19340978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5816" calcext:value-type="float">
            <text:p>7293258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923" calcext:value-type="float">
            <text:p>19338269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964" calcext:value-type="float">
            <text:p>19338269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989" calcext:value-type="float">
            <text:p>19338269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737" calcext:value-type="float">
            <text:p>3888307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716" calcext:value-type="float">
            <text:p>3888307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8151" calcext:value-type="float">
            <text:p>7293181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88159" calcext:value-type="float">
            <text:p>182988815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88394" calcext:value-type="float">
            <text:p>18298883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88407" calcext:value-type="float">
            <text:p>18298884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88744" calcext:value-type="float">
            <text:p>18298887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11641" calcext:value-type="float">
            <text:p>72931164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70318" calcext:value-type="float">
            <text:p>18298703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7850" calcext:value-type="float">
            <text:p>193387785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9523" calcext:value-type="float">
            <text:p>7293295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92006" calcext:value-type="float">
            <text:p>19338920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7882" calcext:value-type="float">
            <text:p>7293278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8811" calcext:value-type="float">
            <text:p>7293288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9610" calcext:value-type="float">
            <text:p>7293296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9328634" calcext:value-type="float">
            <text:p>7293286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7870" calcext:value-type="float">
            <text:p>19338778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7875" calcext:value-type="float">
            <text:p>19338778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582" calcext:value-type="float">
            <text:p>38883058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2183" calcext:value-type="float">
            <text:p>18299021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92923" calcext:value-type="float">
            <text:p>18298929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1462" calcext:value-type="float">
            <text:p>182990146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901499" calcext:value-type="float">
            <text:p>182990149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90634" calcext:value-type="float">
            <text:p>18298906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566" calcext:value-type="float">
            <text:p>3888305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703" calcext:value-type="float">
            <text:p>3888307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191" calcext:value-type="float">
            <text:p>18298241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18123" calcext:value-type="float">
            <text:p>18298181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99738" calcext:value-type="float">
            <text:p>182989973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61691" calcext:value-type="float">
            <text:p>19340616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96111" calcext:value-type="float">
            <text:p>182989611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388830587" calcext:value-type="float">
            <text:p>3888305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5264" calcext:value-type="float">
            <text:p>18298252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3866" calcext:value-type="float">
            <text:p>18298238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351" calcext:value-type="float">
            <text:p>18298243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184" calcext:value-type="float">
            <text:p>18298241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158" calcext:value-type="float">
            <text:p>182982415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175" calcext:value-type="float">
            <text:p>18298241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4376" calcext:value-type="float">
            <text:p>18298243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829825266" calcext:value-type="float">
            <text:p>182982526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26886" calcext:value-type="float">
            <text:p>19338268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873370" calcext:value-type="float">
            <text:p>19338733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53508" calcext:value-type="float">
            <text:p>193415350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153512" calcext:value-type="float">
            <text:p>19341535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61698" calcext:value-type="float">
            <text:p>19340616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61716" calcext:value-type="float">
            <text:p>19340617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4061726" calcext:value-type="float">
            <text:p>193406172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933977001" calcext:value-type="float">
            <text:p>19339770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1249" calcext:value-type="float">
            <text:p>10308712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14381" calcext:value-type="float">
            <text:p>24176143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55" calcext:value-type="float">
            <text:p>103089835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80" calcext:value-type="float">
            <text:p>10308983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1210" calcext:value-type="float">
            <text:p>103087121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1229" calcext:value-type="float">
            <text:p>10308712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1230" calcext:value-type="float">
            <text:p>10308712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23728" calcext:value-type="float">
            <text:p>10309237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23733" calcext:value-type="float">
            <text:p>10309237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23749" calcext:value-type="float">
            <text:p>103092374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23764" calcext:value-type="float">
            <text:p>10309237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0998" calcext:value-type="float">
            <text:p>10308709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53" calcext:value-type="float">
            <text:p>103089835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65" calcext:value-type="float">
            <text:p>10308983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72" calcext:value-type="float">
            <text:p>103089837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251" calcext:value-type="float">
            <text:p>24175192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0984" calcext:value-type="float">
            <text:p>24175209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97" calcext:value-type="float">
            <text:p>10308983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7659" calcext:value-type="float">
            <text:p>241751765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5168" calcext:value-type="float">
            <text:p>24175251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7470" calcext:value-type="float">
            <text:p>24175174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242" calcext:value-type="float">
            <text:p>24175182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17" calcext:value-type="float">
            <text:p>10309513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03" calcext:value-type="float">
            <text:p>10309513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70952" calcext:value-type="float">
            <text:p>10308709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17" calcext:value-type="float">
            <text:p>103089831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45" calcext:value-type="float">
            <text:p>10308983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47" calcext:value-type="float">
            <text:p>103089834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52" calcext:value-type="float">
            <text:p>103089835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67" calcext:value-type="float">
            <text:p>103089836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74" calcext:value-type="float">
            <text:p>10308983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76" calcext:value-type="float">
            <text:p>10308983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898377" calcext:value-type="float">
            <text:p>10308983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83" calcext:value-type="float">
            <text:p>10309512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341998" calcext:value-type="float">
            <text:p>241734199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346086" calcext:value-type="float">
            <text:p>24173460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1556" calcext:value-type="float">
            <text:p>24174415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87624" calcext:value-type="float">
            <text:p>24174876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887" calcext:value-type="float">
            <text:p>24175198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975" calcext:value-type="float">
            <text:p>241751997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6537" calcext:value-type="float">
            <text:p>241752653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0516" calcext:value-type="float">
            <text:p>24175205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1206" calcext:value-type="float">
            <text:p>24175212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23" calcext:value-type="float">
            <text:p>103095132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784" calcext:value-type="float">
            <text:p>24175187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133" calcext:value-type="float">
            <text:p>24175191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1630" calcext:value-type="float">
            <text:p>241752163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711465" calcext:value-type="float">
            <text:p>24177114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61" calcext:value-type="float">
            <text:p>10309512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81" calcext:value-type="float">
            <text:p>10309512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94" calcext:value-type="float">
            <text:p>10309512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97" calcext:value-type="float">
            <text:p>10309512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05" calcext:value-type="float">
            <text:p>103095130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280201" calcext:value-type="float">
            <text:p>241728020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341103" calcext:value-type="float">
            <text:p>24173411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0195" calcext:value-type="float">
            <text:p>24174401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1755" calcext:value-type="float">
            <text:p>241744175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2085" calcext:value-type="float">
            <text:p>241744208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2557" calcext:value-type="float">
            <text:p>24174425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45188" calcext:value-type="float">
            <text:p>24174451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65" calcext:value-type="float">
            <text:p>103095126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13" calcext:value-type="float">
            <text:p>10309513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529" calcext:value-type="float">
            <text:p>24175185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579" calcext:value-type="float">
            <text:p>24175185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8590" calcext:value-type="float">
            <text:p>24175185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19324" calcext:value-type="float">
            <text:p>24175193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523280" calcext:value-type="float">
            <text:p>24175232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736736" calcext:value-type="float">
            <text:p>24177367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475368" calcext:value-type="float">
            <text:p>24174753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85" calcext:value-type="float">
            <text:p>103095128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89" calcext:value-type="float">
            <text:p>13037038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00" calcext:value-type="float">
            <text:p>130370390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73" calcext:value-type="float">
            <text:p>130396597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91" calcext:value-type="float">
            <text:p>13039659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6034" calcext:value-type="float">
            <text:p>13039660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06" calcext:value-type="float">
            <text:p>13037039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57" calcext:value-type="float">
            <text:p>130396595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6540" calcext:value-type="float">
            <text:p>130396654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43" calcext:value-type="float">
            <text:p>13037038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86" calcext:value-type="float">
            <text:p>130370388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60" calcext:value-type="float">
            <text:p>130402676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73" calcext:value-type="float">
            <text:p>130402677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96" calcext:value-type="float">
            <text:p>130402679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18" calcext:value-type="float">
            <text:p>130370381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36" calcext:value-type="float">
            <text:p>130370383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45" calcext:value-type="float">
            <text:p>130370384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1" calcext:value-type="float">
            <text:p>13037038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295" calcext:value-type="float">
            <text:p>10309512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0" calcext:value-type="float">
            <text:p>13037038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7119797" calcext:value-type="float">
            <text:p>105711979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30951316" calcext:value-type="float">
            <text:p>103095131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19" calcext:value-type="float">
            <text:p>13037038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33" calcext:value-type="float">
            <text:p>13037038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41" calcext:value-type="float">
            <text:p>130370384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62" calcext:value-type="float">
            <text:p>130370386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64" calcext:value-type="float">
            <text:p>130370386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6" calcext:value-type="float">
            <text:p>13037038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81" calcext:value-type="float">
            <text:p>130370388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02" calcext:value-type="float">
            <text:p>13037039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24" calcext:value-type="float">
            <text:p>130370392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08" calcext:value-type="float">
            <text:p>130396590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74" calcext:value-type="float">
            <text:p>130396597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76" calcext:value-type="float">
            <text:p>130396597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84" calcext:value-type="float">
            <text:p>13039659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5988" calcext:value-type="float">
            <text:p>130396598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12" calcext:value-type="float">
            <text:p>13037038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13" calcext:value-type="float">
            <text:p>13037039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7" calcext:value-type="float">
            <text:p>130370387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61" calcext:value-type="float">
            <text:p>13037038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63" calcext:value-type="float">
            <text:p>130370386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73" calcext:value-type="float">
            <text:p>130370387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887" calcext:value-type="float">
            <text:p>130370388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09" calcext:value-type="float">
            <text:p>130370390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703934" calcext:value-type="float">
            <text:p>13037039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3966544" calcext:value-type="float">
            <text:p>13039665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19922" calcext:value-type="float">
            <text:p>14261199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686866892" calcext:value-type="float">
            <text:p>68686689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723808433" calcext:value-type="float">
            <text:p>7238084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073456" calcext:value-type="float">
            <text:p>14260734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099879" calcext:value-type="float">
            <text:p>14260998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18453" calcext:value-type="float">
            <text:p>142611845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20200" calcext:value-type="float">
            <text:p>142612020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219333" calcext:value-type="float">
            <text:p>14262193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069215" calcext:value-type="float">
            <text:p>142606921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19771" calcext:value-type="float">
            <text:p>142611977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575203234" calcext:value-type="float">
            <text:p>5752032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107943" calcext:value-type="float">
            <text:p>142610794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890157378" calcext:value-type="float">
            <text:p>89015737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055606" calcext:value-type="float">
            <text:p>142605560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26213133" calcext:value-type="float">
            <text:p>142621313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7060139" calcext:value-type="float">
            <text:p>14706013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47060142" calcext:value-type="float">
            <text:p>14706014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575151234" calcext:value-type="float">
            <text:p>57515123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6740185" calcext:value-type="float">
            <text:p>105674018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464584" calcext:value-type="float">
            <text:p>9194645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464591" calcext:value-type="float">
            <text:p>9194645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7019" calcext:value-type="float">
            <text:p>241769701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7405" calcext:value-type="float">
            <text:p>241769740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9046" calcext:value-type="float">
            <text:p>241769904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9435" calcext:value-type="float">
            <text:p>241769943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2417699456" calcext:value-type="float">
            <text:p>24176994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70" calcext:value-type="float">
            <text:p>9195312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80" calcext:value-type="float">
            <text:p>91953128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91" calcext:value-type="float">
            <text:p>91953129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7508184" calcext:value-type="float">
            <text:p>105750818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7083648" calcext:value-type="float">
            <text:p>105708364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89" calcext:value-type="float">
            <text:p>130402678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90" calcext:value-type="float">
            <text:p>13040267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802" calcext:value-type="float">
            <text:p>130402680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803" calcext:value-type="float">
            <text:p>130402680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812" calcext:value-type="float">
            <text:p>130402681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828" calcext:value-type="float">
            <text:p>130402682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929" calcext:value-type="float">
            <text:p>130402692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68" calcext:value-type="float">
            <text:p>91953126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73" calcext:value-type="float">
            <text:p>91953127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83" calcext:value-type="float">
            <text:p>91953128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90" calcext:value-type="float">
            <text:p>91953129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94" calcext:value-type="float">
            <text:p>9195312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307" calcext:value-type="float">
            <text:p>919531307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88795" calcext:value-type="float">
            <text:p>9195887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58" calcext:value-type="float">
            <text:p>1304026758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79" calcext:value-type="float">
            <text:p>1304026779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95" calcext:value-type="float">
            <text:p>1304026795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944" calcext:value-type="float">
            <text:p>130402694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51" calcext:value-type="float">
            <text:p>91953125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261" calcext:value-type="float">
            <text:p>919531261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313" calcext:value-type="float">
            <text:p>919531313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31322" calcext:value-type="float">
            <text:p>919531322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919588794" calcext:value-type="float">
            <text:p>919588794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304026756" calcext:value-type="float">
            <text:p>1304026756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5801870" calcext:value-type="float">
            <text:p>1055801870</text:p>
          </table:table-cell>
        </table:table-row>
        <table:table-row table:style-name="ro3">
          <table:table-cell office:value-type="string" calcext:value-type="string">
            <text:p>https://www.gbif.org/occurrence/ </text:p>
          </table:table-cell>
          <table:table-cell office:value-type="float" office:value="1056367875" calcext:value-type="float">
            <text:p>1056367875</text:p>
          </table:table-cell>
        </table:table-row>
      </table:table>
      <table:named-expressions/>
      <table:data-pilot-tables>
        <table:data-pilot-table table:name="DataPilot1" table:application-data="" table:target-range-address="樞紐分析表_DataBase_1.A1:樞紐分析表_DataBase_1.B14" table:buttons="樞紐分析表_DataBase_1.A1" table:show-filter-button="false" table:drill-down-on-double-click="false">
          <table:source-cell-range table:cell-range-address="DataBase.B1:DataBase.F644"/>
          <table:data-pilot-field table:source-field-name="scientificName" table:orientation="row" table:used-hierarchy="0" table:function="auto">
            <table:data-pilot-level table:show-empty="false" calcext:repeat-item-labels="false">
              <table:data-pilot-members>
                <table:data-pilot-member table:name="Helonias bullata" table:display="true" table:show-details="true"/>
                <table:data-pilot-member table:name="Helonias kawanoi" table:display="true" table:show-details="true"/>
                <table:data-pilot-member table:name="Heloniopsis koreana" table:display="true" table:show-details="true"/>
                <table:data-pilot-member table:name="Heloniopsis leucantha" table:display="true" table:show-details="true"/>
                <table:data-pilot-member table:name="Heloniopsis orientalis var. breviscapa" table:display="true" table:show-details="true"/>
                <table:data-pilot-member table:name="Heloniopsis orientalis var. flavida" table:display="true" table:show-details="true"/>
                <table:data-pilot-member table:name="Heloniopsis orientalis var. orientalis" table:display="true" table:show-details="true"/>
                <table:data-pilot-member table:name="Heloniopsis sp." table:display="true" table:show-details="true"/>
                <table:data-pilot-member table:name="Heloniopsis tubiflora" table:display="true" table:show-details="true"/>
                <table:data-pilot-member table:name="Ypsilandra thibetica" table:display="true" table:show-details="true"/>
                <table:data-pilot-member table:name="Ypsilandra yunnanens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ference" table:orientation="data" table:used-hierarchy="0" table:function="count">
            <table:data-pilot-level table:show-empty="false" calcext:repeat-item-labels="false">
              <table:data-pilot-members>
                <table:data-pilot-member table:name="herbarium specimen " table:display="true" table:show-details="true"/>
                <table:data-pilot-member table:name="https://www.gbif.org/occurrence/1030870952" table:display="true" table:show-details="true"/>
                <table:data-pilot-member table:name="https://www.gbif.org/occurrence/1030870998" table:display="true" table:show-details="true"/>
                <table:data-pilot-member table:name="https://www.gbif.org/occurrence/1030871210" table:display="true" table:show-details="true"/>
                <table:data-pilot-member table:name="https://www.gbif.org/occurrence/1030871229" table:display="true" table:show-details="true"/>
                <table:data-pilot-member table:name="https://www.gbif.org/occurrence/1030871230" table:display="true" table:show-details="true"/>
                <table:data-pilot-member table:name="https://www.gbif.org/occurrence/1030871249" table:display="true" table:show-details="true"/>
                <table:data-pilot-member table:name="https://www.gbif.org/occurrence/1030898317" table:display="true" table:show-details="true"/>
                <table:data-pilot-member table:name="https://www.gbif.org/occurrence/1030898345" table:display="true" table:show-details="true"/>
                <table:data-pilot-member table:name="https://www.gbif.org/occurrence/1030898347" table:display="true" table:show-details="true"/>
                <table:data-pilot-member table:name="https://www.gbif.org/occurrence/1030898352" table:display="true" table:show-details="true"/>
                <table:data-pilot-member table:name="https://www.gbif.org/occurrence/1030898353" table:display="true" table:show-details="true"/>
                <table:data-pilot-member table:name="https://www.gbif.org/occurrence/1030898355" table:display="true" table:show-details="true"/>
                <table:data-pilot-member table:name="https://www.gbif.org/occurrence/1030898365" table:display="true" table:show-details="true"/>
                <table:data-pilot-member table:name="https://www.gbif.org/occurrence/1030898367" table:display="true" table:show-details="true"/>
                <table:data-pilot-member table:name="https://www.gbif.org/occurrence/1030898372" table:display="true" table:show-details="true"/>
                <table:data-pilot-member table:name="https://www.gbif.org/occurrence/1030898374" table:display="true" table:show-details="true"/>
                <table:data-pilot-member table:name="https://www.gbif.org/occurrence/1030898376" table:display="true" table:show-details="true"/>
                <table:data-pilot-member table:name="https://www.gbif.org/occurrence/1030898377" table:display="true" table:show-details="true"/>
                <table:data-pilot-member table:name="https://www.gbif.org/occurrence/1030898380" table:display="true" table:show-details="true"/>
                <table:data-pilot-member table:name="https://www.gbif.org/occurrence/1030898397" table:display="true" table:show-details="true"/>
                <table:data-pilot-member table:name="https://www.gbif.org/occurrence/1030923728" table:display="true" table:show-details="true"/>
                <table:data-pilot-member table:name="https://www.gbif.org/occurrence/1030923733" table:display="true" table:show-details="true"/>
                <table:data-pilot-member table:name="https://www.gbif.org/occurrence/1030923749" table:display="true" table:show-details="true"/>
                <table:data-pilot-member table:name="https://www.gbif.org/occurrence/1030923764" table:display="true" table:show-details="true"/>
                <table:data-pilot-member table:name="https://www.gbif.org/occurrence/1030951261" table:display="true" table:show-details="true"/>
                <table:data-pilot-member table:name="https://www.gbif.org/occurrence/1030951265" table:display="true" table:show-details="true"/>
                <table:data-pilot-member table:name="https://www.gbif.org/occurrence/1030951281" table:display="true" table:show-details="true"/>
                <table:data-pilot-member table:name="https://www.gbif.org/occurrence/1030951283" table:display="true" table:show-details="true"/>
                <table:data-pilot-member table:name="https://www.gbif.org/occurrence/1030951285" table:display="true" table:show-details="true"/>
                <table:data-pilot-member table:name="https://www.gbif.org/occurrence/1030951294" table:display="true" table:show-details="true"/>
                <table:data-pilot-member table:name="https://www.gbif.org/occurrence/1030951295" table:display="true" table:show-details="true"/>
                <table:data-pilot-member table:name="https://www.gbif.org/occurrence/1030951297" table:display="true" table:show-details="true"/>
                <table:data-pilot-member table:name="https://www.gbif.org/occurrence/1030951303" table:display="true" table:show-details="true"/>
                <table:data-pilot-member table:name="https://www.gbif.org/occurrence/1030951305" table:display="true" table:show-details="true"/>
                <table:data-pilot-member table:name="https://www.gbif.org/occurrence/1030951313" table:display="true" table:show-details="true"/>
                <table:data-pilot-member table:name="https://www.gbif.org/occurrence/1030951316" table:display="true" table:show-details="true"/>
                <table:data-pilot-member table:name="https://www.gbif.org/occurrence/1030951317" table:display="true" table:show-details="true"/>
                <table:data-pilot-member table:name="https://www.gbif.org/occurrence/1030951323" table:display="true" table:show-details="true"/>
                <table:data-pilot-member table:name="https://www.gbif.org/occurrence/1055801870" table:display="true" table:show-details="true"/>
                <table:data-pilot-member table:name="https://www.gbif.org/occurrence/1056367875" table:display="true" table:show-details="true"/>
                <table:data-pilot-member table:name="https://www.gbif.org/occurrence/1056514445" table:display="true" table:show-details="true"/>
                <table:data-pilot-member table:name="https://www.gbif.org/occurrence/1056740185" table:display="true" table:show-details="true"/>
                <table:data-pilot-member table:name="https://www.gbif.org/occurrence/1057083648" table:display="true" table:show-details="true"/>
                <table:data-pilot-member table:name="https://www.gbif.org/occurrence/1057119797" table:display="true" table:show-details="true"/>
                <table:data-pilot-member table:name="https://www.gbif.org/occurrence/1057508184" table:display="true" table:show-details="true"/>
                <table:data-pilot-member table:name="https://www.gbif.org/occurrence/1228275077" table:display="true" table:show-details="true"/>
                <table:data-pilot-member table:name="https://www.gbif.org/occurrence/1228292400" table:display="true" table:show-details="true"/>
                <table:data-pilot-member table:name="https://www.gbif.org/occurrence/1258603728" table:display="true" table:show-details="true"/>
                <table:data-pilot-member table:name="https://www.gbif.org/occurrence/1258630424" table:display="true" table:show-details="true"/>
                <table:data-pilot-member table:name="https://www.gbif.org/occurrence/1303703812" table:display="true" table:show-details="true"/>
                <table:data-pilot-member table:name="https://www.gbif.org/occurrence/1303703818" table:display="true" table:show-details="true"/>
                <table:data-pilot-member table:name="https://www.gbif.org/occurrence/1303703819" table:display="true" table:show-details="true"/>
                <table:data-pilot-member table:name="https://www.gbif.org/occurrence/1303703833" table:display="true" table:show-details="true"/>
                <table:data-pilot-member table:name="https://www.gbif.org/occurrence/1303703836" table:display="true" table:show-details="true"/>
                <table:data-pilot-member table:name="https://www.gbif.org/occurrence/1303703841" table:display="true" table:show-details="true"/>
                <table:data-pilot-member table:name="https://www.gbif.org/occurrence/1303703843" table:display="true" table:show-details="true"/>
                <table:data-pilot-member table:name="https://www.gbif.org/occurrence/1303703845" table:display="true" table:show-details="true"/>
                <table:data-pilot-member table:name="https://www.gbif.org/occurrence/1303703861" table:display="true" table:show-details="true"/>
                <table:data-pilot-member table:name="https://www.gbif.org/occurrence/1303703862" table:display="true" table:show-details="true"/>
                <table:data-pilot-member table:name="https://www.gbif.org/occurrence/1303703863" table:display="true" table:show-details="true"/>
                <table:data-pilot-member table:name="https://www.gbif.org/occurrence/1303703864" table:display="true" table:show-details="true"/>
                <table:data-pilot-member table:name="https://www.gbif.org/occurrence/1303703870" table:display="true" table:show-details="true"/>
                <table:data-pilot-member table:name="https://www.gbif.org/occurrence/1303703871" table:display="true" table:show-details="true"/>
                <table:data-pilot-member table:name="https://www.gbif.org/occurrence/1303703873" table:display="true" table:show-details="true"/>
                <table:data-pilot-member table:name="https://www.gbif.org/occurrence/1303703876" table:display="true" table:show-details="true"/>
                <table:data-pilot-member table:name="https://www.gbif.org/occurrence/1303703877" table:display="true" table:show-details="true"/>
                <table:data-pilot-member table:name="https://www.gbif.org/occurrence/1303703881" table:display="true" table:show-details="true"/>
                <table:data-pilot-member table:name="https://www.gbif.org/occurrence/1303703886" table:display="true" table:show-details="true"/>
                <table:data-pilot-member table:name="https://www.gbif.org/occurrence/1303703887" table:display="true" table:show-details="true"/>
                <table:data-pilot-member table:name="https://www.gbif.org/occurrence/1303703889" table:display="true" table:show-details="true"/>
                <table:data-pilot-member table:name="https://www.gbif.org/occurrence/1303703900" table:display="true" table:show-details="true"/>
                <table:data-pilot-member table:name="https://www.gbif.org/occurrence/1303703902" table:display="true" table:show-details="true"/>
                <table:data-pilot-member table:name="https://www.gbif.org/occurrence/1303703906" table:display="true" table:show-details="true"/>
                <table:data-pilot-member table:name="https://www.gbif.org/occurrence/1303703909" table:display="true" table:show-details="true"/>
                <table:data-pilot-member table:name="https://www.gbif.org/occurrence/1303703913" table:display="true" table:show-details="true"/>
                <table:data-pilot-member table:name="https://www.gbif.org/occurrence/1303703924" table:display="true" table:show-details="true"/>
                <table:data-pilot-member table:name="https://www.gbif.org/occurrence/1303703934" table:display="true" table:show-details="true"/>
                <table:data-pilot-member table:name="https://www.gbif.org/occurrence/1303965908" table:display="true" table:show-details="true"/>
                <table:data-pilot-member table:name="https://www.gbif.org/occurrence/1303965957" table:display="true" table:show-details="true"/>
                <table:data-pilot-member table:name="https://www.gbif.org/occurrence/1303965973" table:display="true" table:show-details="true"/>
                <table:data-pilot-member table:name="https://www.gbif.org/occurrence/1303965974" table:display="true" table:show-details="true"/>
                <table:data-pilot-member table:name="https://www.gbif.org/occurrence/1303965976" table:display="true" table:show-details="true"/>
                <table:data-pilot-member table:name="https://www.gbif.org/occurrence/1303965984" table:display="true" table:show-details="true"/>
                <table:data-pilot-member table:name="https://www.gbif.org/occurrence/1303965988" table:display="true" table:show-details="true"/>
                <table:data-pilot-member table:name="https://www.gbif.org/occurrence/1303965991" table:display="true" table:show-details="true"/>
                <table:data-pilot-member table:name="https://www.gbif.org/occurrence/1303966034" table:display="true" table:show-details="true"/>
                <table:data-pilot-member table:name="https://www.gbif.org/occurrence/1303966540" table:display="true" table:show-details="true"/>
                <table:data-pilot-member table:name="https://www.gbif.org/occurrence/1303966544" table:display="true" table:show-details="true"/>
                <table:data-pilot-member table:name="https://www.gbif.org/occurrence/1304026756" table:display="true" table:show-details="true"/>
                <table:data-pilot-member table:name="https://www.gbif.org/occurrence/1304026758" table:display="true" table:show-details="true"/>
                <table:data-pilot-member table:name="https://www.gbif.org/occurrence/1304026760" table:display="true" table:show-details="true"/>
                <table:data-pilot-member table:name="https://www.gbif.org/occurrence/1304026773" table:display="true" table:show-details="true"/>
                <table:data-pilot-member table:name="https://www.gbif.org/occurrence/1304026779" table:display="true" table:show-details="true"/>
                <table:data-pilot-member table:name="https://www.gbif.org/occurrence/1304026789" table:display="true" table:show-details="true"/>
                <table:data-pilot-member table:name="https://www.gbif.org/occurrence/1304026790" table:display="true" table:show-details="true"/>
                <table:data-pilot-member table:name="https://www.gbif.org/occurrence/1304026795" table:display="true" table:show-details="true"/>
                <table:data-pilot-member table:name="https://www.gbif.org/occurrence/1304026796" table:display="true" table:show-details="true"/>
                <table:data-pilot-member table:name="https://www.gbif.org/occurrence/1304026802" table:display="true" table:show-details="true"/>
                <table:data-pilot-member table:name="https://www.gbif.org/occurrence/1304026803" table:display="true" table:show-details="true"/>
                <table:data-pilot-member table:name="https://www.gbif.org/occurrence/1304026812" table:display="true" table:show-details="true"/>
                <table:data-pilot-member table:name="https://www.gbif.org/occurrence/1304026828" table:display="true" table:show-details="true"/>
                <table:data-pilot-member table:name="https://www.gbif.org/occurrence/1304026929" table:display="true" table:show-details="true"/>
                <table:data-pilot-member table:name="https://www.gbif.org/occurrence/1304026944" table:display="true" table:show-details="true"/>
                <table:data-pilot-member table:name="https://www.gbif.org/occurrence/1426055606" table:display="true" table:show-details="true"/>
                <table:data-pilot-member table:name="https://www.gbif.org/occurrence/1426069215" table:display="true" table:show-details="true"/>
                <table:data-pilot-member table:name="https://www.gbif.org/occurrence/1426073456" table:display="true" table:show-details="true"/>
                <table:data-pilot-member table:name="https://www.gbif.org/occurrence/1426099879" table:display="true" table:show-details="true"/>
                <table:data-pilot-member table:name="https://www.gbif.org/occurrence/1426107943" table:display="true" table:show-details="true"/>
                <table:data-pilot-member table:name="https://www.gbif.org/occurrence/1426118453" table:display="true" table:show-details="true"/>
                <table:data-pilot-member table:name="https://www.gbif.org/occurrence/1426119771" table:display="true" table:show-details="true"/>
                <table:data-pilot-member table:name="https://www.gbif.org/occurrence/1426119922" table:display="true" table:show-details="true"/>
                <table:data-pilot-member table:name="https://www.gbif.org/occurrence/1426120200" table:display="true" table:show-details="true"/>
                <table:data-pilot-member table:name="https://www.gbif.org/occurrence/1426213133" table:display="true" table:show-details="true"/>
                <table:data-pilot-member table:name="https://www.gbif.org/occurrence/1426219333" table:display="true" table:show-details="true"/>
                <table:data-pilot-member table:name="https://www.gbif.org/occurrence/147060139" table:display="true" table:show-details="true"/>
                <table:data-pilot-member table:name="https://www.gbif.org/occurrence/147060142" table:display="true" table:show-details="true"/>
                <table:data-pilot-member table:name="https://www.gbif.org/occurrence/1500335168" table:display="true" table:show-details="true"/>
                <table:data-pilot-member table:name="https://www.gbif.org/occurrence/1571062316" table:display="true" table:show-details="true"/>
                <table:data-pilot-member table:name="https://www.gbif.org/occurrence/1668792499" table:display="true" table:show-details="true"/>
                <table:data-pilot-member table:name="https://www.gbif.org/occurrence/1802636710" table:display="true" table:show-details="true"/>
                <table:data-pilot-member table:name="https://www.gbif.org/occurrence/1805376412" table:display="true" table:show-details="true"/>
                <table:data-pilot-member table:name="https://www.gbif.org/occurrence/1805384029" table:display="true" table:show-details="true"/>
                <table:data-pilot-member table:name="https://www.gbif.org/occurrence/1829818123" table:display="true" table:show-details="true"/>
                <table:data-pilot-member table:name="https://www.gbif.org/occurrence/1829823866" table:display="true" table:show-details="true"/>
                <table:data-pilot-member table:name="https://www.gbif.org/occurrence/1829824158" table:display="true" table:show-details="true"/>
                <table:data-pilot-member table:name="https://www.gbif.org/occurrence/1829824175" table:display="true" table:show-details="true"/>
                <table:data-pilot-member table:name="https://www.gbif.org/occurrence/1829824184" table:display="true" table:show-details="true"/>
                <table:data-pilot-member table:name="https://www.gbif.org/occurrence/1829824191" table:display="true" table:show-details="true"/>
                <table:data-pilot-member table:name="https://www.gbif.org/occurrence/1829824351" table:display="true" table:show-details="true"/>
                <table:data-pilot-member table:name="https://www.gbif.org/occurrence/1829824376" table:display="true" table:show-details="true"/>
                <table:data-pilot-member table:name="https://www.gbif.org/occurrence/1829825264" table:display="true" table:show-details="true"/>
                <table:data-pilot-member table:name="https://www.gbif.org/occurrence/1829825266" table:display="true" table:show-details="true"/>
                <table:data-pilot-member table:name="https://www.gbif.org/occurrence/1829850184" table:display="true" table:show-details="true"/>
                <table:data-pilot-member table:name="https://www.gbif.org/occurrence/1829851024" table:display="true" table:show-details="true"/>
                <table:data-pilot-member table:name="https://www.gbif.org/occurrence/1829852569" table:display="true" table:show-details="true"/>
                <table:data-pilot-member table:name="https://www.gbif.org/occurrence/1829858349" table:display="true" table:show-details="true"/>
                <table:data-pilot-member table:name="https://www.gbif.org/occurrence/1829859235" table:display="true" table:show-details="true"/>
                <table:data-pilot-member table:name="https://www.gbif.org/occurrence/1829859954" table:display="true" table:show-details="true"/>
                <table:data-pilot-member table:name="https://www.gbif.org/occurrence/1829859958" table:display="true" table:show-details="true"/>
                <table:data-pilot-member table:name="https://www.gbif.org/occurrence/1829866993" table:display="true" table:show-details="true"/>
                <table:data-pilot-member table:name="https://www.gbif.org/occurrence/1829868229" table:display="true" table:show-details="true"/>
                <table:data-pilot-member table:name="https://www.gbif.org/occurrence/1829870318" table:display="true" table:show-details="true"/>
                <table:data-pilot-member table:name="https://www.gbif.org/occurrence/1829888159" table:display="true" table:show-details="true"/>
                <table:data-pilot-member table:name="https://www.gbif.org/occurrence/1829888394" table:display="true" table:show-details="true"/>
                <table:data-pilot-member table:name="https://www.gbif.org/occurrence/1829888407" table:display="true" table:show-details="true"/>
                <table:data-pilot-member table:name="https://www.gbif.org/occurrence/1829888744" table:display="true" table:show-details="true"/>
                <table:data-pilot-member table:name="https://www.gbif.org/occurrence/1829890634" table:display="true" table:show-details="true"/>
                <table:data-pilot-member table:name="https://www.gbif.org/occurrence/1829892923" table:display="true" table:show-details="true"/>
                <table:data-pilot-member table:name="https://www.gbif.org/occurrence/1829896111" table:display="true" table:show-details="true"/>
                <table:data-pilot-member table:name="https://www.gbif.org/occurrence/1829899738" table:display="true" table:show-details="true"/>
                <table:data-pilot-member table:name="https://www.gbif.org/occurrence/1829901462" table:display="true" table:show-details="true"/>
                <table:data-pilot-member table:name="https://www.gbif.org/occurrence/1829901499" table:display="true" table:show-details="true"/>
                <table:data-pilot-member table:name="https://www.gbif.org/occurrence/1829902183" table:display="true" table:show-details="true"/>
                <table:data-pilot-member table:name="https://www.gbif.org/occurrence/1829908391" table:display="true" table:show-details="true"/>
                <table:data-pilot-member table:name="https://www.gbif.org/occurrence/1829917534" table:display="true" table:show-details="true"/>
                <table:data-pilot-member table:name="https://www.gbif.org/occurrence/1829919426" table:display="true" table:show-details="true"/>
                <table:data-pilot-member table:name="https://www.gbif.org/occurrence/1829929140" table:display="true" table:show-details="true"/>
                <table:data-pilot-member table:name="https://www.gbif.org/occurrence/1829937518" table:display="true" table:show-details="true"/>
                <table:data-pilot-member table:name="https://www.gbif.org/occurrence/1829942052" table:display="true" table:show-details="true"/>
                <table:data-pilot-member table:name="https://www.gbif.org/occurrence/1829942864" table:display="true" table:show-details="true"/>
                <table:data-pilot-member table:name="https://www.gbif.org/occurrence/1829943363" table:display="true" table:show-details="true"/>
                <table:data-pilot-member table:name="https://www.gbif.org/occurrence/1830215552" table:display="true" table:show-details="true"/>
                <table:data-pilot-member table:name="https://www.gbif.org/occurrence/1830519592" table:display="true" table:show-details="true"/>
                <table:data-pilot-member table:name="https://www.gbif.org/occurrence/1830520013" table:display="true" table:show-details="true"/>
                <table:data-pilot-member table:name="https://www.gbif.org/occurrence/1830525004" table:display="true" table:show-details="true"/>
                <table:data-pilot-member table:name="https://www.gbif.org/occurrence/1830530813" table:display="true" table:show-details="true"/>
                <table:data-pilot-member table:name="https://www.gbif.org/occurrence/1830532002" table:display="true" table:show-details="true"/>
                <table:data-pilot-member table:name="https://www.gbif.org/occurrence/1830537301" table:display="true" table:show-details="true"/>
                <table:data-pilot-member table:name="https://www.gbif.org/occurrence/1830621099" table:display="true" table:show-details="true"/>
                <table:data-pilot-member table:name="https://www.gbif.org/occurrence/1830624396" table:display="true" table:show-details="true"/>
                <table:data-pilot-member table:name="https://www.gbif.org/occurrence/1830631502" table:display="true" table:show-details="true"/>
                <table:data-pilot-member table:name="https://www.gbif.org/occurrence/1830631861" table:display="true" table:show-details="true"/>
                <table:data-pilot-member table:name="https://www.gbif.org/occurrence/1830641635" table:display="true" table:show-details="true"/>
                <table:data-pilot-member table:name="https://www.gbif.org/occurrence/1830643510" table:display="true" table:show-details="true"/>
                <table:data-pilot-member table:name="https://www.gbif.org/occurrence/1830663176" table:display="true" table:show-details="true"/>
                <table:data-pilot-member table:name="https://www.gbif.org/occurrence/1830663634" table:display="true" table:show-details="true"/>
                <table:data-pilot-member table:name="https://www.gbif.org/occurrence/1830671522" table:display="true" table:show-details="true"/>
                <table:data-pilot-member table:name="https://www.gbif.org/occurrence/1830671525" table:display="true" table:show-details="true"/>
                <table:data-pilot-member table:name="https://www.gbif.org/occurrence/1830671545" table:display="true" table:show-details="true"/>
                <table:data-pilot-member table:name="https://www.gbif.org/occurrence/1830671582" table:display="true" table:show-details="true"/>
                <table:data-pilot-member table:name="https://www.gbif.org/occurrence/1830672902" table:display="true" table:show-details="true"/>
                <table:data-pilot-member table:name="https://www.gbif.org/occurrence/1830678265" table:display="true" table:show-details="true"/>
                <table:data-pilot-member table:name="https://www.gbif.org/occurrence/1830678444" table:display="true" table:show-details="true"/>
                <table:data-pilot-member table:name="https://www.gbif.org/occurrence/1830680369" table:display="true" table:show-details="true"/>
                <table:data-pilot-member table:name="https://www.gbif.org/occurrence/1830680377" table:display="true" table:show-details="true"/>
                <table:data-pilot-member table:name="https://www.gbif.org/occurrence/1830680903" table:display="true" table:show-details="true"/>
                <table:data-pilot-member table:name="https://www.gbif.org/occurrence/1830680918" table:display="true" table:show-details="true"/>
                <table:data-pilot-member table:name="https://www.gbif.org/occurrence/1830685148" table:display="true" table:show-details="true"/>
                <table:data-pilot-member table:name="https://www.gbif.org/occurrence/1830685168" table:display="true" table:show-details="true"/>
                <table:data-pilot-member table:name="https://www.gbif.org/occurrence/1830685195" table:display="true" table:show-details="true"/>
                <table:data-pilot-member table:name="https://www.gbif.org/occurrence/1830686145" table:display="true" table:show-details="true"/>
                <table:data-pilot-member table:name="https://www.gbif.org/occurrence/1830686186" table:display="true" table:show-details="true"/>
                <table:data-pilot-member table:name="https://www.gbif.org/occurrence/1830686192" table:display="true" table:show-details="true"/>
                <table:data-pilot-member table:name="https://www.gbif.org/occurrence/1830686306" table:display="true" table:show-details="true"/>
                <table:data-pilot-member table:name="https://www.gbif.org/occurrence/1830686307" table:display="true" table:show-details="true"/>
                <table:data-pilot-member table:name="https://www.gbif.org/occurrence/1830686361" table:display="true" table:show-details="true"/>
                <table:data-pilot-member table:name="https://www.gbif.org/occurrence/1830691778" table:display="true" table:show-details="true"/>
                <table:data-pilot-member table:name="https://www.gbif.org/occurrence/1838317735" table:display="true" table:show-details="true"/>
                <table:data-pilot-member table:name="https://www.gbif.org/occurrence/1847492290" table:display="true" table:show-details="true"/>
                <table:data-pilot-member table:name="https://www.gbif.org/occurrence/1850955325" table:display="true" table:show-details="true"/>
                <table:data-pilot-member table:name="https://www.gbif.org/occurrence/1880496744" table:display="true" table:show-details="true"/>
                <table:data-pilot-member table:name="https://www.gbif.org/occurrence/1928285002" table:display="true" table:show-details="true"/>
                <table:data-pilot-member table:name="https://www.gbif.org/occurrence/1928296907" table:display="true" table:show-details="true"/>
                <table:data-pilot-member table:name="https://www.gbif.org/occurrence/1928400642" table:display="true" table:show-details="true"/>
                <table:data-pilot-member table:name="https://www.gbif.org/occurrence/1928525663" table:display="true" table:show-details="true"/>
                <table:data-pilot-member table:name="https://www.gbif.org/occurrence/1928770497" table:display="true" table:show-details="true"/>
                <table:data-pilot-member table:name="https://www.gbif.org/occurrence/1929027524" table:display="true" table:show-details="true"/>
                <table:data-pilot-member table:name="https://www.gbif.org/occurrence/1929045563" table:display="true" table:show-details="true"/>
                <table:data-pilot-member table:name="https://www.gbif.org/occurrence/1929062247" table:display="true" table:show-details="true"/>
                <table:data-pilot-member table:name="https://www.gbif.org/occurrence/1929153150" table:display="true" table:show-details="true"/>
                <table:data-pilot-member table:name="https://www.gbif.org/occurrence/1929220194" table:display="true" table:show-details="true"/>
                <table:data-pilot-member table:name="https://www.gbif.org/occurrence/1929407669" table:display="true" table:show-details="true"/>
                <table:data-pilot-member table:name="https://www.gbif.org/occurrence/1929907452" table:display="true" table:show-details="true"/>
                <table:data-pilot-member table:name="https://www.gbif.org/occurrence/1929933754" table:display="true" table:show-details="true"/>
                <table:data-pilot-member table:name="https://www.gbif.org/occurrence/1930718120" table:display="true" table:show-details="true"/>
                <table:data-pilot-member table:name="https://www.gbif.org/occurrence/1930856616" table:display="true" table:show-details="true"/>
                <table:data-pilot-member table:name="https://www.gbif.org/occurrence/1931746128" table:display="true" table:show-details="true"/>
                <table:data-pilot-member table:name="https://www.gbif.org/occurrence/1933826737" table:display="true" table:show-details="true"/>
                <table:data-pilot-member table:name="https://www.gbif.org/occurrence/1933826872" table:display="true" table:show-details="true"/>
                <table:data-pilot-member table:name="https://www.gbif.org/occurrence/1933826878" table:display="true" table:show-details="true"/>
                <table:data-pilot-member table:name="https://www.gbif.org/occurrence/1933826879" table:display="true" table:show-details="true"/>
                <table:data-pilot-member table:name="https://www.gbif.org/occurrence/1933826886" table:display="true" table:show-details="true"/>
                <table:data-pilot-member table:name="https://www.gbif.org/occurrence/1933826892" table:display="true" table:show-details="true"/>
                <table:data-pilot-member table:name="https://www.gbif.org/occurrence/1933826897" table:display="true" table:show-details="true"/>
                <table:data-pilot-member table:name="https://www.gbif.org/occurrence/1933826923" table:display="true" table:show-details="true"/>
                <table:data-pilot-member table:name="https://www.gbif.org/occurrence/1933826954" table:display="true" table:show-details="true"/>
                <table:data-pilot-member table:name="https://www.gbif.org/occurrence/1933826964" table:display="true" table:show-details="true"/>
                <table:data-pilot-member table:name="https://www.gbif.org/occurrence/1933826989" table:display="true" table:show-details="true"/>
                <table:data-pilot-member table:name="https://www.gbif.org/occurrence/1933838524" table:display="true" table:show-details="true"/>
                <table:data-pilot-member table:name="https://www.gbif.org/occurrence/1933838527" table:display="true" table:show-details="true"/>
                <table:data-pilot-member table:name="https://www.gbif.org/occurrence/1933863715" table:display="true" table:show-details="true"/>
                <table:data-pilot-member table:name="https://www.gbif.org/occurrence/1933872804" table:display="true" table:show-details="true"/>
                <table:data-pilot-member table:name="https://www.gbif.org/occurrence/1933873042" table:display="true" table:show-details="true"/>
                <table:data-pilot-member table:name="https://www.gbif.org/occurrence/1933873121" table:display="true" table:show-details="true"/>
                <table:data-pilot-member table:name="https://www.gbif.org/occurrence/1933873182" table:display="true" table:show-details="true"/>
                <table:data-pilot-member table:name="https://www.gbif.org/occurrence/1933873204" table:display="true" table:show-details="true"/>
                <table:data-pilot-member table:name="https://www.gbif.org/occurrence/1933873370" table:display="true" table:show-details="true"/>
                <table:data-pilot-member table:name="https://www.gbif.org/occurrence/1933877850" table:display="true" table:show-details="true"/>
                <table:data-pilot-member table:name="https://www.gbif.org/occurrence/1933877870" table:display="true" table:show-details="true"/>
                <table:data-pilot-member table:name="https://www.gbif.org/occurrence/1933877875" table:display="true" table:show-details="true"/>
                <table:data-pilot-member table:name="https://www.gbif.org/occurrence/1933892006" table:display="true" table:show-details="true"/>
                <table:data-pilot-member table:name="https://www.gbif.org/occurrence/1933896030" table:display="true" table:show-details="true"/>
                <table:data-pilot-member table:name="https://www.gbif.org/occurrence/1933897215" table:display="true" table:show-details="true"/>
                <table:data-pilot-member table:name="https://www.gbif.org/occurrence/1933897303" table:display="true" table:show-details="true"/>
                <table:data-pilot-member table:name="https://www.gbif.org/occurrence/1933897837" table:display="true" table:show-details="true"/>
                <table:data-pilot-member table:name="https://www.gbif.org/occurrence/1933905009" table:display="true" table:show-details="true"/>
                <table:data-pilot-member table:name="https://www.gbif.org/occurrence/1933906377" table:display="true" table:show-details="true"/>
                <table:data-pilot-member table:name="https://www.gbif.org/occurrence/1933906411" table:display="true" table:show-details="true"/>
                <table:data-pilot-member table:name="https://www.gbif.org/occurrence/1933910174" table:display="true" table:show-details="true"/>
                <table:data-pilot-member table:name="https://www.gbif.org/occurrence/1933910188" table:display="true" table:show-details="true"/>
                <table:data-pilot-member table:name="https://www.gbif.org/occurrence/1933926168" table:display="true" table:show-details="true"/>
                <table:data-pilot-member table:name="https://www.gbif.org/occurrence/1933926178" table:display="true" table:show-details="true"/>
                <table:data-pilot-member table:name="https://www.gbif.org/occurrence/1933930856" table:display="true" table:show-details="true"/>
                <table:data-pilot-member table:name="https://www.gbif.org/occurrence/1933930860" table:display="true" table:show-details="true"/>
                <table:data-pilot-member table:name="https://www.gbif.org/occurrence/1933930878" table:display="true" table:show-details="true"/>
                <table:data-pilot-member table:name="https://www.gbif.org/occurrence/1933930881" table:display="true" table:show-details="true"/>
                <table:data-pilot-member table:name="https://www.gbif.org/occurrence/1933930897" table:display="true" table:show-details="true"/>
                <table:data-pilot-member table:name="https://www.gbif.org/occurrence/1933930901" table:display="true" table:show-details="true"/>
                <table:data-pilot-member table:name="https://www.gbif.org/occurrence/1933930902" table:display="true" table:show-details="true"/>
                <table:data-pilot-member table:name="https://www.gbif.org/occurrence/1933930906" table:display="true" table:show-details="true"/>
                <table:data-pilot-member table:name="https://www.gbif.org/occurrence/1933930907" table:display="true" table:show-details="true"/>
                <table:data-pilot-member table:name="https://www.gbif.org/occurrence/1933930912" table:display="true" table:show-details="true"/>
                <table:data-pilot-member table:name="https://www.gbif.org/occurrence/1933930914" table:display="true" table:show-details="true"/>
                <table:data-pilot-member table:name="https://www.gbif.org/occurrence/1933930916" table:display="true" table:show-details="true"/>
                <table:data-pilot-member table:name="https://www.gbif.org/occurrence/1933930920" table:display="true" table:show-details="true"/>
                <table:data-pilot-member table:name="https://www.gbif.org/occurrence/1933930923" table:display="true" table:show-details="true"/>
                <table:data-pilot-member table:name="https://www.gbif.org/occurrence/1933930925" table:display="true" table:show-details="true"/>
                <table:data-pilot-member table:name="https://www.gbif.org/occurrence/1933930926" table:display="true" table:show-details="true"/>
                <table:data-pilot-member table:name="https://www.gbif.org/occurrence/1933930934" table:display="true" table:show-details="true"/>
                <table:data-pilot-member table:name="https://www.gbif.org/occurrence/1933930945" table:display="true" table:show-details="true"/>
                <table:data-pilot-member table:name="https://www.gbif.org/occurrence/1933930947" table:display="true" table:show-details="true"/>
                <table:data-pilot-member table:name="https://www.gbif.org/occurrence/1933930949" table:display="true" table:show-details="true"/>
                <table:data-pilot-member table:name="https://www.gbif.org/occurrence/1933930968" table:display="true" table:show-details="true"/>
                <table:data-pilot-member table:name="https://www.gbif.org/occurrence/1933931015" table:display="true" table:show-details="true"/>
                <table:data-pilot-member table:name="https://www.gbif.org/occurrence/1933931022" table:display="true" table:show-details="true"/>
                <table:data-pilot-member table:name="https://www.gbif.org/occurrence/1933931030" table:display="true" table:show-details="true"/>
                <table:data-pilot-member table:name="https://www.gbif.org/occurrence/1933931039" table:display="true" table:show-details="true"/>
                <table:data-pilot-member table:name="https://www.gbif.org/occurrence/1933931046" table:display="true" table:show-details="true"/>
                <table:data-pilot-member table:name="https://www.gbif.org/occurrence/1933931055" table:display="true" table:show-details="true"/>
                <table:data-pilot-member table:name="https://www.gbif.org/occurrence/1933931061" table:display="true" table:show-details="true"/>
                <table:data-pilot-member table:name="https://www.gbif.org/occurrence/1933931070" table:display="true" table:show-details="true"/>
                <table:data-pilot-member table:name="https://www.gbif.org/occurrence/1933931071" table:display="true" table:show-details="true"/>
                <table:data-pilot-member table:name="https://www.gbif.org/occurrence/1933931072" table:display="true" table:show-details="true"/>
                <table:data-pilot-member table:name="https://www.gbif.org/occurrence/1933931082" table:display="true" table:show-details="true"/>
                <table:data-pilot-member table:name="https://www.gbif.org/occurrence/1933931088" table:display="true" table:show-details="true"/>
                <table:data-pilot-member table:name="https://www.gbif.org/occurrence/1933931089" table:display="true" table:show-details="true"/>
                <table:data-pilot-member table:name="https://www.gbif.org/occurrence/1933931101" table:display="true" table:show-details="true"/>
                <table:data-pilot-member table:name="https://www.gbif.org/occurrence/1933931102" table:display="true" table:show-details="true"/>
                <table:data-pilot-member table:name="https://www.gbif.org/occurrence/1933931104" table:display="true" table:show-details="true"/>
                <table:data-pilot-member table:name="https://www.gbif.org/occurrence/1933941656" table:display="true" table:show-details="true"/>
                <table:data-pilot-member table:name="https://www.gbif.org/occurrence/1933954471" table:display="true" table:show-details="true"/>
                <table:data-pilot-member table:name="https://www.gbif.org/occurrence/1933966122" table:display="true" table:show-details="true"/>
                <table:data-pilot-member table:name="https://www.gbif.org/occurrence/1933966138" table:display="true" table:show-details="true"/>
                <table:data-pilot-member table:name="https://www.gbif.org/occurrence/1933976971" table:display="true" table:show-details="true"/>
                <table:data-pilot-member table:name="https://www.gbif.org/occurrence/1933976987" table:display="true" table:show-details="true"/>
                <table:data-pilot-member table:name="https://www.gbif.org/occurrence/1933977001" table:display="true" table:show-details="true"/>
                <table:data-pilot-member table:name="https://www.gbif.org/occurrence/1933977023" table:display="true" table:show-details="true"/>
                <table:data-pilot-member table:name="https://www.gbif.org/occurrence/1933977029" table:display="true" table:show-details="true"/>
                <table:data-pilot-member table:name="https://www.gbif.org/occurrence/1933977040" table:display="true" table:show-details="true"/>
                <table:data-pilot-member table:name="https://www.gbif.org/occurrence/1933977059" table:display="true" table:show-details="true"/>
                <table:data-pilot-member table:name="https://www.gbif.org/occurrence/1933982372" table:display="true" table:show-details="true"/>
                <table:data-pilot-member table:name="https://www.gbif.org/occurrence/1933982420" table:display="true" table:show-details="true"/>
                <table:data-pilot-member table:name="https://www.gbif.org/occurrence/1933992281" table:display="true" table:show-details="true"/>
                <table:data-pilot-member table:name="https://www.gbif.org/occurrence/1933992282" table:display="true" table:show-details="true"/>
                <table:data-pilot-member table:name="https://www.gbif.org/occurrence/1933992286" table:display="true" table:show-details="true"/>
                <table:data-pilot-member table:name="https://www.gbif.org/occurrence/1933992290" table:display="true" table:show-details="true"/>
                <table:data-pilot-member table:name="https://www.gbif.org/occurrence/1933992381" table:display="true" table:show-details="true"/>
                <table:data-pilot-member table:name="https://www.gbif.org/occurrence/1934003219" table:display="true" table:show-details="true"/>
                <table:data-pilot-member table:name="https://www.gbif.org/occurrence/1934003239" table:display="true" table:show-details="true"/>
                <table:data-pilot-member table:name="https://www.gbif.org/occurrence/1934003243" table:display="true" table:show-details="true"/>
                <table:data-pilot-member table:name="https://www.gbif.org/occurrence/1934004866" table:display="true" table:show-details="true"/>
                <table:data-pilot-member table:name="https://www.gbif.org/occurrence/1934032808" table:display="true" table:show-details="true"/>
                <table:data-pilot-member table:name="https://www.gbif.org/occurrence/1934033275" table:display="true" table:show-details="true"/>
                <table:data-pilot-member table:name="https://www.gbif.org/occurrence/1934033477" table:display="true" table:show-details="true"/>
                <table:data-pilot-member table:name="https://www.gbif.org/occurrence/1934045931" table:display="true" table:show-details="true"/>
                <table:data-pilot-member table:name="https://www.gbif.org/occurrence/1934052265" table:display="true" table:show-details="true"/>
                <table:data-pilot-member table:name="https://www.gbif.org/occurrence/1934061691" table:display="true" table:show-details="true"/>
                <table:data-pilot-member table:name="https://www.gbif.org/occurrence/1934061698" table:display="true" table:show-details="true"/>
                <table:data-pilot-member table:name="https://www.gbif.org/occurrence/1934061716" table:display="true" table:show-details="true"/>
                <table:data-pilot-member table:name="https://www.gbif.org/occurrence/1934061726" table:display="true" table:show-details="true"/>
                <table:data-pilot-member table:name="https://www.gbif.org/occurrence/1934096640" table:display="true" table:show-details="true"/>
                <table:data-pilot-member table:name="https://www.gbif.org/occurrence/1934097880" table:display="true" table:show-details="true"/>
                <table:data-pilot-member table:name="https://www.gbif.org/occurrence/1934144131" table:display="true" table:show-details="true"/>
                <table:data-pilot-member table:name="https://www.gbif.org/occurrence/1934153508" table:display="true" table:show-details="true"/>
                <table:data-pilot-member table:name="https://www.gbif.org/occurrence/1934153512" table:display="true" table:show-details="true"/>
                <table:data-pilot-member table:name="https://www.gbif.org/occurrence/1934155414" table:display="true" table:show-details="true"/>
                <table:data-pilot-member table:name="https://www.gbif.org/occurrence/1934164694" table:display="true" table:show-details="true"/>
                <table:data-pilot-member table:name="https://www.gbif.org/occurrence/1990443678" table:display="true" table:show-details="true"/>
                <table:data-pilot-member table:name="https://www.gbif.org/occurrence/1993746047" table:display="true" table:show-details="true"/>
                <table:data-pilot-member table:name="https://www.gbif.org/occurrence/1993746125" table:display="true" table:show-details="true"/>
                <table:data-pilot-member table:name="https://www.gbif.org/occurrence/204379775" table:display="true" table:show-details="true"/>
                <table:data-pilot-member table:name="https://www.gbif.org/occurrence/204379776" table:display="true" table:show-details="true"/>
                <table:data-pilot-member table:name="https://www.gbif.org/occurrence/204379777" table:display="true" table:show-details="true"/>
                <table:data-pilot-member table:name="https://www.gbif.org/occurrence/204379778" table:display="true" table:show-details="true"/>
                <table:data-pilot-member table:name="https://www.gbif.org/occurrence/204379779" table:display="true" table:show-details="true"/>
                <table:data-pilot-member table:name="https://www.gbif.org/occurrence/204379780" table:display="true" table:show-details="true"/>
                <table:data-pilot-member table:name="https://www.gbif.org/occurrence/204379781" table:display="true" table:show-details="true"/>
                <table:data-pilot-member table:name="https://www.gbif.org/occurrence/204379782" table:display="true" table:show-details="true"/>
                <table:data-pilot-member table:name="https://www.gbif.org/occurrence/204379783" table:display="true" table:show-details="true"/>
                <table:data-pilot-member table:name="https://www.gbif.org/occurrence/204379784" table:display="true" table:show-details="true"/>
                <table:data-pilot-member table:name="https://www.gbif.org/occurrence/204379785" table:display="true" table:show-details="true"/>
                <table:data-pilot-member table:name="https://www.gbif.org/occurrence/204379786" table:display="true" table:show-details="true"/>
                <table:data-pilot-member table:name="https://www.gbif.org/occurrence/204379787" table:display="true" table:show-details="true"/>
                <table:data-pilot-member table:name="https://www.gbif.org/occurrence/204379788" table:display="true" table:show-details="true"/>
                <table:data-pilot-member table:name="https://www.gbif.org/occurrence/204379789" table:display="true" table:show-details="true"/>
                <table:data-pilot-member table:name="https://www.gbif.org/occurrence/204379790" table:display="true" table:show-details="true"/>
                <table:data-pilot-member table:name="https://www.gbif.org/occurrence/204379791" table:display="true" table:show-details="true"/>
                <table:data-pilot-member table:name="https://www.gbif.org/occurrence/204379792" table:display="true" table:show-details="true"/>
                <table:data-pilot-member table:name="https://www.gbif.org/occurrence/2236840853" table:display="true" table:show-details="true"/>
                <table:data-pilot-member table:name="https://www.gbif.org/occurrence/2236914862" table:display="true" table:show-details="true"/>
                <table:data-pilot-member table:name="https://www.gbif.org/occurrence/2236917598" table:display="true" table:show-details="true"/>
                <table:data-pilot-member table:name="https://www.gbif.org/occurrence/2237508174" table:display="true" table:show-details="true"/>
                <table:data-pilot-member table:name="https://www.gbif.org/occurrence/2243101756" table:display="true" table:show-details="true"/>
                <table:data-pilot-member table:name="https://www.gbif.org/occurrence/2244425743" table:display="true" table:show-details="true"/>
                <table:data-pilot-member table:name="https://www.gbif.org/occurrence/2244511992" table:display="true" table:show-details="true"/>
                <table:data-pilot-member table:name="https://www.gbif.org/occurrence/2244521481" table:display="true" table:show-details="true"/>
                <table:data-pilot-member table:name="https://www.gbif.org/occurrence/2244522934" table:display="true" table:show-details="true"/>
                <table:data-pilot-member table:name="https://www.gbif.org/occurrence/2244523047" table:display="true" table:show-details="true"/>
                <table:data-pilot-member table:name="https://www.gbif.org/occurrence/2251825448" table:display="true" table:show-details="true"/>
                <table:data-pilot-member table:name="https://www.gbif.org/occurrence/2251846927" table:display="true" table:show-details="true"/>
                <table:data-pilot-member table:name="https://www.gbif.org/occurrence/2265892402" table:display="true" table:show-details="true"/>
                <table:data-pilot-member table:name="https://www.gbif.org/occurrence/2350448640" table:display="true" table:show-details="true"/>
                <table:data-pilot-member table:name="https://www.gbif.org/occurrence/2417280201" table:display="true" table:show-details="true"/>
                <table:data-pilot-member table:name="https://www.gbif.org/occurrence/2417341103" table:display="true" table:show-details="true"/>
                <table:data-pilot-member table:name="https://www.gbif.org/occurrence/2417341998" table:display="true" table:show-details="true"/>
                <table:data-pilot-member table:name="https://www.gbif.org/occurrence/2417346086" table:display="true" table:show-details="true"/>
                <table:data-pilot-member table:name="https://www.gbif.org/occurrence/2417440195" table:display="true" table:show-details="true"/>
                <table:data-pilot-member table:name="https://www.gbif.org/occurrence/2417441556" table:display="true" table:show-details="true"/>
                <table:data-pilot-member table:name="https://www.gbif.org/occurrence/2417441755" table:display="true" table:show-details="true"/>
                <table:data-pilot-member table:name="https://www.gbif.org/occurrence/2417442085" table:display="true" table:show-details="true"/>
                <table:data-pilot-member table:name="https://www.gbif.org/occurrence/2417442557" table:display="true" table:show-details="true"/>
                <table:data-pilot-member table:name="https://www.gbif.org/occurrence/2417445188" table:display="true" table:show-details="true"/>
                <table:data-pilot-member table:name="https://www.gbif.org/occurrence/2417475368" table:display="true" table:show-details="true"/>
                <table:data-pilot-member table:name="https://www.gbif.org/occurrence/2417487624" table:display="true" table:show-details="true"/>
                <table:data-pilot-member table:name="https://www.gbif.org/occurrence/2417517470" table:display="true" table:show-details="true"/>
                <table:data-pilot-member table:name="https://www.gbif.org/occurrence/2417517659" table:display="true" table:show-details="true"/>
                <table:data-pilot-member table:name="https://www.gbif.org/occurrence/2417518242" table:display="true" table:show-details="true"/>
                <table:data-pilot-member table:name="https://www.gbif.org/occurrence/2417518529" table:display="true" table:show-details="true"/>
                <table:data-pilot-member table:name="https://www.gbif.org/occurrence/2417518579" table:display="true" table:show-details="true"/>
                <table:data-pilot-member table:name="https://www.gbif.org/occurrence/2417518590" table:display="true" table:show-details="true"/>
                <table:data-pilot-member table:name="https://www.gbif.org/occurrence/2417518784" table:display="true" table:show-details="true"/>
                <table:data-pilot-member table:name="https://www.gbif.org/occurrence/2417519133" table:display="true" table:show-details="true"/>
                <table:data-pilot-member table:name="https://www.gbif.org/occurrence/2417519251" table:display="true" table:show-details="true"/>
                <table:data-pilot-member table:name="https://www.gbif.org/occurrence/2417519324" table:display="true" table:show-details="true"/>
                <table:data-pilot-member table:name="https://www.gbif.org/occurrence/2417519887" table:display="true" table:show-details="true"/>
                <table:data-pilot-member table:name="https://www.gbif.org/occurrence/2417519975" table:display="true" table:show-details="true"/>
                <table:data-pilot-member table:name="https://www.gbif.org/occurrence/2417520516" table:display="true" table:show-details="true"/>
                <table:data-pilot-member table:name="https://www.gbif.org/occurrence/2417520984" table:display="true" table:show-details="true"/>
                <table:data-pilot-member table:name="https://www.gbif.org/occurrence/2417521206" table:display="true" table:show-details="true"/>
                <table:data-pilot-member table:name="https://www.gbif.org/occurrence/2417521630" table:display="true" table:show-details="true"/>
                <table:data-pilot-member table:name="https://www.gbif.org/occurrence/2417523280" table:display="true" table:show-details="true"/>
                <table:data-pilot-member table:name="https://www.gbif.org/occurrence/2417525168" table:display="true" table:show-details="true"/>
                <table:data-pilot-member table:name="https://www.gbif.org/occurrence/2417526537" table:display="true" table:show-details="true"/>
                <table:data-pilot-member table:name="https://www.gbif.org/occurrence/2417614381" table:display="true" table:show-details="true"/>
                <table:data-pilot-member table:name="https://www.gbif.org/occurrence/2417697019" table:display="true" table:show-details="true"/>
                <table:data-pilot-member table:name="https://www.gbif.org/occurrence/2417697405" table:display="true" table:show-details="true"/>
                <table:data-pilot-member table:name="https://www.gbif.org/occurrence/2417699046" table:display="true" table:show-details="true"/>
                <table:data-pilot-member table:name="https://www.gbif.org/occurrence/2417699435" table:display="true" table:show-details="true"/>
                <table:data-pilot-member table:name="https://www.gbif.org/occurrence/2417699456" table:display="true" table:show-details="true"/>
                <table:data-pilot-member table:name="https://www.gbif.org/occurrence/2417711465" table:display="true" table:show-details="true"/>
                <table:data-pilot-member table:name="https://www.gbif.org/occurrence/2417736736" table:display="true" table:show-details="true"/>
                <table:data-pilot-member table:name="https://www.gbif.org/occurrence/2443058329" table:display="true" table:show-details="true"/>
                <table:data-pilot-member table:name="https://www.gbif.org/occurrence/2447919428" table:display="true" table:show-details="true"/>
                <table:data-pilot-member table:name="https://www.gbif.org/occurrence/2451714610" table:display="true" table:show-details="true"/>
                <table:data-pilot-member table:name="https://www.gbif.org/occurrence/2460143220" table:display="true" table:show-details="true"/>
                <table:data-pilot-member table:name="https://www.gbif.org/occurrence/2460151376" table:display="true" table:show-details="true"/>
                <table:data-pilot-member table:name="https://www.gbif.org/occurrence/2573782936" table:display="true" table:show-details="true"/>
                <table:data-pilot-member table:name="https://www.gbif.org/occurrence/2573794301" table:display="true" table:show-details="true"/>
                <table:data-pilot-member table:name="https://www.gbif.org/occurrence/2576017009" table:display="true" table:show-details="true"/>
                <table:data-pilot-member table:name="https://www.gbif.org/occurrence/2576018991" table:display="true" table:show-details="true"/>
                <table:data-pilot-member table:name="https://www.gbif.org/occurrence/2576089507" table:display="true" table:show-details="true"/>
                <table:data-pilot-member table:name="https://www.gbif.org/occurrence/2596154211" table:display="true" table:show-details="true"/>
                <table:data-pilot-member table:name="https://www.gbif.org/occurrence/2596203019" table:display="true" table:show-details="true"/>
                <table:data-pilot-member table:name="https://www.gbif.org/occurrence/2596439164" table:display="true" table:show-details="true"/>
                <table:data-pilot-member table:name="https://www.gbif.org/occurrence/2597707139" table:display="true" table:show-details="true"/>
                <table:data-pilot-member table:name="https://www.gbif.org/occurrence/2603386398" table:display="true" table:show-details="true"/>
                <table:data-pilot-member table:name="https://www.gbif.org/occurrence/2603413056" table:display="true" table:show-details="true"/>
                <table:data-pilot-member table:name="https://www.gbif.org/occurrence/2609197697" table:display="true" table:show-details="true"/>
                <table:data-pilot-member table:name="https://www.gbif.org/occurrence/2609281212" table:display="true" table:show-details="true"/>
                <table:data-pilot-member table:name="https://www.gbif.org/occurrence/2609421264" table:display="true" table:show-details="true"/>
                <table:data-pilot-member table:name="https://www.gbif.org/occurrence/2609422527" table:display="true" table:show-details="true"/>
                <table:data-pilot-member table:name="https://www.gbif.org/occurrence/2609422554" table:display="true" table:show-details="true"/>
                <table:data-pilot-member table:name="https://www.gbif.org/occurrence/2609422717" table:display="true" table:show-details="true"/>
                <table:data-pilot-member table:name="https://www.gbif.org/occurrence/2609422875" table:display="true" table:show-details="true"/>
                <table:data-pilot-member table:name="https://www.gbif.org/occurrence/2609423077" table:display="true" table:show-details="true"/>
                <table:data-pilot-member table:name="https://www.gbif.org/occurrence/2609423109" table:display="true" table:show-details="true"/>
                <table:data-pilot-member table:name="https://www.gbif.org/occurrence/2609423209" table:display="true" table:show-details="true"/>
                <table:data-pilot-member table:name="https://www.gbif.org/occurrence/2609423299" table:display="true" table:show-details="true"/>
                <table:data-pilot-member table:name="https://www.gbif.org/occurrence/2609423367" table:display="true" table:show-details="true"/>
                <table:data-pilot-member table:name="https://www.gbif.org/occurrence/2609423374" table:display="true" table:show-details="true"/>
                <table:data-pilot-member table:name="https://www.gbif.org/occurrence/2609423378" table:display="true" table:show-details="true"/>
                <table:data-pilot-member table:name="https://www.gbif.org/occurrence/2609423481" table:display="true" table:show-details="true"/>
                <table:data-pilot-member table:name="https://www.gbif.org/occurrence/2609423503" table:display="true" table:show-details="true"/>
                <table:data-pilot-member table:name="https://www.gbif.org/occurrence/2609423797" table:display="true" table:show-details="true"/>
                <table:data-pilot-member table:name="https://www.gbif.org/occurrence/2609423915" table:display="true" table:show-details="true"/>
                <table:data-pilot-member table:name="https://www.gbif.org/occurrence/2609423970" table:display="true" table:show-details="true"/>
                <table:data-pilot-member table:name="https://www.gbif.org/occurrence/2609424051" table:display="true" table:show-details="true"/>
                <table:data-pilot-member table:name="https://www.gbif.org/occurrence/2609424119" table:display="true" table:show-details="true"/>
                <table:data-pilot-member table:name="https://www.gbif.org/occurrence/2609424257" table:display="true" table:show-details="true"/>
                <table:data-pilot-member table:name="https://www.gbif.org/occurrence/2609424296" table:display="true" table:show-details="true"/>
                <table:data-pilot-member table:name="https://www.gbif.org/occurrence/2609424391" table:display="true" table:show-details="true"/>
                <table:data-pilot-member table:name="https://www.gbif.org/occurrence/2609424475" table:display="true" table:show-details="true"/>
                <table:data-pilot-member table:name="https://www.gbif.org/occurrence/2609424729" table:display="true" table:show-details="true"/>
                <table:data-pilot-member table:name="https://www.gbif.org/occurrence/2609426167" table:display="true" table:show-details="true"/>
                <table:data-pilot-member table:name="https://www.gbif.org/occurrence/2609426183" table:display="true" table:show-details="true"/>
                <table:data-pilot-member table:name="https://www.gbif.org/occurrence/2609426289" table:display="true" table:show-details="true"/>
                <table:data-pilot-member table:name="https://www.gbif.org/occurrence/2609426992" table:display="true" table:show-details="true"/>
                <table:data-pilot-member table:name="https://www.gbif.org/occurrence/2626190240" table:display="true" table:show-details="true"/>
                <table:data-pilot-member table:name="https://www.gbif.org/occurrence/2626498137" table:display="true" table:show-details="true"/>
                <table:data-pilot-member table:name="https://www.gbif.org/occurrence/295907112" table:display="true" table:show-details="true"/>
                <table:data-pilot-member table:name="https://www.gbif.org/occurrence/295907113" table:display="true" table:show-details="true"/>
                <table:data-pilot-member table:name="https://www.gbif.org/occurrence/295907114" table:display="true" table:show-details="true"/>
                <table:data-pilot-member table:name="https://www.gbif.org/occurrence/295907115" table:display="true" table:show-details="true"/>
                <table:data-pilot-member table:name="https://www.gbif.org/occurrence/295907116" table:display="true" table:show-details="true"/>
                <table:data-pilot-member table:name="https://www.gbif.org/occurrence/295907117" table:display="true" table:show-details="true"/>
                <table:data-pilot-member table:name="https://www.gbif.org/occurrence/295907657" table:display="true" table:show-details="true"/>
                <table:data-pilot-member table:name="https://www.gbif.org/occurrence/295907746" table:display="true" table:show-details="true"/>
                <table:data-pilot-member table:name="https://www.gbif.org/occurrence/295907749" table:display="true" table:show-details="true"/>
                <table:data-pilot-member table:name="https://www.gbif.org/occurrence/295907834" table:display="true" table:show-details="true"/>
                <table:data-pilot-member table:name="https://www.gbif.org/occurrence/295907970" table:display="true" table:show-details="true"/>
                <table:data-pilot-member table:name="https://www.gbif.org/occurrence/388830566" table:display="true" table:show-details="true"/>
                <table:data-pilot-member table:name="https://www.gbif.org/occurrence/388830582" table:display="true" table:show-details="true"/>
                <table:data-pilot-member table:name="https://www.gbif.org/occurrence/388830587" table:display="true" table:show-details="true"/>
                <table:data-pilot-member table:name="https://www.gbif.org/occurrence/388830703" table:display="true" table:show-details="true"/>
                <table:data-pilot-member table:name="https://www.gbif.org/occurrence/388830716" table:display="true" table:show-details="true"/>
                <table:data-pilot-member table:name="https://www.gbif.org/occurrence/388830737" table:display="true" table:show-details="true"/>
                <table:data-pilot-member table:name="https://www.gbif.org/occurrence/388830813" table:display="true" table:show-details="true"/>
                <table:data-pilot-member table:name="https://www.gbif.org/occurrence/388830814" table:display="true" table:show-details="true"/>
                <table:data-pilot-member table:name="https://www.gbif.org/occurrence/388830815" table:display="true" table:show-details="true"/>
                <table:data-pilot-member table:name="https://www.gbif.org/occurrence/388830816" table:display="true" table:show-details="true"/>
                <table:data-pilot-member table:name="https://www.gbif.org/occurrence/388830829" table:display="true" table:show-details="true"/>
                <table:data-pilot-member table:name="https://www.gbif.org/occurrence/388830845" table:display="true" table:show-details="true"/>
                <table:data-pilot-member table:name="https://www.gbif.org/occurrence/388830851" table:display="true" table:show-details="true"/>
                <table:data-pilot-member table:name="https://www.gbif.org/occurrence/388830853" table:display="true" table:show-details="true"/>
                <table:data-pilot-member table:name="https://www.gbif.org/occurrence/388830889" table:display="true" table:show-details="true"/>
                <table:data-pilot-member table:name="https://www.gbif.org/occurrence/388830938" table:display="true" table:show-details="true"/>
                <table:data-pilot-member table:name="https://www.gbif.org/occurrence/395767211" table:display="true" table:show-details="true"/>
                <table:data-pilot-member table:name="https://www.gbif.org/occurrence/415933286" table:display="true" table:show-details="true"/>
                <table:data-pilot-member table:name="https://www.gbif.org/occurrence/43211855" table:display="true" table:show-details="true"/>
                <table:data-pilot-member table:name="https://www.gbif.org/occurrence/43211857" table:display="true" table:show-details="true"/>
                <table:data-pilot-member table:name="https://www.gbif.org/occurrence/43212258" table:display="true" table:show-details="true"/>
                <table:data-pilot-member table:name="https://www.gbif.org/occurrence/43212302" table:display="true" table:show-details="true"/>
                <table:data-pilot-member table:name="https://www.gbif.org/occurrence/43212303" table:display="true" table:show-details="true"/>
                <table:data-pilot-member table:name="https://www.gbif.org/occurrence/43212305" table:display="true" table:show-details="true"/>
                <table:data-pilot-member table:name="https://www.gbif.org/occurrence/43212306" table:display="true" table:show-details="true"/>
                <table:data-pilot-member table:name="https://www.gbif.org/occurrence/43212307" table:display="true" table:show-details="true"/>
                <table:data-pilot-member table:name="https://www.gbif.org/occurrence/43212308" table:display="true" table:show-details="true"/>
                <table:data-pilot-member table:name="https://www.gbif.org/occurrence/43212309" table:display="true" table:show-details="true"/>
                <table:data-pilot-member table:name="https://www.gbif.org/occurrence/43212310" table:display="true" table:show-details="true"/>
                <table:data-pilot-member table:name="https://www.gbif.org/occurrence/43212312" table:display="true" table:show-details="true"/>
                <table:data-pilot-member table:name="https://www.gbif.org/occurrence/43212314" table:display="true" table:show-details="true"/>
                <table:data-pilot-member table:name="https://www.gbif.org/occurrence/43212315" table:display="true" table:show-details="true"/>
                <table:data-pilot-member table:name="https://www.gbif.org/occurrence/43212316" table:display="true" table:show-details="true"/>
                <table:data-pilot-member table:name="https://www.gbif.org/occurrence/43212318" table:display="true" table:show-details="true"/>
                <table:data-pilot-member table:name="https://www.gbif.org/occurrence/43212319" table:display="true" table:show-details="true"/>
                <table:data-pilot-member table:name="https://www.gbif.org/occurrence/43212320" table:display="true" table:show-details="true"/>
                <table:data-pilot-member table:name="https://www.gbif.org/occurrence/43212322" table:display="true" table:show-details="true"/>
                <table:data-pilot-member table:name="https://www.gbif.org/occurrence/43212325" table:display="true" table:show-details="true"/>
                <table:data-pilot-member table:name="https://www.gbif.org/occurrence/43212326" table:display="true" table:show-details="true"/>
                <table:data-pilot-member table:name="https://www.gbif.org/occurrence/43212328" table:display="true" table:show-details="true"/>
                <table:data-pilot-member table:name="https://www.gbif.org/occurrence/43212330" table:display="true" table:show-details="true"/>
                <table:data-pilot-member table:name="https://www.gbif.org/occurrence/43212331" table:display="true" table:show-details="true"/>
                <table:data-pilot-member table:name="https://www.gbif.org/occurrence/43212334" table:display="true" table:show-details="true"/>
                <table:data-pilot-member table:name="https://www.gbif.org/occurrence/43212336" table:display="true" table:show-details="true"/>
                <table:data-pilot-member table:name="https://www.gbif.org/occurrence/43212338" table:display="true" table:show-details="true"/>
                <table:data-pilot-member table:name="https://www.gbif.org/occurrence/43212340" table:display="true" table:show-details="true"/>
                <table:data-pilot-member table:name="https://www.gbif.org/occurrence/43212343" table:display="true" table:show-details="true"/>
                <table:data-pilot-member table:name="https://www.gbif.org/occurrence/575151234" table:display="true" table:show-details="true"/>
                <table:data-pilot-member table:name="https://www.gbif.org/occurrence/575203234" table:display="true" table:show-details="true"/>
                <table:data-pilot-member table:name="https://www.gbif.org/occurrence/606650964" table:display="true" table:show-details="true"/>
                <table:data-pilot-member table:name="https://www.gbif.org/occurrence/606650966" table:display="true" table:show-details="true"/>
                <table:data-pilot-member table:name="https://www.gbif.org/occurrence/606650967" table:display="true" table:show-details="true"/>
                <table:data-pilot-member table:name="https://www.gbif.org/occurrence/606650968" table:display="true" table:show-details="true"/>
                <table:data-pilot-member table:name="https://www.gbif.org/occurrence/606653044" table:display="true" table:show-details="true"/>
                <table:data-pilot-member table:name="https://www.gbif.org/occurrence/624040623" table:display="true" table:show-details="true"/>
                <table:data-pilot-member table:name="https://www.gbif.org/occurrence/686866892" table:display="true" table:show-details="true"/>
                <table:data-pilot-member table:name="https://www.gbif.org/occurrence/723808433" table:display="true" table:show-details="true"/>
                <table:data-pilot-member table:name="https://www.gbif.org/occurrence/729269881" table:display="true" table:show-details="true"/>
                <table:data-pilot-member table:name="https://www.gbif.org/occurrence/729273036" table:display="true" table:show-details="true"/>
                <table:data-pilot-member table:name="https://www.gbif.org/occurrence/729273037" table:display="true" table:show-details="true"/>
                <table:data-pilot-member table:name="https://www.gbif.org/occurrence/729273109" table:display="true" table:show-details="true"/>
                <table:data-pilot-member table:name="https://www.gbif.org/occurrence/729273110" table:display="true" table:show-details="true"/>
                <table:data-pilot-member table:name="https://www.gbif.org/occurrence/729273118" table:display="true" table:show-details="true"/>
                <table:data-pilot-member table:name="https://www.gbif.org/occurrence/729274852" table:display="true" table:show-details="true"/>
                <table:data-pilot-member table:name="https://www.gbif.org/occurrence/729275798" table:display="true" table:show-details="true"/>
                <table:data-pilot-member table:name="https://www.gbif.org/occurrence/729276140" table:display="true" table:show-details="true"/>
                <table:data-pilot-member table:name="https://www.gbif.org/occurrence/729276235" table:display="true" table:show-details="true"/>
                <table:data-pilot-member table:name="https://www.gbif.org/occurrence/729276281" table:display="true" table:show-details="true"/>
                <table:data-pilot-member table:name="https://www.gbif.org/occurrence/729276823" table:display="true" table:show-details="true"/>
                <table:data-pilot-member table:name="https://www.gbif.org/occurrence/729277017" table:display="true" table:show-details="true"/>
                <table:data-pilot-member table:name="https://www.gbif.org/occurrence/729277224" table:display="true" table:show-details="true"/>
                <table:data-pilot-member table:name="https://www.gbif.org/occurrence/729277446" table:display="true" table:show-details="true"/>
                <table:data-pilot-member table:name="https://www.gbif.org/occurrence/729277447" table:display="true" table:show-details="true"/>
                <table:data-pilot-member table:name="https://www.gbif.org/occurrence/729277797" table:display="true" table:show-details="true"/>
                <table:data-pilot-member table:name="https://www.gbif.org/occurrence/729277941" table:display="true" table:show-details="true"/>
                <table:data-pilot-member table:name="https://www.gbif.org/occurrence/729278165" table:display="true" table:show-details="true"/>
                <table:data-pilot-member table:name="https://www.gbif.org/occurrence/729278789" table:display="true" table:show-details="true"/>
                <table:data-pilot-member table:name="https://www.gbif.org/occurrence/729278814" table:display="true" table:show-details="true"/>
                <table:data-pilot-member table:name="https://www.gbif.org/occurrence/729278954" table:display="true" table:show-details="true"/>
                <table:data-pilot-member table:name="https://www.gbif.org/occurrence/729278996" table:display="true" table:show-details="true"/>
                <table:data-pilot-member table:name="https://www.gbif.org/occurrence/729279030" table:display="true" table:show-details="true"/>
                <table:data-pilot-member table:name="https://www.gbif.org/occurrence/729279048" table:display="true" table:show-details="true"/>
                <table:data-pilot-member table:name="https://www.gbif.org/occurrence/729279161" table:display="true" table:show-details="true"/>
                <table:data-pilot-member table:name="https://www.gbif.org/occurrence/729281095" table:display="true" table:show-details="true"/>
                <table:data-pilot-member table:name="https://www.gbif.org/occurrence/729282137" table:display="true" table:show-details="true"/>
                <table:data-pilot-member table:name="https://www.gbif.org/occurrence/729282238" table:display="true" table:show-details="true"/>
                <table:data-pilot-member table:name="https://www.gbif.org/occurrence/729282532" table:display="true" table:show-details="true"/>
                <table:data-pilot-member table:name="https://www.gbif.org/occurrence/729282721" table:display="true" table:show-details="true"/>
                <table:data-pilot-member table:name="https://www.gbif.org/occurrence/729284376" table:display="true" table:show-details="true"/>
                <table:data-pilot-member table:name="https://www.gbif.org/occurrence/729287148" table:display="true" table:show-details="true"/>
                <table:data-pilot-member table:name="https://www.gbif.org/occurrence/729290420" table:display="true" table:show-details="true"/>
                <table:data-pilot-member table:name="https://www.gbif.org/occurrence/729292295" table:display="true" table:show-details="true"/>
                <table:data-pilot-member table:name="https://www.gbif.org/occurrence/729293524" table:display="true" table:show-details="true"/>
                <table:data-pilot-member table:name="https://www.gbif.org/occurrence/729294121" table:display="true" table:show-details="true"/>
                <table:data-pilot-member table:name="https://www.gbif.org/occurrence/729294502" table:display="true" table:show-details="true"/>
                <table:data-pilot-member table:name="https://www.gbif.org/occurrence/729294519" table:display="true" table:show-details="true"/>
                <table:data-pilot-member table:name="https://www.gbif.org/occurrence/729295549" table:display="true" table:show-details="true"/>
                <table:data-pilot-member table:name="https://www.gbif.org/occurrence/729295761" table:display="true" table:show-details="true"/>
                <table:data-pilot-member table:name="https://www.gbif.org/occurrence/729295860" table:display="true" table:show-details="true"/>
                <table:data-pilot-member table:name="https://www.gbif.org/occurrence/729297118" table:display="true" table:show-details="true"/>
                <table:data-pilot-member table:name="https://www.gbif.org/occurrence/729297334" table:display="true" table:show-details="true"/>
                <table:data-pilot-member table:name="https://www.gbif.org/occurrence/729297561" table:display="true" table:show-details="true"/>
                <table:data-pilot-member table:name="https://www.gbif.org/occurrence/729297984" table:display="true" table:show-details="true"/>
                <table:data-pilot-member table:name="https://www.gbif.org/occurrence/729297989" table:display="true" table:show-details="true"/>
                <table:data-pilot-member table:name="https://www.gbif.org/occurrence/729298211" table:display="true" table:show-details="true"/>
                <table:data-pilot-member table:name="https://www.gbif.org/occurrence/729299747" table:display="true" table:show-details="true"/>
                <table:data-pilot-member table:name="https://www.gbif.org/occurrence/729299854" table:display="true" table:show-details="true"/>
                <table:data-pilot-member table:name="https://www.gbif.org/occurrence/729301429" table:display="true" table:show-details="true"/>
                <table:data-pilot-member table:name="https://www.gbif.org/occurrence/729310769" table:display="true" table:show-details="true"/>
                <table:data-pilot-member table:name="https://www.gbif.org/occurrence/729311521" table:display="true" table:show-details="true"/>
                <table:data-pilot-member table:name="https://www.gbif.org/occurrence/729311641" table:display="true" table:show-details="true"/>
                <table:data-pilot-member table:name="https://www.gbif.org/occurrence/729314974" table:display="true" table:show-details="true"/>
                <table:data-pilot-member table:name="https://www.gbif.org/occurrence/729315116" table:display="true" table:show-details="true"/>
                <table:data-pilot-member table:name="https://www.gbif.org/occurrence/729315165" table:display="true" table:show-details="true"/>
                <table:data-pilot-member table:name="https://www.gbif.org/occurrence/729316242" table:display="true" table:show-details="true"/>
                <table:data-pilot-member table:name="https://www.gbif.org/occurrence/729316689" table:display="true" table:show-details="true"/>
                <table:data-pilot-member table:name="https://www.gbif.org/occurrence/729318151" table:display="true" table:show-details="true"/>
                <table:data-pilot-member table:name="https://www.gbif.org/occurrence/729318307" table:display="true" table:show-details="true"/>
                <table:data-pilot-member table:name="https://www.gbif.org/occurrence/729319257" table:display="true" table:show-details="true"/>
                <table:data-pilot-member table:name="https://www.gbif.org/occurrence/729325683" table:display="true" table:show-details="true"/>
                <table:data-pilot-member table:name="https://www.gbif.org/occurrence/729325816" table:display="true" table:show-details="true"/>
                <table:data-pilot-member table:name="https://www.gbif.org/occurrence/729327882" table:display="true" table:show-details="true"/>
                <table:data-pilot-member table:name="https://www.gbif.org/occurrence/729328634" table:display="true" table:show-details="true"/>
                <table:data-pilot-member table:name="https://www.gbif.org/occurrence/729328811" table:display="true" table:show-details="true"/>
                <table:data-pilot-member table:name="https://www.gbif.org/occurrence/729329523" table:display="true" table:show-details="true"/>
                <table:data-pilot-member table:name="https://www.gbif.org/occurrence/729329610" table:display="true" table:show-details="true"/>
                <table:data-pilot-member table:name="https://www.gbif.org/occurrence/890157378" table:display="true" table:show-details="true"/>
                <table:data-pilot-member table:name="https://www.gbif.org/occurrence/891146344" table:display="true" table:show-details="true"/>
                <table:data-pilot-member table:name="https://www.gbif.org/occurrence/919464584" table:display="true" table:show-details="true"/>
                <table:data-pilot-member table:name="https://www.gbif.org/occurrence/919464591" table:display="true" table:show-details="true"/>
                <table:data-pilot-member table:name="https://www.gbif.org/occurrence/919531251" table:display="true" table:show-details="true"/>
                <table:data-pilot-member table:name="https://www.gbif.org/occurrence/919531261" table:display="true" table:show-details="true"/>
                <table:data-pilot-member table:name="https://www.gbif.org/occurrence/919531268" table:display="true" table:show-details="true"/>
                <table:data-pilot-member table:name="https://www.gbif.org/occurrence/919531270" table:display="true" table:show-details="true"/>
                <table:data-pilot-member table:name="https://www.gbif.org/occurrence/919531273" table:display="true" table:show-details="true"/>
                <table:data-pilot-member table:name="https://www.gbif.org/occurrence/919531280" table:display="true" table:show-details="true"/>
                <table:data-pilot-member table:name="https://www.gbif.org/occurrence/919531283" table:display="true" table:show-details="true"/>
                <table:data-pilot-member table:name="https://www.gbif.org/occurrence/919531290" table:display="true" table:show-details="true"/>
                <table:data-pilot-member table:name="https://www.gbif.org/occurrence/919531291" table:display="true" table:show-details="true"/>
                <table:data-pilot-member table:name="https://www.gbif.org/occurrence/919531294" table:display="true" table:show-details="true"/>
                <table:data-pilot-member table:name="https://www.gbif.org/occurrence/919531307" table:display="true" table:show-details="true"/>
                <table:data-pilot-member table:name="https://www.gbif.org/occurrence/919531313" table:display="true" table:show-details="true"/>
                <table:data-pilot-member table:name="https://www.gbif.org/occurrence/919531322" table:display="true" table:show-details="true"/>
                <table:data-pilot-member table:name="https://www.gbif.org/occurrence/919588794" table:display="true" table:show-details="true"/>
                <table:data-pilot-member table:name="https://www.gbif.org/occurrence/919588795" table:display="true" table:show-details="true"/>
                <table:data-pilot-member table:name="https://www.naturing.net/o/297506" table:display="true" table:show-details="true"/>
                <table:data-pilot-member table:name="https://www.naturing.net/o/323839" table:display="true" table:show-details="true"/>
                <table:data-pilot-member table:name="https://www.naturing.net/o/326509" table:display="true" table:show-details="true"/>
                <table:data-pilot-member table:name="https://www.naturing.net/o/359138" table:display="true" table:show-details="true"/>
                <table:data-pilot-member table:name="https://www.naturing.net/o/471003" table:display="true" table:show-details="true"/>
                <table:data-pilot-member table:name="https://www.naturing.net/o/79487" table:display="true" table:show-details="true"/>
                <table:data-pilot-member table:name="https://www.naturing.net/o/81929" table:display="true" table:show-details="true"/>
                <table:data-pilot-member table:name="https://www.naturing.net/o/8670" table:display="true" table:show-details="true"/>
                <table:data-pilot-member table:name="https://www.naturing.net/o/98475" table:display="true" table:show-details="true"/>
                <table:data-pilot-member table:name="Tanaka, 2019, RYU-19301" table:display="true" table:show-details="true"/>
                <table:data-pilot-member table:name="Tanaka, 2019, RYU-41828; TNS-116547, 116548)." table:display="true" table:show-details="true"/>
                <table:data-pilot-member table:name="Tanaka, 2019, TI" table:display="true" table:show-details="true"/>
                <table:data-pilot-member table:name="Tanaka, 2019, TNS-129705" table:display="true" table:show-details="true"/>
                <table:data-pilot-member table:name="Tanaka, 2019,L-1455529*, TI" table:display="true" table:show-details="true"/>
                <table:data-pilot-member table:name="Tanaka, 2019,MAK-138905" table:display="true" table:show-details="true"/>
                <table:data-pilot-member table:name="Tanaka, 2019,MAK-141694, RYU-17010 " table:display="true" table:show-details="true"/>
                <table:data-pilot-member table:name="Tanaka, 2019,RYU-25059" table:display="true" table:show-details="true"/>
                <table:data-pilot-member table:name="Tanaka, 2019,TI, RYU-27147 " table:display="true" table:show-details="true"/>
                <table:data-pilot-member table:name="Tanaka, 2019,TNS-60736, -60737 " table:display="true" table:show-details="true"/>
                <table:data-pilot-member table:name="Tanaka, 2019,TNS-60738 " table:display="true" table:show-details="true"/>
                <table:data-pilot-member table:name="This researc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00/00/00</text:date>, <text:time style:data-style-name="N2" text:time-value="19:17:04.04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3T20:47:34.762000000</dc:date>
    <meta:editing-duration>PT1H12M20S</meta:editing-duration>
    <meta:editing-cycles>4</meta:editing-cycles>
    <meta:generator>LibreOffice/7.1.1.2$Windows_X86_64 LibreOffice_project/fe0b08f4af1bacafe4c7ecc87ce55bb426164676</meta:generator>
    <meta:document-statistic meta:table-count="3" meta:cell-count="5098" meta:object-count="0"/>
  </office:meta>
</office:document-meta>
</file>